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18mm"/>
    </style:style>
    <style:style style:name="co3" style:family="table-column">
      <style:table-column-properties fo:break-before="auto" style:column-width="74.33mm"/>
    </style:style>
    <style:style style:name="co4" style:family="table-column">
      <style:table-column-properties fo:break-before="auto" style:column-width="65.44mm"/>
    </style:style>
    <style:style style:name="co5" style:family="table-column">
      <style:table-column-properties fo:break-before="auto" style:column-width="68.62mm"/>
    </style:style>
    <style:style style:name="co6" style:family="table-column">
      <style:table-column-properties fo:break-before="auto" style:column-width="3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nit Index</text:p>
          </table:table-cell>
          <table:table-cell office:value-type="string" calcext:value-type="string">
            <text:p>Unit Nam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type TStarcraftUnit =</text:p>
          </table:table-cell>
          <table:table-cell office:value-type="string" calcext:value-type="string">
            <text:p>const StarcraftUnitIdentifier</text:p>
          </table:table-cell>
          <table:table-cell/>
          <table:table-cell office:value-type="string" calcext:value-type="string">
            <text:p>const StarcratUnitStandard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rranMarine</text:p>
          </table:table-cell>
          <table:table-cell table:formula="of:=&quot;su&quot; &amp; [.B2]" office:value-type="string" office:string-value="suTerranMarine" calcext:value-type="string">
            <text:p>suTerranMarine</text:p>
          </table:table-cell>
          <table:table-cell table:formula="of:=[.C2] &amp; &quot;,&quot;" office:value-type="string" office:string-value="suTerranMarine," calcext:value-type="string">
            <text:p>suTerranMarine,</text:p>
          </table:table-cell>
          <table:table-cell table:formula="of:=&quot;'&quot; &amp; [.B2] &amp; &quot;',&quot;" office:value-type="string" office:string-value="'TerranMarine'," calcext:value-type="string">
            <text:p>'TerranMarine',</text:p>
          </table:table-cell>
          <table:table-cell office:value-type="string" calcext:value-type="string">
            <text:p>Terran Marine</text:p>
          </table:table-cell>
          <table:table-cell table:formula="of:=&quot;'&quot; &amp; [.F2] &amp; &quot;',&quot;" office:value-type="string" office:string-value="'Terran Marine'," calcext:value-type="string">
            <text:p>'Terran Marine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rranGhost</text:p>
          </table:table-cell>
          <table:table-cell table:formula="of:=&quot;su&quot; &amp; [.B3]" office:value-type="string" office:string-value="suTerranGhost" calcext:value-type="string">
            <text:p>suTerranGhost</text:p>
          </table:table-cell>
          <table:table-cell table:formula="of:=[.C3] &amp; &quot;,&quot;" office:value-type="string" office:string-value="suTerranGhost," calcext:value-type="string">
            <text:p>suTerranGhost,</text:p>
          </table:table-cell>
          <table:table-cell table:formula="of:=&quot;'&quot; &amp; [.B3] &amp; &quot;',&quot;" office:value-type="string" office:string-value="'TerranGhost'," calcext:value-type="string">
            <text:p>'TerranGhost',</text:p>
          </table:table-cell>
          <table:table-cell office:value-type="string" calcext:value-type="string">
            <text:p>Terran Ghost</text:p>
          </table:table-cell>
          <table:table-cell table:formula="of:=&quot;'&quot; &amp; [.F3] &amp; &quot;',&quot;" office:value-type="string" office:string-value="'Terran Ghost'," calcext:value-type="string">
            <text:p>'Terran Ghost'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rranVulture</text:p>
          </table:table-cell>
          <table:table-cell table:formula="of:=&quot;su&quot; &amp; [.B4]" office:value-type="string" office:string-value="suTerranVulture" calcext:value-type="string">
            <text:p>suTerranVulture</text:p>
          </table:table-cell>
          <table:table-cell table:formula="of:=[.C4] &amp; &quot;,&quot;" office:value-type="string" office:string-value="suTerranVulture," calcext:value-type="string">
            <text:p>suTerranVulture,</text:p>
          </table:table-cell>
          <table:table-cell table:formula="of:=&quot;'&quot; &amp; [.B4] &amp; &quot;',&quot;" office:value-type="string" office:string-value="'TerranVulture'," calcext:value-type="string">
            <text:p>'TerranVulture',</text:p>
          </table:table-cell>
          <table:table-cell office:value-type="string" calcext:value-type="string">
            <text:p>Terran Vulture</text:p>
          </table:table-cell>
          <table:table-cell table:formula="of:=&quot;'&quot; &amp; [.F4] &amp; &quot;',&quot;" office:value-type="string" office:string-value="'Terran Vulture'," calcext:value-type="string">
            <text:p>'Terran Vulture'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rranGoliath</text:p>
          </table:table-cell>
          <table:table-cell table:formula="of:=&quot;su&quot; &amp; [.B5]" office:value-type="string" office:string-value="suTerranGoliath" calcext:value-type="string">
            <text:p>suTerranGoliath</text:p>
          </table:table-cell>
          <table:table-cell table:formula="of:=[.C5] &amp; &quot;,&quot;" office:value-type="string" office:string-value="suTerranGoliath," calcext:value-type="string">
            <text:p>suTerranGoliath,</text:p>
          </table:table-cell>
          <table:table-cell table:formula="of:=&quot;'&quot; &amp; [.B5] &amp; &quot;',&quot;" office:value-type="string" office:string-value="'TerranGoliath'," calcext:value-type="string">
            <text:p>'TerranGoliath',</text:p>
          </table:table-cell>
          <table:table-cell office:value-type="string" calcext:value-type="string">
            <text:p>Terran Goliath</text:p>
          </table:table-cell>
          <table:table-cell table:formula="of:=&quot;'&quot; &amp; [.F5] &amp; &quot;',&quot;" office:value-type="string" office:string-value="'Terran Goliath'," calcext:value-type="string">
            <text:p>'Terran Goliath'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rranGoliathTurret</text:p>
          </table:table-cell>
          <table:table-cell table:formula="of:=&quot;su&quot; &amp; [.B6]" office:value-type="string" office:string-value="suTerranGoliathTurret" calcext:value-type="string">
            <text:p>suTerranGoliathTurret</text:p>
          </table:table-cell>
          <table:table-cell table:formula="of:=[.C6] &amp; &quot;,&quot;" office:value-type="string" office:string-value="suTerranGoliathTurret," calcext:value-type="string">
            <text:p>suTerranGoliathTurret,</text:p>
          </table:table-cell>
          <table:table-cell table:formula="of:=&quot;'&quot; &amp; [.B6] &amp; &quot;',&quot;" office:value-type="string" office:string-value="'TerranGoliathTurret'," calcext:value-type="string">
            <text:p>'TerranGoliathTurret',</text:p>
          </table:table-cell>
          <table:table-cell office:value-type="string" calcext:value-type="string">
            <text:p>Goliath Turret</text:p>
          </table:table-cell>
          <table:table-cell table:formula="of:=&quot;'&quot; &amp; [.F6] &amp; &quot;',&quot;" office:value-type="string" office:string-value="'Goliath Turret'," calcext:value-type="string">
            <text:p>'Goliath Turret'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rranSiegeTankTankMode</text:p>
          </table:table-cell>
          <table:table-cell table:formula="of:=&quot;su&quot; &amp; [.B7]" office:value-type="string" office:string-value="suTerranSiegeTankTankMode" calcext:value-type="string">
            <text:p>suTerranSiegeTankTankMode</text:p>
          </table:table-cell>
          <table:table-cell table:formula="of:=[.C7] &amp; &quot;,&quot;" office:value-type="string" office:string-value="suTerranSiegeTankTankMode," calcext:value-type="string">
            <text:p>suTerranSiegeTankTankMode,</text:p>
          </table:table-cell>
          <table:table-cell table:formula="of:=&quot;'&quot; &amp; [.B7] &amp; &quot;',&quot;" office:value-type="string" office:string-value="'TerranSiegeTankTankMode'," calcext:value-type="string">
            <text:p>'TerranSiegeTankTankMode',</text:p>
          </table:table-cell>
          <table:table-cell office:value-type="string" calcext:value-type="string">
            <text:p>Terran Siege Tank (Tank Mode)</text:p>
          </table:table-cell>
          <table:table-cell table:formula="of:=&quot;'&quot; &amp; [.F7] &amp; &quot;',&quot;" office:value-type="string" office:string-value="'Terran Siege Tank (Tank Mode)'," calcext:value-type="string">
            <text:p>'Terran Siege Tank (Tank Mode)'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rranSiegeTankTankModeTurret</text:p>
          </table:table-cell>
          <table:table-cell table:formula="of:=&quot;su&quot; &amp; [.B8]" office:value-type="string" office:string-value="suTerranSiegeTankTankModeTurret" calcext:value-type="string">
            <text:p>suTerranSiegeTankTankModeTurret</text:p>
          </table:table-cell>
          <table:table-cell table:formula="of:=[.C8] &amp; &quot;,&quot;" office:value-type="string" office:string-value="suTerranSiegeTankTankModeTurret," calcext:value-type="string">
            <text:p>suTerranSiegeTankTankModeTurret,</text:p>
          </table:table-cell>
          <table:table-cell table:formula="of:=&quot;'&quot; &amp; [.B8] &amp; &quot;',&quot;" office:value-type="string" office:string-value="'TerranSiegeTankTankModeTurret'," calcext:value-type="string">
            <text:p>'TerranSiegeTankTankModeTurret',</text:p>
          </table:table-cell>
          <table:table-cell office:value-type="string" calcext:value-type="string">
            <text:p>Tank Turret type <text:s text:c="2"/>1</text:p>
          </table:table-cell>
          <table:table-cell table:formula="of:=&quot;'&quot; &amp; [.F8] &amp; &quot;',&quot;" office:value-type="string" office:string-value="'Tank Turret type   1'," calcext:value-type="string">
            <text:p>'Tank Turret type <text:s text:c="2"/>1'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rranSCV</text:p>
          </table:table-cell>
          <table:table-cell table:formula="of:=&quot;su&quot; &amp; [.B9]" office:value-type="string" office:string-value="suTerranSCV" calcext:value-type="string">
            <text:p>suTerranSCV</text:p>
          </table:table-cell>
          <table:table-cell table:formula="of:=[.C9] &amp; &quot;,&quot;" office:value-type="string" office:string-value="suTerranSCV," calcext:value-type="string">
            <text:p>suTerranSCV,</text:p>
          </table:table-cell>
          <table:table-cell table:formula="of:=&quot;'&quot; &amp; [.B9] &amp; &quot;',&quot;" office:value-type="string" office:string-value="'TerranSCV'," calcext:value-type="string">
            <text:p>'TerranSCV',</text:p>
          </table:table-cell>
          <table:table-cell office:value-type="string" calcext:value-type="string">
            <text:p>Terran SCV</text:p>
          </table:table-cell>
          <table:table-cell table:formula="of:=&quot;'&quot; &amp; [.F9] &amp; &quot;',&quot;" office:value-type="string" office:string-value="'Terran SCV'," calcext:value-type="string">
            <text:p>'Terran SCV'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rranWraith</text:p>
          </table:table-cell>
          <table:table-cell table:formula="of:=&quot;su&quot; &amp; [.B10]" office:value-type="string" office:string-value="suTerranWraith" calcext:value-type="string">
            <text:p>suTerranWraith</text:p>
          </table:table-cell>
          <table:table-cell table:formula="of:=[.C10] &amp; &quot;,&quot;" office:value-type="string" office:string-value="suTerranWraith," calcext:value-type="string">
            <text:p>suTerranWraith,</text:p>
          </table:table-cell>
          <table:table-cell table:formula="of:=&quot;'&quot; &amp; [.B10] &amp; &quot;',&quot;" office:value-type="string" office:string-value="'TerranWraith'," calcext:value-type="string">
            <text:p>'TerranWraith',</text:p>
          </table:table-cell>
          <table:table-cell office:value-type="string" calcext:value-type="string">
            <text:p>Terran Wraith</text:p>
          </table:table-cell>
          <table:table-cell table:formula="of:=&quot;'&quot; &amp; [.F10] &amp; &quot;',&quot;" office:value-type="string" office:string-value="'Terran Wraith'," calcext:value-type="string">
            <text:p>'Terran Wraith'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rranScienceVessel</text:p>
          </table:table-cell>
          <table:table-cell table:formula="of:=&quot;su&quot; &amp; [.B11]" office:value-type="string" office:string-value="suTerranScienceVessel" calcext:value-type="string">
            <text:p>suTerranScienceVessel</text:p>
          </table:table-cell>
          <table:table-cell table:formula="of:=[.C11] &amp; &quot;,&quot;" office:value-type="string" office:string-value="suTerranScienceVessel," calcext:value-type="string">
            <text:p>suTerranScienceVessel,</text:p>
          </table:table-cell>
          <table:table-cell table:formula="of:=&quot;'&quot; &amp; [.B11] &amp; &quot;',&quot;" office:value-type="string" office:string-value="'TerranScienceVessel'," calcext:value-type="string">
            <text:p>'TerranScienceVessel',</text:p>
          </table:table-cell>
          <table:table-cell office:value-type="string" calcext:value-type="string">
            <text:p>Terran Science Vessel</text:p>
          </table:table-cell>
          <table:table-cell table:formula="of:=&quot;'&quot; &amp; [.F11] &amp; &quot;',&quot;" office:value-type="string" office:string-value="'Terran Science Vessel'," calcext:value-type="string">
            <text:p>'Terran Science Vessel'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eroGuiMontag</text:p>
          </table:table-cell>
          <table:table-cell table:formula="of:=&quot;su&quot; &amp; [.B12]" office:value-type="string" office:string-value="suHeroGuiMontag" calcext:value-type="string">
            <text:p>suHeroGuiMontag</text:p>
          </table:table-cell>
          <table:table-cell table:formula="of:=[.C12] &amp; &quot;,&quot;" office:value-type="string" office:string-value="suHeroGuiMontag," calcext:value-type="string">
            <text:p>suHeroGuiMontag,</text:p>
          </table:table-cell>
          <table:table-cell table:formula="of:=&quot;'&quot; &amp; [.B12] &amp; &quot;',&quot;" office:value-type="string" office:string-value="'HeroGuiMontag'," calcext:value-type="string">
            <text:p>'HeroGuiMontag',</text:p>
          </table:table-cell>
          <table:table-cell office:value-type="string" calcext:value-type="string">
            <text:p>Gui Montag (Firebat)</text:p>
          </table:table-cell>
          <table:table-cell table:formula="of:=&quot;'&quot; &amp; [.F12] &amp; &quot;',&quot;" office:value-type="string" office:string-value="'Gui Montag (Firebat)'," calcext:value-type="string">
            <text:p>'Gui Montag (Firebat)'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rranDropship</text:p>
          </table:table-cell>
          <table:table-cell table:formula="of:=&quot;su&quot; &amp; [.B13]" office:value-type="string" office:string-value="suTerranDropship" calcext:value-type="string">
            <text:p>suTerranDropship</text:p>
          </table:table-cell>
          <table:table-cell table:formula="of:=[.C13] &amp; &quot;,&quot;" office:value-type="string" office:string-value="suTerranDropship," calcext:value-type="string">
            <text:p>suTerranDropship,</text:p>
          </table:table-cell>
          <table:table-cell table:formula="of:=&quot;'&quot; &amp; [.B13] &amp; &quot;',&quot;" office:value-type="string" office:string-value="'TerranDropship'," calcext:value-type="string">
            <text:p>'TerranDropship',</text:p>
          </table:table-cell>
          <table:table-cell office:value-type="string" calcext:value-type="string">
            <text:p>Terran Dropship</text:p>
          </table:table-cell>
          <table:table-cell table:formula="of:=&quot;'&quot; &amp; [.F13] &amp; &quot;',&quot;" office:value-type="string" office:string-value="'Terran Dropship'," calcext:value-type="string">
            <text:p>'Terran Dropship'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rranBattlecruiser</text:p>
          </table:table-cell>
          <table:table-cell table:formula="of:=&quot;su&quot; &amp; [.B14]" office:value-type="string" office:string-value="suTerranBattlecruiser" calcext:value-type="string">
            <text:p>suTerranBattlecruiser</text:p>
          </table:table-cell>
          <table:table-cell table:formula="of:=[.C14] &amp; &quot;,&quot;" office:value-type="string" office:string-value="suTerranBattlecruiser," calcext:value-type="string">
            <text:p>suTerranBattlecruiser,</text:p>
          </table:table-cell>
          <table:table-cell table:formula="of:=&quot;'&quot; &amp; [.B14] &amp; &quot;',&quot;" office:value-type="string" office:string-value="'TerranBattlecruiser'," calcext:value-type="string">
            <text:p>'TerranBattlecruiser',</text:p>
          </table:table-cell>
          <table:table-cell office:value-type="string" calcext:value-type="string">
            <text:p>Terran Battlecruiser</text:p>
          </table:table-cell>
          <table:table-cell table:formula="of:=&quot;'&quot; &amp; [.F14] &amp; &quot;',&quot;" office:value-type="string" office:string-value="'Terran Battlecruiser'," calcext:value-type="string">
            <text:p>'Terran Battlecruiser'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rranVultureSpiderMine</text:p>
          </table:table-cell>
          <table:table-cell table:formula="of:=&quot;su&quot; &amp; [.B15]" office:value-type="string" office:string-value="suTerranVultureSpiderMine" calcext:value-type="string">
            <text:p>suTerranVultureSpiderMine</text:p>
          </table:table-cell>
          <table:table-cell table:formula="of:=[.C15] &amp; &quot;,&quot;" office:value-type="string" office:string-value="suTerranVultureSpiderMine," calcext:value-type="string">
            <text:p>suTerranVultureSpiderMine,</text:p>
          </table:table-cell>
          <table:table-cell table:formula="of:=&quot;'&quot; &amp; [.B15] &amp; &quot;',&quot;" office:value-type="string" office:string-value="'TerranVultureSpiderMine'," calcext:value-type="string">
            <text:p>'TerranVultureSpiderMine',</text:p>
          </table:table-cell>
          <table:table-cell office:value-type="string" calcext:value-type="string">
            <text:p>Vulture Spider Mine</text:p>
          </table:table-cell>
          <table:table-cell table:formula="of:=&quot;'&quot; &amp; [.F15] &amp; &quot;',&quot;" office:value-type="string" office:string-value="'Vulture Spider Mine'," calcext:value-type="string">
            <text:p>'Vulture Spider Mine'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rranNuclearMissile</text:p>
          </table:table-cell>
          <table:table-cell table:formula="of:=&quot;su&quot; &amp; [.B16]" office:value-type="string" office:string-value="suTerranNuclearMissile" calcext:value-type="string">
            <text:p>suTerranNuclearMissile</text:p>
          </table:table-cell>
          <table:table-cell table:formula="of:=[.C16] &amp; &quot;,&quot;" office:value-type="string" office:string-value="suTerranNuclearMissile," calcext:value-type="string">
            <text:p>suTerranNuclearMissile,</text:p>
          </table:table-cell>
          <table:table-cell table:formula="of:=&quot;'&quot; &amp; [.B16] &amp; &quot;',&quot;" office:value-type="string" office:string-value="'TerranNuclearMissile'," calcext:value-type="string">
            <text:p>'TerranNuclearMissile',</text:p>
          </table:table-cell>
          <table:table-cell office:value-type="string" calcext:value-type="string">
            <text:p>Nuclear Missile</text:p>
          </table:table-cell>
          <table:table-cell table:formula="of:=&quot;'&quot; &amp; [.F16] &amp; &quot;',&quot;" office:value-type="string" office:string-value="'Nuclear Missile'," calcext:value-type="string">
            <text:p>'Nuclear Missile'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rranCivilian</text:p>
          </table:table-cell>
          <table:table-cell table:formula="of:=&quot;su&quot; &amp; [.B17]" office:value-type="string" office:string-value="suTerranCivilian" calcext:value-type="string">
            <text:p>suTerranCivilian</text:p>
          </table:table-cell>
          <table:table-cell table:formula="of:=[.C17] &amp; &quot;,&quot;" office:value-type="string" office:string-value="suTerranCivilian," calcext:value-type="string">
            <text:p>suTerranCivilian,</text:p>
          </table:table-cell>
          <table:table-cell table:formula="of:=&quot;'&quot; &amp; [.B17] &amp; &quot;',&quot;" office:value-type="string" office:string-value="'TerranCivilian'," calcext:value-type="string">
            <text:p>'TerranCivilian',</text:p>
          </table:table-cell>
          <table:table-cell office:value-type="string" calcext:value-type="string">
            <text:p>Terran Civilian</text:p>
          </table:table-cell>
          <table:table-cell table:formula="of:=&quot;'&quot; &amp; [.F17] &amp; &quot;',&quot;" office:value-type="string" office:string-value="'Terran Civilian'," calcext:value-type="string">
            <text:p>'Terran Civilian'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eroSarahKerrigan</text:p>
          </table:table-cell>
          <table:table-cell table:formula="of:=&quot;su&quot; &amp; [.B18]" office:value-type="string" office:string-value="suHeroSarahKerrigan" calcext:value-type="string">
            <text:p>suHeroSarahKerrigan</text:p>
          </table:table-cell>
          <table:table-cell table:formula="of:=[.C18] &amp; &quot;,&quot;" office:value-type="string" office:string-value="suHeroSarahKerrigan," calcext:value-type="string">
            <text:p>suHeroSarahKerrigan,</text:p>
          </table:table-cell>
          <table:table-cell table:formula="of:=&quot;'&quot; &amp; [.B18] &amp; &quot;',&quot;" office:value-type="string" office:string-value="'HeroSarahKerrigan'," calcext:value-type="string">
            <text:p>'HeroSarahKerrigan',</text:p>
          </table:table-cell>
          <table:table-cell office:value-type="string" calcext:value-type="string">
            <text:p>Sarah Kerrigan (Ghost)</text:p>
          </table:table-cell>
          <table:table-cell table:formula="of:=&quot;'&quot; &amp; [.F18] &amp; &quot;',&quot;" office:value-type="string" office:string-value="'Sarah Kerrigan (Ghost)'," calcext:value-type="string">
            <text:p>'Sarah Kerrigan (Ghost)'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oAlanSchezar</text:p>
          </table:table-cell>
          <table:table-cell table:formula="of:=&quot;su&quot; &amp; [.B19]" office:value-type="string" office:string-value="suHeroAlanSchezar" calcext:value-type="string">
            <text:p>suHeroAlanSchezar</text:p>
          </table:table-cell>
          <table:table-cell table:formula="of:=[.C19] &amp; &quot;,&quot;" office:value-type="string" office:string-value="suHeroAlanSchezar," calcext:value-type="string">
            <text:p>suHeroAlanSchezar,</text:p>
          </table:table-cell>
          <table:table-cell table:formula="of:=&quot;'&quot; &amp; [.B19] &amp; &quot;',&quot;" office:value-type="string" office:string-value="'HeroAlanSchezar'," calcext:value-type="string">
            <text:p>'HeroAlanSchezar',</text:p>
          </table:table-cell>
          <table:table-cell office:value-type="string" calcext:value-type="string">
            <text:p>Alan Schezar (Goliath)</text:p>
          </table:table-cell>
          <table:table-cell table:formula="of:=&quot;'&quot; &amp; [.F19] &amp; &quot;',&quot;" office:value-type="string" office:string-value="'Alan Schezar (Goliath)'," calcext:value-type="string">
            <text:p>'Alan Schezar (Goliath)'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eroAlanSchezarTurret</text:p>
          </table:table-cell>
          <table:table-cell table:formula="of:=&quot;su&quot; &amp; [.B20]" office:value-type="string" office:string-value="suHeroAlanSchezarTurret" calcext:value-type="string">
            <text:p>suHeroAlanSchezarTurret</text:p>
          </table:table-cell>
          <table:table-cell table:formula="of:=[.C20] &amp; &quot;,&quot;" office:value-type="string" office:string-value="suHeroAlanSchezarTurret," calcext:value-type="string">
            <text:p>suHeroAlanSchezarTurret,</text:p>
          </table:table-cell>
          <table:table-cell table:formula="of:=&quot;'&quot; &amp; [.B20] &amp; &quot;',&quot;" office:value-type="string" office:string-value="'HeroAlanSchezarTurret'," calcext:value-type="string">
            <text:p>'HeroAlanSchezarTurret',</text:p>
          </table:table-cell>
          <table:table-cell office:value-type="string" calcext:value-type="string">
            <text:p>Alan Turret</text:p>
          </table:table-cell>
          <table:table-cell table:formula="of:=&quot;'&quot; &amp; [.F20] &amp; &quot;',&quot;" office:value-type="string" office:string-value="'Alan Turret'," calcext:value-type="string">
            <text:p>'Alan Turret'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eroJimRaynorVulture</text:p>
          </table:table-cell>
          <table:table-cell table:formula="of:=&quot;su&quot; &amp; [.B21]" office:value-type="string" office:string-value="suHeroJimRaynorVulture" calcext:value-type="string">
            <text:p>suHeroJimRaynorVulture</text:p>
          </table:table-cell>
          <table:table-cell table:formula="of:=[.C21] &amp; &quot;,&quot;" office:value-type="string" office:string-value="suHeroJimRaynorVulture," calcext:value-type="string">
            <text:p>suHeroJimRaynorVulture,</text:p>
          </table:table-cell>
          <table:table-cell table:formula="of:=&quot;'&quot; &amp; [.B21] &amp; &quot;',&quot;" office:value-type="string" office:string-value="'HeroJimRaynorVulture'," calcext:value-type="string">
            <text:p>'HeroJimRaynorVulture',</text:p>
          </table:table-cell>
          <table:table-cell office:value-type="string" calcext:value-type="string">
            <text:p>Jim Raynor (Vulture)</text:p>
          </table:table-cell>
          <table:table-cell table:formula="of:=&quot;'&quot; &amp; [.F21] &amp; &quot;',&quot;" office:value-type="string" office:string-value="'Jim Raynor (Vulture)'," calcext:value-type="string">
            <text:p>'Jim Raynor (Vulture)'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eroJimRaynorMarine</text:p>
          </table:table-cell>
          <table:table-cell table:formula="of:=&quot;su&quot; &amp; [.B22]" office:value-type="string" office:string-value="suHeroJimRaynorMarine" calcext:value-type="string">
            <text:p>suHeroJimRaynorMarine</text:p>
          </table:table-cell>
          <table:table-cell table:formula="of:=[.C22] &amp; &quot;,&quot;" office:value-type="string" office:string-value="suHeroJimRaynorMarine," calcext:value-type="string">
            <text:p>suHeroJimRaynorMarine,</text:p>
          </table:table-cell>
          <table:table-cell table:formula="of:=&quot;'&quot; &amp; [.B22] &amp; &quot;',&quot;" office:value-type="string" office:string-value="'HeroJimRaynorMarine'," calcext:value-type="string">
            <text:p>'HeroJimRaynorMarine',</text:p>
          </table:table-cell>
          <table:table-cell office:value-type="string" calcext:value-type="string">
            <text:p>Jim Raynor (Marine)</text:p>
          </table:table-cell>
          <table:table-cell table:formula="of:=&quot;'&quot; &amp; [.F22] &amp; &quot;',&quot;" office:value-type="string" office:string-value="'Jim Raynor (Marine)'," calcext:value-type="string">
            <text:p>'Jim Raynor (Marine)'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eroTomKazansky</text:p>
          </table:table-cell>
          <table:table-cell table:formula="of:=&quot;su&quot; &amp; [.B23]" office:value-type="string" office:string-value="suHeroTomKazansky" calcext:value-type="string">
            <text:p>suHeroTomKazansky</text:p>
          </table:table-cell>
          <table:table-cell table:formula="of:=[.C23] &amp; &quot;,&quot;" office:value-type="string" office:string-value="suHeroTomKazansky," calcext:value-type="string">
            <text:p>suHeroTomKazansky,</text:p>
          </table:table-cell>
          <table:table-cell table:formula="of:=&quot;'&quot; &amp; [.B23] &amp; &quot;',&quot;" office:value-type="string" office:string-value="'HeroTomKazansky'," calcext:value-type="string">
            <text:p>'HeroTomKazansky',</text:p>
          </table:table-cell>
          <table:table-cell office:value-type="string" calcext:value-type="string">
            <text:p>Tom Kazansky (Wraith)</text:p>
          </table:table-cell>
          <table:table-cell table:formula="of:=&quot;'&quot; &amp; [.F23] &amp; &quot;',&quot;" office:value-type="string" office:string-value="'Tom Kazansky (Wraith)'," calcext:value-type="string">
            <text:p>'Tom Kazansky (Wraith)'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eroMagellan</text:p>
          </table:table-cell>
          <table:table-cell table:formula="of:=&quot;su&quot; &amp; [.B24]" office:value-type="string" office:string-value="suHeroMagellan" calcext:value-type="string">
            <text:p>suHeroMagellan</text:p>
          </table:table-cell>
          <table:table-cell table:formula="of:=[.C24] &amp; &quot;,&quot;" office:value-type="string" office:string-value="suHeroMagellan," calcext:value-type="string">
            <text:p>suHeroMagellan,</text:p>
          </table:table-cell>
          <table:table-cell table:formula="of:=&quot;'&quot; &amp; [.B24] &amp; &quot;',&quot;" office:value-type="string" office:string-value="'HeroMagellan'," calcext:value-type="string">
            <text:p>'HeroMagellan',</text:p>
          </table:table-cell>
          <table:table-cell office:value-type="string" calcext:value-type="string">
            <text:p>Magellan (Science Vessel)</text:p>
          </table:table-cell>
          <table:table-cell table:formula="of:=&quot;'&quot; &amp; [.F24] &amp; &quot;',&quot;" office:value-type="string" office:string-value="'Magellan (Science Vessel)'," calcext:value-type="string">
            <text:p>'Magellan (Science Vessel)'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eroEdmundDukeTankMode</text:p>
          </table:table-cell>
          <table:table-cell table:formula="of:=&quot;su&quot; &amp; [.B25]" office:value-type="string" office:string-value="suHeroEdmundDukeTankMode" calcext:value-type="string">
            <text:p>suHeroEdmundDukeTankMode</text:p>
          </table:table-cell>
          <table:table-cell table:formula="of:=[.C25] &amp; &quot;,&quot;" office:value-type="string" office:string-value="suHeroEdmundDukeTankMode," calcext:value-type="string">
            <text:p>suHeroEdmundDukeTankMode,</text:p>
          </table:table-cell>
          <table:table-cell table:formula="of:=&quot;'&quot; &amp; [.B25] &amp; &quot;',&quot;" office:value-type="string" office:string-value="'HeroEdmundDukeTankMode'," calcext:value-type="string">
            <text:p>'HeroEdmundDukeTankMode',</text:p>
          </table:table-cell>
          <table:table-cell office:value-type="string" calcext:value-type="string">
            <text:p>Edmund Duke (Siege Tank)</text:p>
          </table:table-cell>
          <table:table-cell table:formula="of:=&quot;'&quot; &amp; [.F25] &amp; &quot;',&quot;" office:value-type="string" office:string-value="'Edmund Duke (Siege Tank)'," calcext:value-type="string">
            <text:p>'Edmund Duke (Siege Tank)'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eroEdmundDukeTankModeTurret</text:p>
          </table:table-cell>
          <table:table-cell table:formula="of:=&quot;su&quot; &amp; [.B26]" office:value-type="string" office:string-value="suHeroEdmundDukeTankModeTurret" calcext:value-type="string">
            <text:p>suHeroEdmundDukeTankModeTurret</text:p>
          </table:table-cell>
          <table:table-cell table:formula="of:=[.C26] &amp; &quot;,&quot;" office:value-type="string" office:string-value="suHeroEdmundDukeTankModeTurret," calcext:value-type="string">
            <text:p>suHeroEdmundDukeTankModeTurret,</text:p>
          </table:table-cell>
          <table:table-cell table:formula="of:=&quot;'&quot; &amp; [.B26] &amp; &quot;',&quot;" office:value-type="string" office:string-value="'HeroEdmundDukeTankModeTurret'," calcext:value-type="string">
            <text:p>'HeroEdmundDukeTankModeTurret',</text:p>
          </table:table-cell>
          <table:table-cell office:value-type="string" calcext:value-type="string">
            <text:p>Duke Turret type <text:s text:c="2"/>1</text:p>
          </table:table-cell>
          <table:table-cell table:formula="of:=&quot;'&quot; &amp; [.F26] &amp; &quot;',&quot;" office:value-type="string" office:string-value="'Duke Turret type   1'," calcext:value-type="string">
            <text:p>'Duke Turret type <text:s text:c="2"/>1'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eroEdmundDukeSiegeMode</text:p>
          </table:table-cell>
          <table:table-cell table:formula="of:=&quot;su&quot; &amp; [.B27]" office:value-type="string" office:string-value="suHeroEdmundDukeSiegeMode" calcext:value-type="string">
            <text:p>suHeroEdmundDukeSiegeMode</text:p>
          </table:table-cell>
          <table:table-cell table:formula="of:=[.C27] &amp; &quot;,&quot;" office:value-type="string" office:string-value="suHeroEdmundDukeSiegeMode," calcext:value-type="string">
            <text:p>suHeroEdmundDukeSiegeMode,</text:p>
          </table:table-cell>
          <table:table-cell table:formula="of:=&quot;'&quot; &amp; [.B27] &amp; &quot;',&quot;" office:value-type="string" office:string-value="'HeroEdmundDukeSiegeMode'," calcext:value-type="string">
            <text:p>'HeroEdmundDukeSiegeMode',</text:p>
          </table:table-cell>
          <table:table-cell office:value-type="string" calcext:value-type="string">
            <text:p>Edmund Duke (Siege Mode)</text:p>
          </table:table-cell>
          <table:table-cell table:formula="of:=&quot;'&quot; &amp; [.F27] &amp; &quot;',&quot;" office:value-type="string" office:string-value="'Edmund Duke (Siege Mode)'," calcext:value-type="string">
            <text:p>'Edmund Duke (Siege Mode)'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eroEdmundDukeSiegeModeTurret</text:p>
          </table:table-cell>
          <table:table-cell table:formula="of:=&quot;su&quot; &amp; [.B28]" office:value-type="string" office:string-value="suHeroEdmundDukeSiegeModeTurret" calcext:value-type="string">
            <text:p>suHeroEdmundDukeSiegeModeTurret</text:p>
          </table:table-cell>
          <table:table-cell table:formula="of:=[.C28] &amp; &quot;,&quot;" office:value-type="string" office:string-value="suHeroEdmundDukeSiegeModeTurret," calcext:value-type="string">
            <text:p>suHeroEdmundDukeSiegeModeTurret,</text:p>
          </table:table-cell>
          <table:table-cell table:formula="of:=&quot;'&quot; &amp; [.B28] &amp; &quot;',&quot;" office:value-type="string" office:string-value="'HeroEdmundDukeSiegeModeTurret'," calcext:value-type="string">
            <text:p>'HeroEdmundDukeSiegeModeTurret',</text:p>
          </table:table-cell>
          <table:table-cell office:value-type="string" calcext:value-type="string">
            <text:p>Duke Turret type <text:s text:c="2"/>2</text:p>
          </table:table-cell>
          <table:table-cell table:formula="of:=&quot;'&quot; &amp; [.F28] &amp; &quot;',&quot;" office:value-type="string" office:string-value="'Duke Turret type   2'," calcext:value-type="string">
            <text:p>'Duke Turret type <text:s text:c="2"/>2'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eroArcturusMengsk</text:p>
          </table:table-cell>
          <table:table-cell table:formula="of:=&quot;su&quot; &amp; [.B29]" office:value-type="string" office:string-value="suHeroArcturusMengsk" calcext:value-type="string">
            <text:p>suHeroArcturusMengsk</text:p>
          </table:table-cell>
          <table:table-cell table:formula="of:=[.C29] &amp; &quot;,&quot;" office:value-type="string" office:string-value="suHeroArcturusMengsk," calcext:value-type="string">
            <text:p>suHeroArcturusMengsk,</text:p>
          </table:table-cell>
          <table:table-cell table:formula="of:=&quot;'&quot; &amp; [.B29] &amp; &quot;',&quot;" office:value-type="string" office:string-value="'HeroArcturusMengsk'," calcext:value-type="string">
            <text:p>'HeroArcturusMengsk',</text:p>
          </table:table-cell>
          <table:table-cell office:value-type="string" calcext:value-type="string">
            <text:p>Arcturus Mengsk (Battlecruiser)</text:p>
          </table:table-cell>
          <table:table-cell table:formula="of:=&quot;'&quot; &amp; [.F29] &amp; &quot;',&quot;" office:value-type="string" office:string-value="'Arcturus Mengsk (Battlecruiser)'," calcext:value-type="string">
            <text:p>'Arcturus Mengsk (Battlecruiser)'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eroHyperion</text:p>
          </table:table-cell>
          <table:table-cell table:formula="of:=&quot;su&quot; &amp; [.B30]" office:value-type="string" office:string-value="suHeroHyperion" calcext:value-type="string">
            <text:p>suHeroHyperion</text:p>
          </table:table-cell>
          <table:table-cell table:formula="of:=[.C30] &amp; &quot;,&quot;" office:value-type="string" office:string-value="suHeroHyperion," calcext:value-type="string">
            <text:p>suHeroHyperion,</text:p>
          </table:table-cell>
          <table:table-cell table:formula="of:=&quot;'&quot; &amp; [.B30] &amp; &quot;',&quot;" office:value-type="string" office:string-value="'HeroHyperion'," calcext:value-type="string">
            <text:p>'HeroHyperion',</text:p>
          </table:table-cell>
          <table:table-cell office:value-type="string" calcext:value-type="string">
            <text:p>Hyperion (Battlecruiser)</text:p>
          </table:table-cell>
          <table:table-cell table:formula="of:=&quot;'&quot; &amp; [.F30] &amp; &quot;',&quot;" office:value-type="string" office:string-value="'Hyperion (Battlecruiser)'," calcext:value-type="string">
            <text:p>'Hyperion (Battlecruiser)'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eroNoradII</text:p>
          </table:table-cell>
          <table:table-cell table:formula="of:=&quot;su&quot; &amp; [.B31]" office:value-type="string" office:string-value="suHeroNoradII" calcext:value-type="string">
            <text:p>suHeroNoradII</text:p>
          </table:table-cell>
          <table:table-cell table:formula="of:=[.C31] &amp; &quot;,&quot;" office:value-type="string" office:string-value="suHeroNoradII," calcext:value-type="string">
            <text:p>suHeroNoradII,</text:p>
          </table:table-cell>
          <table:table-cell table:formula="of:=&quot;'&quot; &amp; [.B31] &amp; &quot;',&quot;" office:value-type="string" office:string-value="'HeroNoradII'," calcext:value-type="string">
            <text:p>'HeroNoradII',</text:p>
          </table:table-cell>
          <table:table-cell office:value-type="string" calcext:value-type="string">
            <text:p>Norad II (Battlecruiser)</text:p>
          </table:table-cell>
          <table:table-cell table:formula="of:=&quot;'&quot; &amp; [.F31] &amp; &quot;',&quot;" office:value-type="string" office:string-value="'Norad II (Battlecruiser)'," calcext:value-type="string">
            <text:p>'Norad II (Battlecruiser)'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erranSiegeTankSiegeMode</text:p>
          </table:table-cell>
          <table:table-cell table:formula="of:=&quot;su&quot; &amp; [.B32]" office:value-type="string" office:string-value="suTerranSiegeTankSiegeMode" calcext:value-type="string">
            <text:p>suTerranSiegeTankSiegeMode</text:p>
          </table:table-cell>
          <table:table-cell table:formula="of:=[.C32] &amp; &quot;,&quot;" office:value-type="string" office:string-value="suTerranSiegeTankSiegeMode," calcext:value-type="string">
            <text:p>suTerranSiegeTankSiegeMode,</text:p>
          </table:table-cell>
          <table:table-cell table:formula="of:=&quot;'&quot; &amp; [.B32] &amp; &quot;',&quot;" office:value-type="string" office:string-value="'TerranSiegeTankSiegeMode'," calcext:value-type="string">
            <text:p>'TerranSiegeTankSiegeMode',</text:p>
          </table:table-cell>
          <table:table-cell office:value-type="string" calcext:value-type="string">
            <text:p>Terran Siege Tank (Siege Mode)</text:p>
          </table:table-cell>
          <table:table-cell table:formula="of:=&quot;'&quot; &amp; [.F32] &amp; &quot;',&quot;" office:value-type="string" office:string-value="'Terran Siege Tank (Siege Mode)'," calcext:value-type="string">
            <text:p>'Terran Siege Tank (Siege Mode)'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erranSiegeTankSiegeModeTurret</text:p>
          </table:table-cell>
          <table:table-cell table:formula="of:=&quot;su&quot; &amp; [.B33]" office:value-type="string" office:string-value="suTerranSiegeTankSiegeModeTurret" calcext:value-type="string">
            <text:p>suTerranSiegeTankSiegeModeTurret</text:p>
          </table:table-cell>
          <table:table-cell table:formula="of:=[.C33] &amp; &quot;,&quot;" office:value-type="string" office:string-value="suTerranSiegeTankSiegeModeTurret," calcext:value-type="string">
            <text:p>suTerranSiegeTankSiegeModeTurret,</text:p>
          </table:table-cell>
          <table:table-cell table:formula="of:=&quot;'&quot; &amp; [.B33] &amp; &quot;',&quot;" office:value-type="string" office:string-value="'TerranSiegeTankSiegeModeTurret'," calcext:value-type="string">
            <text:p>'TerranSiegeTankSiegeModeTurret',</text:p>
          </table:table-cell>
          <table:table-cell office:value-type="string" calcext:value-type="string">
            <text:p>Tank Turret type <text:s text:c="2"/>2</text:p>
          </table:table-cell>
          <table:table-cell table:formula="of:=&quot;'&quot; &amp; [.F33] &amp; &quot;',&quot;" office:value-type="string" office:string-value="'Tank Turret type   2'," calcext:value-type="string">
            <text:p>'Tank Turret type <text:s text:c="2"/>2'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erranFirebat</text:p>
          </table:table-cell>
          <table:table-cell table:formula="of:=&quot;su&quot; &amp; [.B34]" office:value-type="string" office:string-value="suTerranFirebat" calcext:value-type="string">
            <text:p>suTerranFirebat</text:p>
          </table:table-cell>
          <table:table-cell table:formula="of:=[.C34] &amp; &quot;,&quot;" office:value-type="string" office:string-value="suTerranFirebat," calcext:value-type="string">
            <text:p>suTerranFirebat,</text:p>
          </table:table-cell>
          <table:table-cell table:formula="of:=&quot;'&quot; &amp; [.B34] &amp; &quot;',&quot;" office:value-type="string" office:string-value="'TerranFirebat'," calcext:value-type="string">
            <text:p>'TerranFirebat',</text:p>
          </table:table-cell>
          <table:table-cell office:value-type="string" calcext:value-type="string">
            <text:p>Terran Firebat</text:p>
          </table:table-cell>
          <table:table-cell table:formula="of:=&quot;'&quot; &amp; [.F34] &amp; &quot;',&quot;" office:value-type="string" office:string-value="'Terran Firebat'," calcext:value-type="string">
            <text:p>'Terran Firebat'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pellScannerSweep</text:p>
          </table:table-cell>
          <table:table-cell table:formula="of:=&quot;su&quot; &amp; [.B35]" office:value-type="string" office:string-value="suSpellScannerSweep" calcext:value-type="string">
            <text:p>suSpellScannerSweep</text:p>
          </table:table-cell>
          <table:table-cell table:formula="of:=[.C35] &amp; &quot;,&quot;" office:value-type="string" office:string-value="suSpellScannerSweep," calcext:value-type="string">
            <text:p>suSpellScannerSweep,</text:p>
          </table:table-cell>
          <table:table-cell table:formula="of:=&quot;'&quot; &amp; [.B35] &amp; &quot;',&quot;" office:value-type="string" office:string-value="'SpellScannerSweep'," calcext:value-type="string">
            <text:p>'SpellScannerSweep',</text:p>
          </table:table-cell>
          <table:table-cell office:value-type="string" calcext:value-type="string">
            <text:p>Scanner Sweep</text:p>
          </table:table-cell>
          <table:table-cell table:formula="of:=&quot;'&quot; &amp; [.F35] &amp; &quot;',&quot;" office:value-type="string" office:string-value="'Scanner Sweep'," calcext:value-type="string">
            <text:p>'Scanner Sweep'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erranMedic</text:p>
          </table:table-cell>
          <table:table-cell table:formula="of:=&quot;su&quot; &amp; [.B36]" office:value-type="string" office:string-value="suTerranMedic" calcext:value-type="string">
            <text:p>suTerranMedic</text:p>
          </table:table-cell>
          <table:table-cell table:formula="of:=[.C36] &amp; &quot;,&quot;" office:value-type="string" office:string-value="suTerranMedic," calcext:value-type="string">
            <text:p>suTerranMedic,</text:p>
          </table:table-cell>
          <table:table-cell table:formula="of:=&quot;'&quot; &amp; [.B36] &amp; &quot;',&quot;" office:value-type="string" office:string-value="'TerranMedic'," calcext:value-type="string">
            <text:p>'TerranMedic',</text:p>
          </table:table-cell>
          <table:table-cell office:value-type="string" calcext:value-type="string">
            <text:p>Terran Medic</text:p>
          </table:table-cell>
          <table:table-cell table:formula="of:=&quot;'&quot; &amp; [.F36] &amp; &quot;',&quot;" office:value-type="string" office:string-value="'Terran Medic'," calcext:value-type="string">
            <text:p>'Terran Medic'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ZergLarva</text:p>
          </table:table-cell>
          <table:table-cell table:formula="of:=&quot;su&quot; &amp; [.B37]" office:value-type="string" office:string-value="suZergLarva" calcext:value-type="string">
            <text:p>suZergLarva</text:p>
          </table:table-cell>
          <table:table-cell table:formula="of:=[.C37] &amp; &quot;,&quot;" office:value-type="string" office:string-value="suZergLarva," calcext:value-type="string">
            <text:p>suZergLarva,</text:p>
          </table:table-cell>
          <table:table-cell table:formula="of:=&quot;'&quot; &amp; [.B37] &amp; &quot;',&quot;" office:value-type="string" office:string-value="'ZergLarva'," calcext:value-type="string">
            <text:p>'ZergLarva',</text:p>
          </table:table-cell>
          <table:table-cell office:value-type="string" calcext:value-type="string">
            <text:p>Zerg Larva</text:p>
          </table:table-cell>
          <table:table-cell table:formula="of:=&quot;'&quot; &amp; [.F37] &amp; &quot;',&quot;" office:value-type="string" office:string-value="'Zerg Larva'," calcext:value-type="string">
            <text:p>'Zerg Larva'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ZergEgg</text:p>
          </table:table-cell>
          <table:table-cell table:formula="of:=&quot;su&quot; &amp; [.B38]" office:value-type="string" office:string-value="suZergEgg" calcext:value-type="string">
            <text:p>suZergEgg</text:p>
          </table:table-cell>
          <table:table-cell table:formula="of:=[.C38] &amp; &quot;,&quot;" office:value-type="string" office:string-value="suZergEgg," calcext:value-type="string">
            <text:p>suZergEgg,</text:p>
          </table:table-cell>
          <table:table-cell table:formula="of:=&quot;'&quot; &amp; [.B38] &amp; &quot;',&quot;" office:value-type="string" office:string-value="'ZergEgg'," calcext:value-type="string">
            <text:p>'ZergEgg',</text:p>
          </table:table-cell>
          <table:table-cell office:value-type="string" calcext:value-type="string">
            <text:p>Zerg Egg</text:p>
          </table:table-cell>
          <table:table-cell table:formula="of:=&quot;'&quot; &amp; [.F38] &amp; &quot;',&quot;" office:value-type="string" office:string-value="'Zerg Egg'," calcext:value-type="string">
            <text:p>'Zerg Egg'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ergZergling</text:p>
          </table:table-cell>
          <table:table-cell table:formula="of:=&quot;su&quot; &amp; [.B39]" office:value-type="string" office:string-value="suZergZergling" calcext:value-type="string">
            <text:p>suZergZergling</text:p>
          </table:table-cell>
          <table:table-cell table:formula="of:=[.C39] &amp; &quot;,&quot;" office:value-type="string" office:string-value="suZergZergling," calcext:value-type="string">
            <text:p>suZergZergling,</text:p>
          </table:table-cell>
          <table:table-cell table:formula="of:=&quot;'&quot; &amp; [.B39] &amp; &quot;',&quot;" office:value-type="string" office:string-value="'ZergZergling'," calcext:value-type="string">
            <text:p>'ZergZergling',</text:p>
          </table:table-cell>
          <table:table-cell office:value-type="string" calcext:value-type="string">
            <text:p>Zerg Zergling</text:p>
          </table:table-cell>
          <table:table-cell table:formula="of:=&quot;'&quot; &amp; [.F39] &amp; &quot;',&quot;" office:value-type="string" office:string-value="'Zerg Zergling'," calcext:value-type="string">
            <text:p>'Zerg Zergling'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ZergHydralisk</text:p>
          </table:table-cell>
          <table:table-cell table:formula="of:=&quot;su&quot; &amp; [.B40]" office:value-type="string" office:string-value="suZergHydralisk" calcext:value-type="string">
            <text:p>suZergHydralisk</text:p>
          </table:table-cell>
          <table:table-cell table:formula="of:=[.C40] &amp; &quot;,&quot;" office:value-type="string" office:string-value="suZergHydralisk," calcext:value-type="string">
            <text:p>suZergHydralisk,</text:p>
          </table:table-cell>
          <table:table-cell table:formula="of:=&quot;'&quot; &amp; [.B40] &amp; &quot;',&quot;" office:value-type="string" office:string-value="'ZergHydralisk'," calcext:value-type="string">
            <text:p>'ZergHydralisk',</text:p>
          </table:table-cell>
          <table:table-cell office:value-type="string" calcext:value-type="string">
            <text:p>Zerg Hydralisk</text:p>
          </table:table-cell>
          <table:table-cell table:formula="of:=&quot;'&quot; &amp; [.F40] &amp; &quot;',&quot;" office:value-type="string" office:string-value="'Zerg Hydralisk'," calcext:value-type="string">
            <text:p>'Zerg Hydralisk'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ZergUltralisk</text:p>
          </table:table-cell>
          <table:table-cell table:formula="of:=&quot;su&quot; &amp; [.B41]" office:value-type="string" office:string-value="suZergUltralisk" calcext:value-type="string">
            <text:p>suZergUltralisk</text:p>
          </table:table-cell>
          <table:table-cell table:formula="of:=[.C41] &amp; &quot;,&quot;" office:value-type="string" office:string-value="suZergUltralisk," calcext:value-type="string">
            <text:p>suZergUltralisk,</text:p>
          </table:table-cell>
          <table:table-cell table:formula="of:=&quot;'&quot; &amp; [.B41] &amp; &quot;',&quot;" office:value-type="string" office:string-value="'ZergUltralisk'," calcext:value-type="string">
            <text:p>'ZergUltralisk',</text:p>
          </table:table-cell>
          <table:table-cell office:value-type="string" calcext:value-type="string">
            <text:p>Zerg Ultralisk</text:p>
          </table:table-cell>
          <table:table-cell table:formula="of:=&quot;'&quot; &amp; [.F41] &amp; &quot;',&quot;" office:value-type="string" office:string-value="'Zerg Ultralisk'," calcext:value-type="string">
            <text:p>'Zerg Ultralisk'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ergBroodling</text:p>
          </table:table-cell>
          <table:table-cell table:formula="of:=&quot;su&quot; &amp; [.B42]" office:value-type="string" office:string-value="suZergBroodling" calcext:value-type="string">
            <text:p>suZergBroodling</text:p>
          </table:table-cell>
          <table:table-cell table:formula="of:=[.C42] &amp; &quot;,&quot;" office:value-type="string" office:string-value="suZergBroodling," calcext:value-type="string">
            <text:p>suZergBroodling,</text:p>
          </table:table-cell>
          <table:table-cell table:formula="of:=&quot;'&quot; &amp; [.B42] &amp; &quot;',&quot;" office:value-type="string" office:string-value="'ZergBroodling'," calcext:value-type="string">
            <text:p>'ZergBroodling',</text:p>
          </table:table-cell>
          <table:table-cell office:value-type="string" calcext:value-type="string">
            <text:p>Zerg Broodling</text:p>
          </table:table-cell>
          <table:table-cell table:formula="of:=&quot;'&quot; &amp; [.F42] &amp; &quot;',&quot;" office:value-type="string" office:string-value="'Zerg Broodling'," calcext:value-type="string">
            <text:p>'Zerg Broodling'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ergDrone</text:p>
          </table:table-cell>
          <table:table-cell table:formula="of:=&quot;su&quot; &amp; [.B43]" office:value-type="string" office:string-value="suZergDrone" calcext:value-type="string">
            <text:p>suZergDrone</text:p>
          </table:table-cell>
          <table:table-cell table:formula="of:=[.C43] &amp; &quot;,&quot;" office:value-type="string" office:string-value="suZergDrone," calcext:value-type="string">
            <text:p>suZergDrone,</text:p>
          </table:table-cell>
          <table:table-cell table:formula="of:=&quot;'&quot; &amp; [.B43] &amp; &quot;',&quot;" office:value-type="string" office:string-value="'ZergDrone'," calcext:value-type="string">
            <text:p>'ZergDrone',</text:p>
          </table:table-cell>
          <table:table-cell office:value-type="string" calcext:value-type="string">
            <text:p>Zerg Drone</text:p>
          </table:table-cell>
          <table:table-cell table:formula="of:=&quot;'&quot; &amp; [.F43] &amp; &quot;',&quot;" office:value-type="string" office:string-value="'Zerg Drone'," calcext:value-type="string">
            <text:p>'Zerg Drone'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ergOverlord</text:p>
          </table:table-cell>
          <table:table-cell table:formula="of:=&quot;su&quot; &amp; [.B44]" office:value-type="string" office:string-value="suZergOverlord" calcext:value-type="string">
            <text:p>suZergOverlord</text:p>
          </table:table-cell>
          <table:table-cell table:formula="of:=[.C44] &amp; &quot;,&quot;" office:value-type="string" office:string-value="suZergOverlord," calcext:value-type="string">
            <text:p>suZergOverlord,</text:p>
          </table:table-cell>
          <table:table-cell table:formula="of:=&quot;'&quot; &amp; [.B44] &amp; &quot;',&quot;" office:value-type="string" office:string-value="'ZergOverlord'," calcext:value-type="string">
            <text:p>'ZergOverlord',</text:p>
          </table:table-cell>
          <table:table-cell office:value-type="string" calcext:value-type="string">
            <text:p>Zerg Overlord</text:p>
          </table:table-cell>
          <table:table-cell table:formula="of:=&quot;'&quot; &amp; [.F44] &amp; &quot;',&quot;" office:value-type="string" office:string-value="'Zerg Overlord'," calcext:value-type="string">
            <text:p>'Zerg Overlord'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ZergMutalisk</text:p>
          </table:table-cell>
          <table:table-cell table:formula="of:=&quot;su&quot; &amp; [.B45]" office:value-type="string" office:string-value="suZergMutalisk" calcext:value-type="string">
            <text:p>suZergMutalisk</text:p>
          </table:table-cell>
          <table:table-cell table:formula="of:=[.C45] &amp; &quot;,&quot;" office:value-type="string" office:string-value="suZergMutalisk," calcext:value-type="string">
            <text:p>suZergMutalisk,</text:p>
          </table:table-cell>
          <table:table-cell table:formula="of:=&quot;'&quot; &amp; [.B45] &amp; &quot;',&quot;" office:value-type="string" office:string-value="'ZergMutalisk'," calcext:value-type="string">
            <text:p>'ZergMutalisk',</text:p>
          </table:table-cell>
          <table:table-cell office:value-type="string" calcext:value-type="string">
            <text:p>Zerg Mutalisk</text:p>
          </table:table-cell>
          <table:table-cell table:formula="of:=&quot;'&quot; &amp; [.F45] &amp; &quot;',&quot;" office:value-type="string" office:string-value="'Zerg Mutalisk'," calcext:value-type="string">
            <text:p>'Zerg Mutalisk'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ZergGuardian</text:p>
          </table:table-cell>
          <table:table-cell table:formula="of:=&quot;su&quot; &amp; [.B46]" office:value-type="string" office:string-value="suZergGuardian" calcext:value-type="string">
            <text:p>suZergGuardian</text:p>
          </table:table-cell>
          <table:table-cell table:formula="of:=[.C46] &amp; &quot;,&quot;" office:value-type="string" office:string-value="suZergGuardian," calcext:value-type="string">
            <text:p>suZergGuardian,</text:p>
          </table:table-cell>
          <table:table-cell table:formula="of:=&quot;'&quot; &amp; [.B46] &amp; &quot;',&quot;" office:value-type="string" office:string-value="'ZergGuardian'," calcext:value-type="string">
            <text:p>'ZergGuardian',</text:p>
          </table:table-cell>
          <table:table-cell office:value-type="string" calcext:value-type="string">
            <text:p>Zerg Guardian</text:p>
          </table:table-cell>
          <table:table-cell table:formula="of:=&quot;'&quot; &amp; [.F46] &amp; &quot;',&quot;" office:value-type="string" office:string-value="'Zerg Guardian'," calcext:value-type="string">
            <text:p>'Zerg Guardian'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ZergQueen</text:p>
          </table:table-cell>
          <table:table-cell table:formula="of:=&quot;su&quot; &amp; [.B47]" office:value-type="string" office:string-value="suZergQueen" calcext:value-type="string">
            <text:p>suZergQueen</text:p>
          </table:table-cell>
          <table:table-cell table:formula="of:=[.C47] &amp; &quot;,&quot;" office:value-type="string" office:string-value="suZergQueen," calcext:value-type="string">
            <text:p>suZergQueen,</text:p>
          </table:table-cell>
          <table:table-cell table:formula="of:=&quot;'&quot; &amp; [.B47] &amp; &quot;',&quot;" office:value-type="string" office:string-value="'ZergQueen'," calcext:value-type="string">
            <text:p>'ZergQueen',</text:p>
          </table:table-cell>
          <table:table-cell office:value-type="string" calcext:value-type="string">
            <text:p>Zerg Queen</text:p>
          </table:table-cell>
          <table:table-cell table:formula="of:=&quot;'&quot; &amp; [.F47] &amp; &quot;',&quot;" office:value-type="string" office:string-value="'Zerg Queen'," calcext:value-type="string">
            <text:p>'Zerg Queen'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ZergDefiler</text:p>
          </table:table-cell>
          <table:table-cell table:formula="of:=&quot;su&quot; &amp; [.B48]" office:value-type="string" office:string-value="suZergDefiler" calcext:value-type="string">
            <text:p>suZergDefiler</text:p>
          </table:table-cell>
          <table:table-cell table:formula="of:=[.C48] &amp; &quot;,&quot;" office:value-type="string" office:string-value="suZergDefiler," calcext:value-type="string">
            <text:p>suZergDefiler,</text:p>
          </table:table-cell>
          <table:table-cell table:formula="of:=&quot;'&quot; &amp; [.B48] &amp; &quot;',&quot;" office:value-type="string" office:string-value="'ZergDefiler'," calcext:value-type="string">
            <text:p>'ZergDefiler',</text:p>
          </table:table-cell>
          <table:table-cell office:value-type="string" calcext:value-type="string">
            <text:p>Zerg Defiler</text:p>
          </table:table-cell>
          <table:table-cell table:formula="of:=&quot;'&quot; &amp; [.F48] &amp; &quot;',&quot;" office:value-type="string" office:string-value="'Zerg Defiler'," calcext:value-type="string">
            <text:p>'Zerg Defiler',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ZergScourge</text:p>
          </table:table-cell>
          <table:table-cell table:formula="of:=&quot;su&quot; &amp; [.B49]" office:value-type="string" office:string-value="suZergScourge" calcext:value-type="string">
            <text:p>suZergScourge</text:p>
          </table:table-cell>
          <table:table-cell table:formula="of:=[.C49] &amp; &quot;,&quot;" office:value-type="string" office:string-value="suZergScourge," calcext:value-type="string">
            <text:p>suZergScourge,</text:p>
          </table:table-cell>
          <table:table-cell table:formula="of:=&quot;'&quot; &amp; [.B49] &amp; &quot;',&quot;" office:value-type="string" office:string-value="'ZergScourge'," calcext:value-type="string">
            <text:p>'ZergScourge',</text:p>
          </table:table-cell>
          <table:table-cell office:value-type="string" calcext:value-type="string">
            <text:p>Zerg Scourge</text:p>
          </table:table-cell>
          <table:table-cell table:formula="of:=&quot;'&quot; &amp; [.F49] &amp; &quot;',&quot;" office:value-type="string" office:string-value="'Zerg Scourge'," calcext:value-type="string">
            <text:p>'Zerg Scourge'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eroTorrasque</text:p>
          </table:table-cell>
          <table:table-cell table:formula="of:=&quot;su&quot; &amp; [.B50]" office:value-type="string" office:string-value="suHeroTorrasque" calcext:value-type="string">
            <text:p>suHeroTorrasque</text:p>
          </table:table-cell>
          <table:table-cell table:formula="of:=[.C50] &amp; &quot;,&quot;" office:value-type="string" office:string-value="suHeroTorrasque," calcext:value-type="string">
            <text:p>suHeroTorrasque,</text:p>
          </table:table-cell>
          <table:table-cell table:formula="of:=&quot;'&quot; &amp; [.B50] &amp; &quot;',&quot;" office:value-type="string" office:string-value="'HeroTorrasque'," calcext:value-type="string">
            <text:p>'HeroTorrasque',</text:p>
          </table:table-cell>
          <table:table-cell office:value-type="string" calcext:value-type="string">
            <text:p>Torrasque (Ultralisk)</text:p>
          </table:table-cell>
          <table:table-cell table:formula="of:=&quot;'&quot; &amp; [.F50] &amp; &quot;',&quot;" office:value-type="string" office:string-value="'Torrasque (Ultralisk)'," calcext:value-type="string">
            <text:p>'Torrasque (Ultralisk)',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eroMatriarch</text:p>
          </table:table-cell>
          <table:table-cell table:formula="of:=&quot;su&quot; &amp; [.B51]" office:value-type="string" office:string-value="suHeroMatriarch" calcext:value-type="string">
            <text:p>suHeroMatriarch</text:p>
          </table:table-cell>
          <table:table-cell table:formula="of:=[.C51] &amp; &quot;,&quot;" office:value-type="string" office:string-value="suHeroMatriarch," calcext:value-type="string">
            <text:p>suHeroMatriarch,</text:p>
          </table:table-cell>
          <table:table-cell table:formula="of:=&quot;'&quot; &amp; [.B51] &amp; &quot;',&quot;" office:value-type="string" office:string-value="'HeroMatriarch'," calcext:value-type="string">
            <text:p>'HeroMatriarch',</text:p>
          </table:table-cell>
          <table:table-cell office:value-type="string" calcext:value-type="string">
            <text:p>Matriarch (Queen)</text:p>
          </table:table-cell>
          <table:table-cell table:formula="of:=&quot;'&quot; &amp; [.F51] &amp; &quot;',&quot;" office:value-type="string" office:string-value="'Matriarch (Queen)'," calcext:value-type="string">
            <text:p>'Matriarch (Queen)'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ZergInfestedTerran</text:p>
          </table:table-cell>
          <table:table-cell table:formula="of:=&quot;su&quot; &amp; [.B52]" office:value-type="string" office:string-value="suZergInfestedTerran" calcext:value-type="string">
            <text:p>suZergInfestedTerran</text:p>
          </table:table-cell>
          <table:table-cell table:formula="of:=[.C52] &amp; &quot;,&quot;" office:value-type="string" office:string-value="suZergInfestedTerran," calcext:value-type="string">
            <text:p>suZergInfestedTerran,</text:p>
          </table:table-cell>
          <table:table-cell table:formula="of:=&quot;'&quot; &amp; [.B52] &amp; &quot;',&quot;" office:value-type="string" office:string-value="'ZergInfestedTerran'," calcext:value-type="string">
            <text:p>'ZergInfestedTerran',</text:p>
          </table:table-cell>
          <table:table-cell office:value-type="string" calcext:value-type="string">
            <text:p>Infested Terran</text:p>
          </table:table-cell>
          <table:table-cell table:formula="of:=&quot;'&quot; &amp; [.F52] &amp; &quot;',&quot;" office:value-type="string" office:string-value="'Infested Terran'," calcext:value-type="string">
            <text:p>'Infested Terran'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eroInfestedKerrigan</text:p>
          </table:table-cell>
          <table:table-cell table:formula="of:=&quot;su&quot; &amp; [.B53]" office:value-type="string" office:string-value="suHeroInfestedKerrigan" calcext:value-type="string">
            <text:p>suHeroInfestedKerrigan</text:p>
          </table:table-cell>
          <table:table-cell table:formula="of:=[.C53] &amp; &quot;,&quot;" office:value-type="string" office:string-value="suHeroInfestedKerrigan," calcext:value-type="string">
            <text:p>suHeroInfestedKerrigan,</text:p>
          </table:table-cell>
          <table:table-cell table:formula="of:=&quot;'&quot; &amp; [.B53] &amp; &quot;',&quot;" office:value-type="string" office:string-value="'HeroInfestedKerrigan'," calcext:value-type="string">
            <text:p>'HeroInfestedKerrigan',</text:p>
          </table:table-cell>
          <table:table-cell office:value-type="string" calcext:value-type="string">
            <text:p>Infested Kerrigan (Infested Terran)</text:p>
          </table:table-cell>
          <table:table-cell table:formula="of:=&quot;'&quot; &amp; [.F53] &amp; &quot;',&quot;" office:value-type="string" office:string-value="'Infested Kerrigan (Infested Terran)'," calcext:value-type="string">
            <text:p>'Infested Kerrigan (Infested Terran)'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eroUncleanOne</text:p>
          </table:table-cell>
          <table:table-cell table:formula="of:=&quot;su&quot; &amp; [.B54]" office:value-type="string" office:string-value="suHeroUncleanOne" calcext:value-type="string">
            <text:p>suHeroUncleanOne</text:p>
          </table:table-cell>
          <table:table-cell table:formula="of:=[.C54] &amp; &quot;,&quot;" office:value-type="string" office:string-value="suHeroUncleanOne," calcext:value-type="string">
            <text:p>suHeroUncleanOne,</text:p>
          </table:table-cell>
          <table:table-cell table:formula="of:=&quot;'&quot; &amp; [.B54] &amp; &quot;',&quot;" office:value-type="string" office:string-value="'HeroUncleanOne'," calcext:value-type="string">
            <text:p>'HeroUncleanOne',</text:p>
          </table:table-cell>
          <table:table-cell office:value-type="string" calcext:value-type="string">
            <text:p>Unclean One (Defiler)</text:p>
          </table:table-cell>
          <table:table-cell table:formula="of:=&quot;'&quot; &amp; [.F54] &amp; &quot;',&quot;" office:value-type="string" office:string-value="'Unclean One (Defiler)'," calcext:value-type="string">
            <text:p>'Unclean One (Defiler)'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eroHunterKiller</text:p>
          </table:table-cell>
          <table:table-cell table:formula="of:=&quot;su&quot; &amp; [.B55]" office:value-type="string" office:string-value="suHeroHunterKiller" calcext:value-type="string">
            <text:p>suHeroHunterKiller</text:p>
          </table:table-cell>
          <table:table-cell table:formula="of:=[.C55] &amp; &quot;,&quot;" office:value-type="string" office:string-value="suHeroHunterKiller," calcext:value-type="string">
            <text:p>suHeroHunterKiller,</text:p>
          </table:table-cell>
          <table:table-cell table:formula="of:=&quot;'&quot; &amp; [.B55] &amp; &quot;',&quot;" office:value-type="string" office:string-value="'HeroHunterKiller'," calcext:value-type="string">
            <text:p>'HeroHunterKiller',</text:p>
          </table:table-cell>
          <table:table-cell office:value-type="string" calcext:value-type="string">
            <text:p>Hunter Killer (Hydralisk)</text:p>
          </table:table-cell>
          <table:table-cell table:formula="of:=&quot;'&quot; &amp; [.F55] &amp; &quot;',&quot;" office:value-type="string" office:string-value="'Hunter Killer (Hydralisk)'," calcext:value-type="string">
            <text:p>'Hunter Killer (Hydralisk)',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eroDevouringOne</text:p>
          </table:table-cell>
          <table:table-cell table:formula="of:=&quot;su&quot; &amp; [.B56]" office:value-type="string" office:string-value="suHeroDevouringOne" calcext:value-type="string">
            <text:p>suHeroDevouringOne</text:p>
          </table:table-cell>
          <table:table-cell table:formula="of:=[.C56] &amp; &quot;,&quot;" office:value-type="string" office:string-value="suHeroDevouringOne," calcext:value-type="string">
            <text:p>suHeroDevouringOne,</text:p>
          </table:table-cell>
          <table:table-cell table:formula="of:=&quot;'&quot; &amp; [.B56] &amp; &quot;',&quot;" office:value-type="string" office:string-value="'HeroDevouringOne'," calcext:value-type="string">
            <text:p>'HeroDevouringOne',</text:p>
          </table:table-cell>
          <table:table-cell office:value-type="string" calcext:value-type="string">
            <text:p>Devouring One (Zergling)</text:p>
          </table:table-cell>
          <table:table-cell table:formula="of:=&quot;'&quot; &amp; [.F56] &amp; &quot;',&quot;" office:value-type="string" office:string-value="'Devouring One (Zergling)'," calcext:value-type="string">
            <text:p>'Devouring One (Zergling)'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eroKukulzaMutalisk</text:p>
          </table:table-cell>
          <table:table-cell table:formula="of:=&quot;su&quot; &amp; [.B57]" office:value-type="string" office:string-value="suHeroKukulzaMutalisk" calcext:value-type="string">
            <text:p>suHeroKukulzaMutalisk</text:p>
          </table:table-cell>
          <table:table-cell table:formula="of:=[.C57] &amp; &quot;,&quot;" office:value-type="string" office:string-value="suHeroKukulzaMutalisk," calcext:value-type="string">
            <text:p>suHeroKukulzaMutalisk,</text:p>
          </table:table-cell>
          <table:table-cell table:formula="of:=&quot;'&quot; &amp; [.B57] &amp; &quot;',&quot;" office:value-type="string" office:string-value="'HeroKukulzaMutalisk'," calcext:value-type="string">
            <text:p>'HeroKukulzaMutalisk',</text:p>
          </table:table-cell>
          <table:table-cell office:value-type="string" calcext:value-type="string">
            <text:p>Kukulza (Mutalisk)</text:p>
          </table:table-cell>
          <table:table-cell table:formula="of:=&quot;'&quot; &amp; [.F57] &amp; &quot;',&quot;" office:value-type="string" office:string-value="'Kukulza (Mutalisk)'," calcext:value-type="string">
            <text:p>'Kukulza (Mutalisk)'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eroKukulzaGuardian</text:p>
          </table:table-cell>
          <table:table-cell table:formula="of:=&quot;su&quot; &amp; [.B58]" office:value-type="string" office:string-value="suHeroKukulzaGuardian" calcext:value-type="string">
            <text:p>suHeroKukulzaGuardian</text:p>
          </table:table-cell>
          <table:table-cell table:formula="of:=[.C58] &amp; &quot;,&quot;" office:value-type="string" office:string-value="suHeroKukulzaGuardian," calcext:value-type="string">
            <text:p>suHeroKukulzaGuardian,</text:p>
          </table:table-cell>
          <table:table-cell table:formula="of:=&quot;'&quot; &amp; [.B58] &amp; &quot;',&quot;" office:value-type="string" office:string-value="'HeroKukulzaGuardian'," calcext:value-type="string">
            <text:p>'HeroKukulzaGuardian',</text:p>
          </table:table-cell>
          <table:table-cell office:value-type="string" calcext:value-type="string">
            <text:p>Kukulza (Guardian)</text:p>
          </table:table-cell>
          <table:table-cell table:formula="of:=&quot;'&quot; &amp; [.F58] &amp; &quot;',&quot;" office:value-type="string" office:string-value="'Kukulza (Guardian)'," calcext:value-type="string">
            <text:p>'Kukulza (Guardian)',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eroYggdrasill</text:p>
          </table:table-cell>
          <table:table-cell table:formula="of:=&quot;su&quot; &amp; [.B59]" office:value-type="string" office:string-value="suHeroYggdrasill" calcext:value-type="string">
            <text:p>suHeroYggdrasill</text:p>
          </table:table-cell>
          <table:table-cell table:formula="of:=[.C59] &amp; &quot;,&quot;" office:value-type="string" office:string-value="suHeroYggdrasill," calcext:value-type="string">
            <text:p>suHeroYggdrasill,</text:p>
          </table:table-cell>
          <table:table-cell table:formula="of:=&quot;'&quot; &amp; [.B59] &amp; &quot;',&quot;" office:value-type="string" office:string-value="'HeroYggdrasill'," calcext:value-type="string">
            <text:p>'HeroYggdrasill',</text:p>
          </table:table-cell>
          <table:table-cell office:value-type="string" calcext:value-type="string">
            <text:p>Yggdrasill (Overlord)</text:p>
          </table:table-cell>
          <table:table-cell table:formula="of:=&quot;'&quot; &amp; [.F59] &amp; &quot;',&quot;" office:value-type="string" office:string-value="'Yggdrasill (Overlord)'," calcext:value-type="string">
            <text:p>'Yggdrasill (Overlord)',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erranValkyrie</text:p>
          </table:table-cell>
          <table:table-cell table:formula="of:=&quot;su&quot; &amp; [.B60]" office:value-type="string" office:string-value="suTerranValkyrie" calcext:value-type="string">
            <text:p>suTerranValkyrie</text:p>
          </table:table-cell>
          <table:table-cell table:formula="of:=[.C60] &amp; &quot;,&quot;" office:value-type="string" office:string-value="suTerranValkyrie," calcext:value-type="string">
            <text:p>suTerranValkyrie,</text:p>
          </table:table-cell>
          <table:table-cell table:formula="of:=&quot;'&quot; &amp; [.B60] &amp; &quot;',&quot;" office:value-type="string" office:string-value="'TerranValkyrie'," calcext:value-type="string">
            <text:p>'TerranValkyrie',</text:p>
          </table:table-cell>
          <table:table-cell office:value-type="string" calcext:value-type="string">
            <text:p>Terran Valkyrie</text:p>
          </table:table-cell>
          <table:table-cell table:formula="of:=&quot;'&quot; &amp; [.F60] &amp; &quot;',&quot;" office:value-type="string" office:string-value="'Terran Valkyrie'," calcext:value-type="string">
            <text:p>'Terran Valkyrie'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ZergCocoon</text:p>
          </table:table-cell>
          <table:table-cell table:formula="of:=&quot;su&quot; &amp; [.B61]" office:value-type="string" office:string-value="suZergCocoon" calcext:value-type="string">
            <text:p>suZergCocoon</text:p>
          </table:table-cell>
          <table:table-cell table:formula="of:=[.C61] &amp; &quot;,&quot;" office:value-type="string" office:string-value="suZergCocoon," calcext:value-type="string">
            <text:p>suZergCocoon,</text:p>
          </table:table-cell>
          <table:table-cell table:formula="of:=&quot;'&quot; &amp; [.B61] &amp; &quot;',&quot;" office:value-type="string" office:string-value="'ZergCocoon'," calcext:value-type="string">
            <text:p>'ZergCocoon',</text:p>
          </table:table-cell>
          <table:table-cell office:value-type="string" calcext:value-type="string">
            <text:p>Cocoon</text:p>
          </table:table-cell>
          <table:table-cell table:formula="of:=&quot;'&quot; &amp; [.F61] &amp; &quot;',&quot;" office:value-type="string" office:string-value="'Cocoon'," calcext:value-type="string">
            <text:p>'Cocoon'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rotossCorsair</text:p>
          </table:table-cell>
          <table:table-cell table:formula="of:=&quot;su&quot; &amp; [.B62]" office:value-type="string" office:string-value="suProtossCorsair" calcext:value-type="string">
            <text:p>suProtossCorsair</text:p>
          </table:table-cell>
          <table:table-cell table:formula="of:=[.C62] &amp; &quot;,&quot;" office:value-type="string" office:string-value="suProtossCorsair," calcext:value-type="string">
            <text:p>suProtossCorsair,</text:p>
          </table:table-cell>
          <table:table-cell table:formula="of:=&quot;'&quot; &amp; [.B62] &amp; &quot;',&quot;" office:value-type="string" office:string-value="'ProtossCorsair'," calcext:value-type="string">
            <text:p>'ProtossCorsair',</text:p>
          </table:table-cell>
          <table:table-cell office:value-type="string" calcext:value-type="string">
            <text:p>Protoss Corsair</text:p>
          </table:table-cell>
          <table:table-cell table:formula="of:=&quot;'&quot; &amp; [.F62] &amp; &quot;',&quot;" office:value-type="string" office:string-value="'Protoss Corsair'," calcext:value-type="string">
            <text:p>'Protoss Corsair'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rotossDarkTemplar</text:p>
          </table:table-cell>
          <table:table-cell table:formula="of:=&quot;su&quot; &amp; [.B63]" office:value-type="string" office:string-value="suProtossDarkTemplar" calcext:value-type="string">
            <text:p>suProtossDarkTemplar</text:p>
          </table:table-cell>
          <table:table-cell table:formula="of:=[.C63] &amp; &quot;,&quot;" office:value-type="string" office:string-value="suProtossDarkTemplar," calcext:value-type="string">
            <text:p>suProtossDarkTemplar,</text:p>
          </table:table-cell>
          <table:table-cell table:formula="of:=&quot;'&quot; &amp; [.B63] &amp; &quot;',&quot;" office:value-type="string" office:string-value="'ProtossDarkTemplar'," calcext:value-type="string">
            <text:p>'ProtossDarkTemplar',</text:p>
          </table:table-cell>
          <table:table-cell office:value-type="string" calcext:value-type="string">
            <text:p>Protoss Dark Templar</text:p>
          </table:table-cell>
          <table:table-cell table:formula="of:=&quot;'&quot; &amp; [.F63] &amp; &quot;',&quot;" office:value-type="string" office:string-value="'Protoss Dark Templar'," calcext:value-type="string">
            <text:p>'Protoss Dark Templar',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ZergDevourer</text:p>
          </table:table-cell>
          <table:table-cell table:formula="of:=&quot;su&quot; &amp; [.B64]" office:value-type="string" office:string-value="suZergDevourer" calcext:value-type="string">
            <text:p>suZergDevourer</text:p>
          </table:table-cell>
          <table:table-cell table:formula="of:=[.C64] &amp; &quot;,&quot;" office:value-type="string" office:string-value="suZergDevourer," calcext:value-type="string">
            <text:p>suZergDevourer,</text:p>
          </table:table-cell>
          <table:table-cell table:formula="of:=&quot;'&quot; &amp; [.B64] &amp; &quot;',&quot;" office:value-type="string" office:string-value="'ZergDevourer'," calcext:value-type="string">
            <text:p>'ZergDevourer',</text:p>
          </table:table-cell>
          <table:table-cell office:value-type="string" calcext:value-type="string">
            <text:p>Zerg Devourer</text:p>
          </table:table-cell>
          <table:table-cell table:formula="of:=&quot;'&quot; &amp; [.F64] &amp; &quot;',&quot;" office:value-type="string" office:string-value="'Zerg Devourer'," calcext:value-type="string">
            <text:p>'Zerg Devourer',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rotossDarkArchon</text:p>
          </table:table-cell>
          <table:table-cell table:formula="of:=&quot;su&quot; &amp; [.B65]" office:value-type="string" office:string-value="suProtossDarkArchon" calcext:value-type="string">
            <text:p>suProtossDarkArchon</text:p>
          </table:table-cell>
          <table:table-cell table:formula="of:=[.C65] &amp; &quot;,&quot;" office:value-type="string" office:string-value="suProtossDarkArchon," calcext:value-type="string">
            <text:p>suProtossDarkArchon,</text:p>
          </table:table-cell>
          <table:table-cell table:formula="of:=&quot;'&quot; &amp; [.B65] &amp; &quot;',&quot;" office:value-type="string" office:string-value="'ProtossDarkArchon'," calcext:value-type="string">
            <text:p>'ProtossDarkArchon',</text:p>
          </table:table-cell>
          <table:table-cell office:value-type="string" calcext:value-type="string">
            <text:p>Protoss Dark Archon</text:p>
          </table:table-cell>
          <table:table-cell table:formula="of:=&quot;'&quot; &amp; [.F65] &amp; &quot;',&quot;" office:value-type="string" office:string-value="'Protoss Dark Archon'," calcext:value-type="string">
            <text:p>'Protoss Dark Archon'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rotossProbe</text:p>
          </table:table-cell>
          <table:table-cell table:formula="of:=&quot;su&quot; &amp; [.B66]" office:value-type="string" office:string-value="suProtossProbe" calcext:value-type="string">
            <text:p>suProtossProbe</text:p>
          </table:table-cell>
          <table:table-cell table:formula="of:=[.C66] &amp; &quot;,&quot;" office:value-type="string" office:string-value="suProtossProbe," calcext:value-type="string">
            <text:p>suProtossProbe,</text:p>
          </table:table-cell>
          <table:table-cell table:formula="of:=&quot;'&quot; &amp; [.B66] &amp; &quot;',&quot;" office:value-type="string" office:string-value="'ProtossProbe'," calcext:value-type="string">
            <text:p>'ProtossProbe',</text:p>
          </table:table-cell>
          <table:table-cell office:value-type="string" calcext:value-type="string">
            <text:p>Protoss Probe</text:p>
          </table:table-cell>
          <table:table-cell table:formula="of:=&quot;'&quot; &amp; [.F66] &amp; &quot;',&quot;" office:value-type="string" office:string-value="'Protoss Probe'," calcext:value-type="string">
            <text:p>'Protoss Probe',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rotossZealot</text:p>
          </table:table-cell>
          <table:table-cell table:formula="of:=&quot;su&quot; &amp; [.B67]" office:value-type="string" office:string-value="suProtossZealot" calcext:value-type="string">
            <text:p>suProtossZealot</text:p>
          </table:table-cell>
          <table:table-cell table:formula="of:=[.C67] &amp; &quot;,&quot;" office:value-type="string" office:string-value="suProtossZealot," calcext:value-type="string">
            <text:p>suProtossZealot,</text:p>
          </table:table-cell>
          <table:table-cell table:formula="of:=&quot;'&quot; &amp; [.B67] &amp; &quot;',&quot;" office:value-type="string" office:string-value="'ProtossZealot'," calcext:value-type="string">
            <text:p>'ProtossZealot',</text:p>
          </table:table-cell>
          <table:table-cell office:value-type="string" calcext:value-type="string">
            <text:p>Protoss Zealot</text:p>
          </table:table-cell>
          <table:table-cell table:formula="of:=&quot;'&quot; &amp; [.F67] &amp; &quot;',&quot;" office:value-type="string" office:string-value="'Protoss Zealot'," calcext:value-type="string">
            <text:p>'Protoss Zealot',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rotossDragoon</text:p>
          </table:table-cell>
          <table:table-cell table:formula="of:=&quot;su&quot; &amp; [.B68]" office:value-type="string" office:string-value="suProtossDragoon" calcext:value-type="string">
            <text:p>suProtossDragoon</text:p>
          </table:table-cell>
          <table:table-cell table:formula="of:=[.C68] &amp; &quot;,&quot;" office:value-type="string" office:string-value="suProtossDragoon," calcext:value-type="string">
            <text:p>suProtossDragoon,</text:p>
          </table:table-cell>
          <table:table-cell table:formula="of:=&quot;'&quot; &amp; [.B68] &amp; &quot;',&quot;" office:value-type="string" office:string-value="'ProtossDragoon'," calcext:value-type="string">
            <text:p>'ProtossDragoon',</text:p>
          </table:table-cell>
          <table:table-cell office:value-type="string" calcext:value-type="string">
            <text:p>Protoss Dragoon</text:p>
          </table:table-cell>
          <table:table-cell table:formula="of:=&quot;'&quot; &amp; [.F68] &amp; &quot;',&quot;" office:value-type="string" office:string-value="'Protoss Dragoon'," calcext:value-type="string">
            <text:p>'Protoss Dragoon'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rotossHighTemplar</text:p>
          </table:table-cell>
          <table:table-cell table:formula="of:=&quot;su&quot; &amp; [.B69]" office:value-type="string" office:string-value="suProtossHighTemplar" calcext:value-type="string">
            <text:p>suProtossHighTemplar</text:p>
          </table:table-cell>
          <table:table-cell table:formula="of:=[.C69] &amp; &quot;,&quot;" office:value-type="string" office:string-value="suProtossHighTemplar," calcext:value-type="string">
            <text:p>suProtossHighTemplar,</text:p>
          </table:table-cell>
          <table:table-cell table:formula="of:=&quot;'&quot; &amp; [.B69] &amp; &quot;',&quot;" office:value-type="string" office:string-value="'ProtossHighTemplar'," calcext:value-type="string">
            <text:p>'ProtossHighTemplar',</text:p>
          </table:table-cell>
          <table:table-cell office:value-type="string" calcext:value-type="string">
            <text:p>Protoss High Templar</text:p>
          </table:table-cell>
          <table:table-cell table:formula="of:=&quot;'&quot; &amp; [.F69] &amp; &quot;',&quot;" office:value-type="string" office:string-value="'Protoss High Templar'," calcext:value-type="string">
            <text:p>'Protoss High Templar',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rotossArchon</text:p>
          </table:table-cell>
          <table:table-cell table:formula="of:=&quot;su&quot; &amp; [.B70]" office:value-type="string" office:string-value="suProtossArchon" calcext:value-type="string">
            <text:p>suProtossArchon</text:p>
          </table:table-cell>
          <table:table-cell table:formula="of:=[.C70] &amp; &quot;,&quot;" office:value-type="string" office:string-value="suProtossArchon," calcext:value-type="string">
            <text:p>suProtossArchon,</text:p>
          </table:table-cell>
          <table:table-cell table:formula="of:=&quot;'&quot; &amp; [.B70] &amp; &quot;',&quot;" office:value-type="string" office:string-value="'ProtossArchon'," calcext:value-type="string">
            <text:p>'ProtossArchon',</text:p>
          </table:table-cell>
          <table:table-cell office:value-type="string" calcext:value-type="string">
            <text:p>Protoss Archon</text:p>
          </table:table-cell>
          <table:table-cell table:formula="of:=&quot;'&quot; &amp; [.F70] &amp; &quot;',&quot;" office:value-type="string" office:string-value="'Protoss Archon'," calcext:value-type="string">
            <text:p>'Protoss Archon',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rotossShuttle</text:p>
          </table:table-cell>
          <table:table-cell table:formula="of:=&quot;su&quot; &amp; [.B71]" office:value-type="string" office:string-value="suProtossShuttle" calcext:value-type="string">
            <text:p>suProtossShuttle</text:p>
          </table:table-cell>
          <table:table-cell table:formula="of:=[.C71] &amp; &quot;,&quot;" office:value-type="string" office:string-value="suProtossShuttle," calcext:value-type="string">
            <text:p>suProtossShuttle,</text:p>
          </table:table-cell>
          <table:table-cell table:formula="of:=&quot;'&quot; &amp; [.B71] &amp; &quot;',&quot;" office:value-type="string" office:string-value="'ProtossShuttle'," calcext:value-type="string">
            <text:p>'ProtossShuttle',</text:p>
          </table:table-cell>
          <table:table-cell office:value-type="string" calcext:value-type="string">
            <text:p>Protoss Shuttle</text:p>
          </table:table-cell>
          <table:table-cell table:formula="of:=&quot;'&quot; &amp; [.F71] &amp; &quot;',&quot;" office:value-type="string" office:string-value="'Protoss Shuttle'," calcext:value-type="string">
            <text:p>'Protoss Shuttle',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rotossScout</text:p>
          </table:table-cell>
          <table:table-cell table:formula="of:=&quot;su&quot; &amp; [.B72]" office:value-type="string" office:string-value="suProtossScout" calcext:value-type="string">
            <text:p>suProtossScout</text:p>
          </table:table-cell>
          <table:table-cell table:formula="of:=[.C72] &amp; &quot;,&quot;" office:value-type="string" office:string-value="suProtossScout," calcext:value-type="string">
            <text:p>suProtossScout,</text:p>
          </table:table-cell>
          <table:table-cell table:formula="of:=&quot;'&quot; &amp; [.B72] &amp; &quot;',&quot;" office:value-type="string" office:string-value="'ProtossScout'," calcext:value-type="string">
            <text:p>'ProtossScout',</text:p>
          </table:table-cell>
          <table:table-cell office:value-type="string" calcext:value-type="string">
            <text:p>Protoss Scout</text:p>
          </table:table-cell>
          <table:table-cell table:formula="of:=&quot;'&quot; &amp; [.F72] &amp; &quot;',&quot;" office:value-type="string" office:string-value="'Protoss Scout'," calcext:value-type="string">
            <text:p>'Protoss Scout',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rotossArbiter</text:p>
          </table:table-cell>
          <table:table-cell table:formula="of:=&quot;su&quot; &amp; [.B73]" office:value-type="string" office:string-value="suProtossArbiter" calcext:value-type="string">
            <text:p>suProtossArbiter</text:p>
          </table:table-cell>
          <table:table-cell table:formula="of:=[.C73] &amp; &quot;,&quot;" office:value-type="string" office:string-value="suProtossArbiter," calcext:value-type="string">
            <text:p>suProtossArbiter,</text:p>
          </table:table-cell>
          <table:table-cell table:formula="of:=&quot;'&quot; &amp; [.B73] &amp; &quot;',&quot;" office:value-type="string" office:string-value="'ProtossArbiter'," calcext:value-type="string">
            <text:p>'ProtossArbiter',</text:p>
          </table:table-cell>
          <table:table-cell office:value-type="string" calcext:value-type="string">
            <text:p>Protoss Arbiter</text:p>
          </table:table-cell>
          <table:table-cell table:formula="of:=&quot;'&quot; &amp; [.F73] &amp; &quot;',&quot;" office:value-type="string" office:string-value="'Protoss Arbiter'," calcext:value-type="string">
            <text:p>'Protoss Arbiter',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rotossCarrier</text:p>
          </table:table-cell>
          <table:table-cell table:formula="of:=&quot;su&quot; &amp; [.B74]" office:value-type="string" office:string-value="suProtossCarrier" calcext:value-type="string">
            <text:p>suProtossCarrier</text:p>
          </table:table-cell>
          <table:table-cell table:formula="of:=[.C74] &amp; &quot;,&quot;" office:value-type="string" office:string-value="suProtossCarrier," calcext:value-type="string">
            <text:p>suProtossCarrier,</text:p>
          </table:table-cell>
          <table:table-cell table:formula="of:=&quot;'&quot; &amp; [.B74] &amp; &quot;',&quot;" office:value-type="string" office:string-value="'ProtossCarrier'," calcext:value-type="string">
            <text:p>'ProtossCarrier',</text:p>
          </table:table-cell>
          <table:table-cell office:value-type="string" calcext:value-type="string">
            <text:p>Protoss Carrier</text:p>
          </table:table-cell>
          <table:table-cell table:formula="of:=&quot;'&quot; &amp; [.F74] &amp; &quot;',&quot;" office:value-type="string" office:string-value="'Protoss Carrier'," calcext:value-type="string">
            <text:p>'Protoss Carrier',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rotossInterceptor</text:p>
          </table:table-cell>
          <table:table-cell table:formula="of:=&quot;su&quot; &amp; [.B75]" office:value-type="string" office:string-value="suProtossInterceptor" calcext:value-type="string">
            <text:p>suProtossInterceptor</text:p>
          </table:table-cell>
          <table:table-cell table:formula="of:=[.C75] &amp; &quot;,&quot;" office:value-type="string" office:string-value="suProtossInterceptor," calcext:value-type="string">
            <text:p>suProtossInterceptor,</text:p>
          </table:table-cell>
          <table:table-cell table:formula="of:=&quot;'&quot; &amp; [.B75] &amp; &quot;',&quot;" office:value-type="string" office:string-value="'ProtossInterceptor'," calcext:value-type="string">
            <text:p>'ProtossInterceptor',</text:p>
          </table:table-cell>
          <table:table-cell office:value-type="string" calcext:value-type="string">
            <text:p>Protoss Interceptor</text:p>
          </table:table-cell>
          <table:table-cell table:formula="of:=&quot;'&quot; &amp; [.F75] &amp; &quot;',&quot;" office:value-type="string" office:string-value="'Protoss Interceptor'," calcext:value-type="string">
            <text:p>'Protoss Interceptor',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eroDarkTemplar</text:p>
          </table:table-cell>
          <table:table-cell table:formula="of:=&quot;su&quot; &amp; [.B76]" office:value-type="string" office:string-value="suHeroDarkTemplar" calcext:value-type="string">
            <text:p>suHeroDarkTemplar</text:p>
          </table:table-cell>
          <table:table-cell table:formula="of:=[.C76] &amp; &quot;,&quot;" office:value-type="string" office:string-value="suHeroDarkTemplar," calcext:value-type="string">
            <text:p>suHeroDarkTemplar,</text:p>
          </table:table-cell>
          <table:table-cell table:formula="of:=&quot;'&quot; &amp; [.B76] &amp; &quot;',&quot;" office:value-type="string" office:string-value="'HeroDarkTemplar'," calcext:value-type="string">
            <text:p>'HeroDarkTemplar',</text:p>
          </table:table-cell>
          <table:table-cell office:value-type="string" calcext:value-type="string">
            <text:p>Dark Templar (Hero)</text:p>
          </table:table-cell>
          <table:table-cell table:formula="of:=&quot;'&quot; &amp; [.F76] &amp; &quot;',&quot;" office:value-type="string" office:string-value="'Dark Templar (Hero)'," calcext:value-type="string">
            <text:p>'Dark Templar (Hero)',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eroZeratul</text:p>
          </table:table-cell>
          <table:table-cell table:formula="of:=&quot;su&quot; &amp; [.B77]" office:value-type="string" office:string-value="suHeroZeratul" calcext:value-type="string">
            <text:p>suHeroZeratul</text:p>
          </table:table-cell>
          <table:table-cell table:formula="of:=[.C77] &amp; &quot;,&quot;" office:value-type="string" office:string-value="suHeroZeratul," calcext:value-type="string">
            <text:p>suHeroZeratul,</text:p>
          </table:table-cell>
          <table:table-cell table:formula="of:=&quot;'&quot; &amp; [.B77] &amp; &quot;',&quot;" office:value-type="string" office:string-value="'HeroZeratul'," calcext:value-type="string">
            <text:p>'HeroZeratul',</text:p>
          </table:table-cell>
          <table:table-cell office:value-type="string" calcext:value-type="string">
            <text:p>Zeratul (Dark Templar)</text:p>
          </table:table-cell>
          <table:table-cell table:formula="of:=&quot;'&quot; &amp; [.F77] &amp; &quot;',&quot;" office:value-type="string" office:string-value="'Zeratul (Dark Templar)'," calcext:value-type="string">
            <text:p>'Zeratul (Dark Templar)',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eroTassadarZeratulArchon</text:p>
          </table:table-cell>
          <table:table-cell table:formula="of:=&quot;su&quot; &amp; [.B78]" office:value-type="string" office:string-value="suHeroTassadarZeratulArchon" calcext:value-type="string">
            <text:p>suHeroTassadarZeratulArchon</text:p>
          </table:table-cell>
          <table:table-cell table:formula="of:=[.C78] &amp; &quot;,&quot;" office:value-type="string" office:string-value="suHeroTassadarZeratulArchon," calcext:value-type="string">
            <text:p>suHeroTassadarZeratulArchon,</text:p>
          </table:table-cell>
          <table:table-cell table:formula="of:=&quot;'&quot; &amp; [.B78] &amp; &quot;',&quot;" office:value-type="string" office:string-value="'HeroTassadarZeratulArchon'," calcext:value-type="string">
            <text:p>'HeroTassadarZeratulArchon',</text:p>
          </table:table-cell>
          <table:table-cell office:value-type="string" calcext:value-type="string">
            <text:p>Tassadar/Zeratul (Archon)</text:p>
          </table:table-cell>
          <table:table-cell table:formula="of:=&quot;'&quot; &amp; [.F78] &amp; &quot;',&quot;" office:value-type="string" office:string-value="'Tassadar/Zeratul (Archon)'," calcext:value-type="string">
            <text:p>'Tassadar/Zeratul (Archon)',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eroFenixZealot</text:p>
          </table:table-cell>
          <table:table-cell table:formula="of:=&quot;su&quot; &amp; [.B79]" office:value-type="string" office:string-value="suHeroFenixZealot" calcext:value-type="string">
            <text:p>suHeroFenixZealot</text:p>
          </table:table-cell>
          <table:table-cell table:formula="of:=[.C79] &amp; &quot;,&quot;" office:value-type="string" office:string-value="suHeroFenixZealot," calcext:value-type="string">
            <text:p>suHeroFenixZealot,</text:p>
          </table:table-cell>
          <table:table-cell table:formula="of:=&quot;'&quot; &amp; [.B79] &amp; &quot;',&quot;" office:value-type="string" office:string-value="'HeroFenixZealot'," calcext:value-type="string">
            <text:p>'HeroFenixZealot',</text:p>
          </table:table-cell>
          <table:table-cell office:value-type="string" calcext:value-type="string">
            <text:p>Fenix (Zealot)</text:p>
          </table:table-cell>
          <table:table-cell table:formula="of:=&quot;'&quot; &amp; [.F79] &amp; &quot;',&quot;" office:value-type="string" office:string-value="'Fenix (Zealot)'," calcext:value-type="string">
            <text:p>'Fenix (Zealot)',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eroFenixDragoon</text:p>
          </table:table-cell>
          <table:table-cell table:formula="of:=&quot;su&quot; &amp; [.B80]" office:value-type="string" office:string-value="suHeroFenixDragoon" calcext:value-type="string">
            <text:p>suHeroFenixDragoon</text:p>
          </table:table-cell>
          <table:table-cell table:formula="of:=[.C80] &amp; &quot;,&quot;" office:value-type="string" office:string-value="suHeroFenixDragoon," calcext:value-type="string">
            <text:p>suHeroFenixDragoon,</text:p>
          </table:table-cell>
          <table:table-cell table:formula="of:=&quot;'&quot; &amp; [.B80] &amp; &quot;',&quot;" office:value-type="string" office:string-value="'HeroFenixDragoon'," calcext:value-type="string">
            <text:p>'HeroFenixDragoon',</text:p>
          </table:table-cell>
          <table:table-cell office:value-type="string" calcext:value-type="string">
            <text:p>Fenix (Dragoon)</text:p>
          </table:table-cell>
          <table:table-cell table:formula="of:=&quot;'&quot; &amp; [.F80] &amp; &quot;',&quot;" office:value-type="string" office:string-value="'Fenix (Dragoon)'," calcext:value-type="string">
            <text:p>'Fenix (Dragoon)',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eroTassadar</text:p>
          </table:table-cell>
          <table:table-cell table:formula="of:=&quot;su&quot; &amp; [.B81]" office:value-type="string" office:string-value="suHeroTassadar" calcext:value-type="string">
            <text:p>suHeroTassadar</text:p>
          </table:table-cell>
          <table:table-cell table:formula="of:=[.C81] &amp; &quot;,&quot;" office:value-type="string" office:string-value="suHeroTassadar," calcext:value-type="string">
            <text:p>suHeroTassadar,</text:p>
          </table:table-cell>
          <table:table-cell table:formula="of:=&quot;'&quot; &amp; [.B81] &amp; &quot;',&quot;" office:value-type="string" office:string-value="'HeroTassadar'," calcext:value-type="string">
            <text:p>'HeroTassadar',</text:p>
          </table:table-cell>
          <table:table-cell office:value-type="string" calcext:value-type="string">
            <text:p>Tassadar (Templar)</text:p>
          </table:table-cell>
          <table:table-cell table:formula="of:=&quot;'&quot; &amp; [.F81] &amp; &quot;',&quot;" office:value-type="string" office:string-value="'Tassadar (Templar)'," calcext:value-type="string">
            <text:p>'Tassadar (Templar)',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eroMojo</text:p>
          </table:table-cell>
          <table:table-cell table:formula="of:=&quot;su&quot; &amp; [.B82]" office:value-type="string" office:string-value="suHeroMojo" calcext:value-type="string">
            <text:p>suHeroMojo</text:p>
          </table:table-cell>
          <table:table-cell table:formula="of:=[.C82] &amp; &quot;,&quot;" office:value-type="string" office:string-value="suHeroMojo," calcext:value-type="string">
            <text:p>suHeroMojo,</text:p>
          </table:table-cell>
          <table:table-cell table:formula="of:=&quot;'&quot; &amp; [.B82] &amp; &quot;',&quot;" office:value-type="string" office:string-value="'HeroMojo'," calcext:value-type="string">
            <text:p>'HeroMojo',</text:p>
          </table:table-cell>
          <table:table-cell office:value-type="string" calcext:value-type="string">
            <text:p>Mojo (Scout)</text:p>
          </table:table-cell>
          <table:table-cell table:formula="of:=&quot;'&quot; &amp; [.F82] &amp; &quot;',&quot;" office:value-type="string" office:string-value="'Mojo (Scout)'," calcext:value-type="string">
            <text:p>'Mojo (Scout)',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eroWarbringer</text:p>
          </table:table-cell>
          <table:table-cell table:formula="of:=&quot;su&quot; &amp; [.B83]" office:value-type="string" office:string-value="suHeroWarbringer" calcext:value-type="string">
            <text:p>suHeroWarbringer</text:p>
          </table:table-cell>
          <table:table-cell table:formula="of:=[.C83] &amp; &quot;,&quot;" office:value-type="string" office:string-value="suHeroWarbringer," calcext:value-type="string">
            <text:p>suHeroWarbringer,</text:p>
          </table:table-cell>
          <table:table-cell table:formula="of:=&quot;'&quot; &amp; [.B83] &amp; &quot;',&quot;" office:value-type="string" office:string-value="'HeroWarbringer'," calcext:value-type="string">
            <text:p>'HeroWarbringer',</text:p>
          </table:table-cell>
          <table:table-cell office:value-type="string" calcext:value-type="string">
            <text:p>Warbringer (Reaver)</text:p>
          </table:table-cell>
          <table:table-cell table:formula="of:=&quot;'&quot; &amp; [.F83] &amp; &quot;',&quot;" office:value-type="string" office:string-value="'Warbringer (Reaver)'," calcext:value-type="string">
            <text:p>'Warbringer (Reaver)',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eroGantrithor</text:p>
          </table:table-cell>
          <table:table-cell table:formula="of:=&quot;su&quot; &amp; [.B84]" office:value-type="string" office:string-value="suHeroGantrithor" calcext:value-type="string">
            <text:p>suHeroGantrithor</text:p>
          </table:table-cell>
          <table:table-cell table:formula="of:=[.C84] &amp; &quot;,&quot;" office:value-type="string" office:string-value="suHeroGantrithor," calcext:value-type="string">
            <text:p>suHeroGantrithor,</text:p>
          </table:table-cell>
          <table:table-cell table:formula="of:=&quot;'&quot; &amp; [.B84] &amp; &quot;',&quot;" office:value-type="string" office:string-value="'HeroGantrithor'," calcext:value-type="string">
            <text:p>'HeroGantrithor',</text:p>
          </table:table-cell>
          <table:table-cell office:value-type="string" calcext:value-type="string">
            <text:p>Gantrithor (Carrier)</text:p>
          </table:table-cell>
          <table:table-cell table:formula="of:=&quot;'&quot; &amp; [.F84] &amp; &quot;',&quot;" office:value-type="string" office:string-value="'Gantrithor (Carrier)'," calcext:value-type="string">
            <text:p>'Gantrithor (Carrier)',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rotossReaver</text:p>
          </table:table-cell>
          <table:table-cell table:formula="of:=&quot;su&quot; &amp; [.B85]" office:value-type="string" office:string-value="suProtossReaver" calcext:value-type="string">
            <text:p>suProtossReaver</text:p>
          </table:table-cell>
          <table:table-cell table:formula="of:=[.C85] &amp; &quot;,&quot;" office:value-type="string" office:string-value="suProtossReaver," calcext:value-type="string">
            <text:p>suProtossReaver,</text:p>
          </table:table-cell>
          <table:table-cell table:formula="of:=&quot;'&quot; &amp; [.B85] &amp; &quot;',&quot;" office:value-type="string" office:string-value="'ProtossReaver'," calcext:value-type="string">
            <text:p>'ProtossReaver',</text:p>
          </table:table-cell>
          <table:table-cell office:value-type="string" calcext:value-type="string">
            <text:p>Protoss Reaver</text:p>
          </table:table-cell>
          <table:table-cell table:formula="of:=&quot;'&quot; &amp; [.F85] &amp; &quot;',&quot;" office:value-type="string" office:string-value="'Protoss Reaver'," calcext:value-type="string">
            <text:p>'Protoss Reaver',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rotossObserver</text:p>
          </table:table-cell>
          <table:table-cell table:formula="of:=&quot;su&quot; &amp; [.B86]" office:value-type="string" office:string-value="suProtossObserver" calcext:value-type="string">
            <text:p>suProtossObserver</text:p>
          </table:table-cell>
          <table:table-cell table:formula="of:=[.C86] &amp; &quot;,&quot;" office:value-type="string" office:string-value="suProtossObserver," calcext:value-type="string">
            <text:p>suProtossObserver,</text:p>
          </table:table-cell>
          <table:table-cell table:formula="of:=&quot;'&quot; &amp; [.B86] &amp; &quot;',&quot;" office:value-type="string" office:string-value="'ProtossObserver'," calcext:value-type="string">
            <text:p>'ProtossObserver',</text:p>
          </table:table-cell>
          <table:table-cell office:value-type="string" calcext:value-type="string">
            <text:p>Protoss Observer</text:p>
          </table:table-cell>
          <table:table-cell table:formula="of:=&quot;'&quot; &amp; [.F86] &amp; &quot;',&quot;" office:value-type="string" office:string-value="'Protoss Observer'," calcext:value-type="string">
            <text:p>'Protoss Observer',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rotossScarab</text:p>
          </table:table-cell>
          <table:table-cell table:formula="of:=&quot;su&quot; &amp; [.B87]" office:value-type="string" office:string-value="suProtossScarab" calcext:value-type="string">
            <text:p>suProtossScarab</text:p>
          </table:table-cell>
          <table:table-cell table:formula="of:=[.C87] &amp; &quot;,&quot;" office:value-type="string" office:string-value="suProtossScarab," calcext:value-type="string">
            <text:p>suProtossScarab,</text:p>
          </table:table-cell>
          <table:table-cell table:formula="of:=&quot;'&quot; &amp; [.B87] &amp; &quot;',&quot;" office:value-type="string" office:string-value="'ProtossScarab'," calcext:value-type="string">
            <text:p>'ProtossScarab',</text:p>
          </table:table-cell>
          <table:table-cell office:value-type="string" calcext:value-type="string">
            <text:p>Protoss Scarab</text:p>
          </table:table-cell>
          <table:table-cell table:formula="of:=&quot;'&quot; &amp; [.F87] &amp; &quot;',&quot;" office:value-type="string" office:string-value="'Protoss Scarab'," calcext:value-type="string">
            <text:p>'Protoss Scarab',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eroDanimoth</text:p>
          </table:table-cell>
          <table:table-cell table:formula="of:=&quot;su&quot; &amp; [.B88]" office:value-type="string" office:string-value="suHeroDanimoth" calcext:value-type="string">
            <text:p>suHeroDanimoth</text:p>
          </table:table-cell>
          <table:table-cell table:formula="of:=[.C88] &amp; &quot;,&quot;" office:value-type="string" office:string-value="suHeroDanimoth," calcext:value-type="string">
            <text:p>suHeroDanimoth,</text:p>
          </table:table-cell>
          <table:table-cell table:formula="of:=&quot;'&quot; &amp; [.B88] &amp; &quot;',&quot;" office:value-type="string" office:string-value="'HeroDanimoth'," calcext:value-type="string">
            <text:p>'HeroDanimoth',</text:p>
          </table:table-cell>
          <table:table-cell office:value-type="string" calcext:value-type="string">
            <text:p>Danimoth (Arbiter)</text:p>
          </table:table-cell>
          <table:table-cell table:formula="of:=&quot;'&quot; &amp; [.F88] &amp; &quot;',&quot;" office:value-type="string" office:string-value="'Danimoth (Arbiter)'," calcext:value-type="string">
            <text:p>'Danimoth (Arbiter)',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HeroAldaris</text:p>
          </table:table-cell>
          <table:table-cell table:formula="of:=&quot;su&quot; &amp; [.B89]" office:value-type="string" office:string-value="suHeroAldaris" calcext:value-type="string">
            <text:p>suHeroAldaris</text:p>
          </table:table-cell>
          <table:table-cell table:formula="of:=[.C89] &amp; &quot;,&quot;" office:value-type="string" office:string-value="suHeroAldaris," calcext:value-type="string">
            <text:p>suHeroAldaris,</text:p>
          </table:table-cell>
          <table:table-cell table:formula="of:=&quot;'&quot; &amp; [.B89] &amp; &quot;',&quot;" office:value-type="string" office:string-value="'HeroAldaris'," calcext:value-type="string">
            <text:p>'HeroAldaris',</text:p>
          </table:table-cell>
          <table:table-cell office:value-type="string" calcext:value-type="string">
            <text:p>Aldaris (Templar)</text:p>
          </table:table-cell>
          <table:table-cell table:formula="of:=&quot;'&quot; &amp; [.F89] &amp; &quot;',&quot;" office:value-type="string" office:string-value="'Aldaris (Templar)'," calcext:value-type="string">
            <text:p>'Aldaris (Templar)',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eroArtanis</text:p>
          </table:table-cell>
          <table:table-cell table:formula="of:=&quot;su&quot; &amp; [.B90]" office:value-type="string" office:string-value="suHeroArtanis" calcext:value-type="string">
            <text:p>suHeroArtanis</text:p>
          </table:table-cell>
          <table:table-cell table:formula="of:=[.C90] &amp; &quot;,&quot;" office:value-type="string" office:string-value="suHeroArtanis," calcext:value-type="string">
            <text:p>suHeroArtanis,</text:p>
          </table:table-cell>
          <table:table-cell table:formula="of:=&quot;'&quot; &amp; [.B90] &amp; &quot;',&quot;" office:value-type="string" office:string-value="'HeroArtanis'," calcext:value-type="string">
            <text:p>'HeroArtanis',</text:p>
          </table:table-cell>
          <table:table-cell office:value-type="string" calcext:value-type="string">
            <text:p>Artanis (Scout)</text:p>
          </table:table-cell>
          <table:table-cell table:formula="of:=&quot;'&quot; &amp; [.F90] &amp; &quot;',&quot;" office:value-type="string" office:string-value="'Artanis (Scout)'," calcext:value-type="string">
            <text:p>'Artanis (Scout)',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ritterRhynadon</text:p>
          </table:table-cell>
          <table:table-cell table:formula="of:=&quot;su&quot; &amp; [.B91]" office:value-type="string" office:string-value="suCritterRhynadon" calcext:value-type="string">
            <text:p>suCritterRhynadon</text:p>
          </table:table-cell>
          <table:table-cell table:formula="of:=[.C91] &amp; &quot;,&quot;" office:value-type="string" office:string-value="suCritterRhynadon," calcext:value-type="string">
            <text:p>suCritterRhynadon,</text:p>
          </table:table-cell>
          <table:table-cell table:formula="of:=&quot;'&quot; &amp; [.B91] &amp; &quot;',&quot;" office:value-type="string" office:string-value="'CritterRhynadon'," calcext:value-type="string">
            <text:p>'CritterRhynadon',</text:p>
          </table:table-cell>
          <table:table-cell office:value-type="string" calcext:value-type="string">
            <text:p>Rhynadon (Badlands)</text:p>
          </table:table-cell>
          <table:table-cell table:formula="of:=&quot;'&quot; &amp; [.F91] &amp; &quot;',&quot;" office:value-type="string" office:string-value="'Rhynadon (Badlands)'," calcext:value-type="string">
            <text:p>'Rhynadon (Badlands)',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ritterBengalaas</text:p>
          </table:table-cell>
          <table:table-cell table:formula="of:=&quot;su&quot; &amp; [.B92]" office:value-type="string" office:string-value="suCritterBengalaas" calcext:value-type="string">
            <text:p>suCritterBengalaas</text:p>
          </table:table-cell>
          <table:table-cell table:formula="of:=[.C92] &amp; &quot;,&quot;" office:value-type="string" office:string-value="suCritterBengalaas," calcext:value-type="string">
            <text:p>suCritterBengalaas,</text:p>
          </table:table-cell>
          <table:table-cell table:formula="of:=&quot;'&quot; &amp; [.B92] &amp; &quot;',&quot;" office:value-type="string" office:string-value="'CritterBengalaas'," calcext:value-type="string">
            <text:p>'CritterBengalaas',</text:p>
          </table:table-cell>
          <table:table-cell office:value-type="string" calcext:value-type="string">
            <text:p>Bengalaas (Jungle)</text:p>
          </table:table-cell>
          <table:table-cell table:formula="of:=&quot;'&quot; &amp; [.F92] &amp; &quot;',&quot;" office:value-type="string" office:string-value="'Bengalaas (Jungle)'," calcext:value-type="string">
            <text:p>'Bengalaas (Jungle)',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pecialCargoShip</text:p>
          </table:table-cell>
          <table:table-cell table:formula="of:=&quot;su&quot; &amp; [.B93]" office:value-type="string" office:string-value="suSpecialCargoShip" calcext:value-type="string">
            <text:p>suSpecialCargoShip</text:p>
          </table:table-cell>
          <table:table-cell table:formula="of:=[.C93] &amp; &quot;,&quot;" office:value-type="string" office:string-value="suSpecialCargoShip," calcext:value-type="string">
            <text:p>suSpecialCargoShip,</text:p>
          </table:table-cell>
          <table:table-cell table:formula="of:=&quot;'&quot; &amp; [.B93] &amp; &quot;',&quot;" office:value-type="string" office:string-value="'SpecialCargoShip'," calcext:value-type="string">
            <text:p>'SpecialCargoShip',</text:p>
          </table:table-cell>
          <table:table-cell office:value-type="string" calcext:value-type="string">
            <text:p>Unused type <text:s text:c="2"/>1</text:p>
          </table:table-cell>
          <table:table-cell table:formula="of:=&quot;'&quot; &amp; [.F93] &amp; &quot;',&quot;" office:value-type="string" office:string-value="'Unused type   1'," calcext:value-type="string">
            <text:p>'Unused type <text:s text:c="2"/>1',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pecialMercenaryGunship</text:p>
          </table:table-cell>
          <table:table-cell table:formula="of:=&quot;su&quot; &amp; [.B94]" office:value-type="string" office:string-value="suSpecialMercenaryGunship" calcext:value-type="string">
            <text:p>suSpecialMercenaryGunship</text:p>
          </table:table-cell>
          <table:table-cell table:formula="of:=[.C94] &amp; &quot;,&quot;" office:value-type="string" office:string-value="suSpecialMercenaryGunship," calcext:value-type="string">
            <text:p>suSpecialMercenaryGunship,</text:p>
          </table:table-cell>
          <table:table-cell table:formula="of:=&quot;'&quot; &amp; [.B94] &amp; &quot;',&quot;" office:value-type="string" office:string-value="'SpecialMercenaryGunship'," calcext:value-type="string">
            <text:p>'SpecialMercenaryGunship',</text:p>
          </table:table-cell>
          <table:table-cell office:value-type="string" calcext:value-type="string">
            <text:p>Unused type <text:s text:c="2"/>2</text:p>
          </table:table-cell>
          <table:table-cell table:formula="of:=&quot;'&quot; &amp; [.F94] &amp; &quot;',&quot;" office:value-type="string" office:string-value="'Unused type   2'," calcext:value-type="string">
            <text:p>'Unused type <text:s text:c="2"/>2',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ritterScantid</text:p>
          </table:table-cell>
          <table:table-cell table:formula="of:=&quot;su&quot; &amp; [.B95]" office:value-type="string" office:string-value="suCritterScantid" calcext:value-type="string">
            <text:p>suCritterScantid</text:p>
          </table:table-cell>
          <table:table-cell table:formula="of:=[.C95] &amp; &quot;,&quot;" office:value-type="string" office:string-value="suCritterScantid," calcext:value-type="string">
            <text:p>suCritterScantid,</text:p>
          </table:table-cell>
          <table:table-cell table:formula="of:=&quot;'&quot; &amp; [.B95] &amp; &quot;',&quot;" office:value-type="string" office:string-value="'CritterScantid'," calcext:value-type="string">
            <text:p>'CritterScantid',</text:p>
          </table:table-cell>
          <table:table-cell office:value-type="string" calcext:value-type="string">
            <text:p>Scantid (Desert)</text:p>
          </table:table-cell>
          <table:table-cell table:formula="of:=&quot;'&quot; &amp; [.F95] &amp; &quot;',&quot;" office:value-type="string" office:string-value="'Scantid (Desert)'," calcext:value-type="string">
            <text:p>'Scantid (Desert)',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ritterKakaru</text:p>
          </table:table-cell>
          <table:table-cell table:formula="of:=&quot;su&quot; &amp; [.B96]" office:value-type="string" office:string-value="suCritterKakaru" calcext:value-type="string">
            <text:p>suCritterKakaru</text:p>
          </table:table-cell>
          <table:table-cell table:formula="of:=[.C96] &amp; &quot;,&quot;" office:value-type="string" office:string-value="suCritterKakaru," calcext:value-type="string">
            <text:p>suCritterKakaru,</text:p>
          </table:table-cell>
          <table:table-cell table:formula="of:=&quot;'&quot; &amp; [.B96] &amp; &quot;',&quot;" office:value-type="string" office:string-value="'CritterKakaru'," calcext:value-type="string">
            <text:p>'CritterKakaru',</text:p>
          </table:table-cell>
          <table:table-cell office:value-type="string" calcext:value-type="string">
            <text:p>Kakaru (Twilight)</text:p>
          </table:table-cell>
          <table:table-cell table:formula="of:=&quot;'&quot; &amp; [.F96] &amp; &quot;',&quot;" office:value-type="string" office:string-value="'Kakaru (Twilight)'," calcext:value-type="string">
            <text:p>'Kakaru (Twilight)',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ritterRagnasaur</text:p>
          </table:table-cell>
          <table:table-cell table:formula="of:=&quot;su&quot; &amp; [.B97]" office:value-type="string" office:string-value="suCritterRagnasaur" calcext:value-type="string">
            <text:p>suCritterRagnasaur</text:p>
          </table:table-cell>
          <table:table-cell table:formula="of:=[.C97] &amp; &quot;,&quot;" office:value-type="string" office:string-value="suCritterRagnasaur," calcext:value-type="string">
            <text:p>suCritterRagnasaur,</text:p>
          </table:table-cell>
          <table:table-cell table:formula="of:=&quot;'&quot; &amp; [.B97] &amp; &quot;',&quot;" office:value-type="string" office:string-value="'CritterRagnasaur'," calcext:value-type="string">
            <text:p>'CritterRagnasaur',</text:p>
          </table:table-cell>
          <table:table-cell office:value-type="string" calcext:value-type="string">
            <text:p>Ragnasaur (Ash World)</text:p>
          </table:table-cell>
          <table:table-cell table:formula="of:=&quot;'&quot; &amp; [.F97] &amp; &quot;',&quot;" office:value-type="string" office:string-value="'Ragnasaur (Ash World)'," calcext:value-type="string">
            <text:p>'Ragnasaur (Ash World)',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ritterUrsadon</text:p>
          </table:table-cell>
          <table:table-cell table:formula="of:=&quot;su&quot; &amp; [.B98]" office:value-type="string" office:string-value="suCritterUrsadon" calcext:value-type="string">
            <text:p>suCritterUrsadon</text:p>
          </table:table-cell>
          <table:table-cell table:formula="of:=[.C98] &amp; &quot;,&quot;" office:value-type="string" office:string-value="suCritterUrsadon," calcext:value-type="string">
            <text:p>suCritterUrsadon,</text:p>
          </table:table-cell>
          <table:table-cell table:formula="of:=&quot;'&quot; &amp; [.B98] &amp; &quot;',&quot;" office:value-type="string" office:string-value="'CritterUrsadon'," calcext:value-type="string">
            <text:p>'CritterUrsadon',</text:p>
          </table:table-cell>
          <table:table-cell office:value-type="string" calcext:value-type="string">
            <text:p>Ursadon (Ice World)</text:p>
          </table:table-cell>
          <table:table-cell table:formula="of:=&quot;'&quot; &amp; [.F98] &amp; &quot;',&quot;" office:value-type="string" office:string-value="'Ursadon (Ice World)'," calcext:value-type="string">
            <text:p>'Ursadon (Ice World)',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ZergLurkerEgg</text:p>
          </table:table-cell>
          <table:table-cell table:formula="of:=&quot;su&quot; &amp; [.B99]" office:value-type="string" office:string-value="suZergLurkerEgg" calcext:value-type="string">
            <text:p>suZergLurkerEgg</text:p>
          </table:table-cell>
          <table:table-cell table:formula="of:=[.C99] &amp; &quot;,&quot;" office:value-type="string" office:string-value="suZergLurkerEgg," calcext:value-type="string">
            <text:p>suZergLurkerEgg,</text:p>
          </table:table-cell>
          <table:table-cell table:formula="of:=&quot;'&quot; &amp; [.B99] &amp; &quot;',&quot;" office:value-type="string" office:string-value="'ZergLurkerEgg'," calcext:value-type="string">
            <text:p>'ZergLurkerEgg',</text:p>
          </table:table-cell>
          <table:table-cell office:value-type="string" calcext:value-type="string">
            <text:p>Zerg Lurker Egg</text:p>
          </table:table-cell>
          <table:table-cell table:formula="of:=&quot;'&quot; &amp; [.F99] &amp; &quot;',&quot;" office:value-type="string" office:string-value="'Zerg Lurker Egg'," calcext:value-type="string">
            <text:p>'Zerg Lurker Egg',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HeroRaszagal</text:p>
          </table:table-cell>
          <table:table-cell table:formula="of:=&quot;su&quot; &amp; [.B100]" office:value-type="string" office:string-value="suHeroRaszagal" calcext:value-type="string">
            <text:p>suHeroRaszagal</text:p>
          </table:table-cell>
          <table:table-cell table:formula="of:=[.C100] &amp; &quot;,&quot;" office:value-type="string" office:string-value="suHeroRaszagal," calcext:value-type="string">
            <text:p>suHeroRaszagal,</text:p>
          </table:table-cell>
          <table:table-cell table:formula="of:=&quot;'&quot; &amp; [.B100] &amp; &quot;',&quot;" office:value-type="string" office:string-value="'HeroRaszagal'," calcext:value-type="string">
            <text:p>'HeroRaszagal',</text:p>
          </table:table-cell>
          <table:table-cell office:value-type="string" calcext:value-type="string">
            <text:p>Raszagal (Dark Templar)</text:p>
          </table:table-cell>
          <table:table-cell table:formula="of:=&quot;'&quot; &amp; [.F100] &amp; &quot;',&quot;" office:value-type="string" office:string-value="'Raszagal (Dark Templar)'," calcext:value-type="string">
            <text:p>'Raszagal (Dark Templar)',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HeroSamirDuran</text:p>
          </table:table-cell>
          <table:table-cell table:formula="of:=&quot;su&quot; &amp; [.B101]" office:value-type="string" office:string-value="suHeroSamirDuran" calcext:value-type="string">
            <text:p>suHeroSamirDuran</text:p>
          </table:table-cell>
          <table:table-cell table:formula="of:=[.C101] &amp; &quot;,&quot;" office:value-type="string" office:string-value="suHeroSamirDuran," calcext:value-type="string">
            <text:p>suHeroSamirDuran,</text:p>
          </table:table-cell>
          <table:table-cell table:formula="of:=&quot;'&quot; &amp; [.B101] &amp; &quot;',&quot;" office:value-type="string" office:string-value="'HeroSamirDuran'," calcext:value-type="string">
            <text:p>'HeroSamirDuran',</text:p>
          </table:table-cell>
          <table:table-cell office:value-type="string" calcext:value-type="string">
            <text:p>Samir Duran (Ghost)</text:p>
          </table:table-cell>
          <table:table-cell table:formula="of:=&quot;'&quot; &amp; [.F101] &amp; &quot;',&quot;" office:value-type="string" office:string-value="'Samir Duran (Ghost)'," calcext:value-type="string">
            <text:p>'Samir Duran (Ghost)',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eroAlexeiStukov</text:p>
          </table:table-cell>
          <table:table-cell table:formula="of:=&quot;su&quot; &amp; [.B102]" office:value-type="string" office:string-value="suHeroAlexeiStukov" calcext:value-type="string">
            <text:p>suHeroAlexeiStukov</text:p>
          </table:table-cell>
          <table:table-cell table:formula="of:=[.C102] &amp; &quot;,&quot;" office:value-type="string" office:string-value="suHeroAlexeiStukov," calcext:value-type="string">
            <text:p>suHeroAlexeiStukov,</text:p>
          </table:table-cell>
          <table:table-cell table:formula="of:=&quot;'&quot; &amp; [.B102] &amp; &quot;',&quot;" office:value-type="string" office:string-value="'HeroAlexeiStukov'," calcext:value-type="string">
            <text:p>'HeroAlexeiStukov',</text:p>
          </table:table-cell>
          <table:table-cell office:value-type="string" calcext:value-type="string">
            <text:p>Alexei Stukov (Ghost)</text:p>
          </table:table-cell>
          <table:table-cell table:formula="of:=&quot;'&quot; &amp; [.F102] &amp; &quot;',&quot;" office:value-type="string" office:string-value="'Alexei Stukov (Ghost)'," calcext:value-type="string">
            <text:p>'Alexei Stukov (Ghost)',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pecialMapRevealer</text:p>
          </table:table-cell>
          <table:table-cell table:formula="of:=&quot;su&quot; &amp; [.B103]" office:value-type="string" office:string-value="suSpecialMapRevealer" calcext:value-type="string">
            <text:p>suSpecialMapRevealer</text:p>
          </table:table-cell>
          <table:table-cell table:formula="of:=[.C103] &amp; &quot;,&quot;" office:value-type="string" office:string-value="suSpecialMapRevealer," calcext:value-type="string">
            <text:p>suSpecialMapRevealer,</text:p>
          </table:table-cell>
          <table:table-cell table:formula="of:=&quot;'&quot; &amp; [.B103] &amp; &quot;',&quot;" office:value-type="string" office:string-value="'SpecialMapRevealer'," calcext:value-type="string">
            <text:p>'SpecialMapRevealer',</text:p>
          </table:table-cell>
          <table:table-cell office:value-type="string" calcext:value-type="string">
            <text:p>Map Revealer</text:p>
          </table:table-cell>
          <table:table-cell table:formula="of:=&quot;'&quot; &amp; [.F103] &amp; &quot;',&quot;" office:value-type="string" office:string-value="'Map Revealer'," calcext:value-type="string">
            <text:p>'Map Revealer',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HeroGerardDuGalle</text:p>
          </table:table-cell>
          <table:table-cell table:formula="of:=&quot;su&quot; &amp; [.B104]" office:value-type="string" office:string-value="suHeroGerardDuGalle" calcext:value-type="string">
            <text:p>suHeroGerardDuGalle</text:p>
          </table:table-cell>
          <table:table-cell table:formula="of:=[.C104] &amp; &quot;,&quot;" office:value-type="string" office:string-value="suHeroGerardDuGalle," calcext:value-type="string">
            <text:p>suHeroGerardDuGalle,</text:p>
          </table:table-cell>
          <table:table-cell table:formula="of:=&quot;'&quot; &amp; [.B104] &amp; &quot;',&quot;" office:value-type="string" office:string-value="'HeroGerardDuGalle'," calcext:value-type="string">
            <text:p>'HeroGerardDuGalle',</text:p>
          </table:table-cell>
          <table:table-cell office:value-type="string" calcext:value-type="string">
            <text:p>Gerard DuGalle (Ghost)</text:p>
          </table:table-cell>
          <table:table-cell table:formula="of:=&quot;'&quot; &amp; [.F104] &amp; &quot;',&quot;" office:value-type="string" office:string-value="'Gerard DuGalle (Ghost)'," calcext:value-type="string">
            <text:p>'Gerard DuGalle (Ghost)',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ZergLurker</text:p>
          </table:table-cell>
          <table:table-cell table:formula="of:=&quot;su&quot; &amp; [.B105]" office:value-type="string" office:string-value="suZergLurker" calcext:value-type="string">
            <text:p>suZergLurker</text:p>
          </table:table-cell>
          <table:table-cell table:formula="of:=[.C105] &amp; &quot;,&quot;" office:value-type="string" office:string-value="suZergLurker," calcext:value-type="string">
            <text:p>suZergLurker,</text:p>
          </table:table-cell>
          <table:table-cell table:formula="of:=&quot;'&quot; &amp; [.B105] &amp; &quot;',&quot;" office:value-type="string" office:string-value="'ZergLurker'," calcext:value-type="string">
            <text:p>'ZergLurker',</text:p>
          </table:table-cell>
          <table:table-cell office:value-type="string" calcext:value-type="string">
            <text:p>Zerg Lurker</text:p>
          </table:table-cell>
          <table:table-cell table:formula="of:=&quot;'&quot; &amp; [.F105] &amp; &quot;',&quot;" office:value-type="string" office:string-value="'Zerg Lurker'," calcext:value-type="string">
            <text:p>'Zerg Lurker',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eroInfestedDuran</text:p>
          </table:table-cell>
          <table:table-cell table:formula="of:=&quot;su&quot; &amp; [.B106]" office:value-type="string" office:string-value="suHeroInfestedDuran" calcext:value-type="string">
            <text:p>suHeroInfestedDuran</text:p>
          </table:table-cell>
          <table:table-cell table:formula="of:=[.C106] &amp; &quot;,&quot;" office:value-type="string" office:string-value="suHeroInfestedDuran," calcext:value-type="string">
            <text:p>suHeroInfestedDuran,</text:p>
          </table:table-cell>
          <table:table-cell table:formula="of:=&quot;'&quot; &amp; [.B106] &amp; &quot;',&quot;" office:value-type="string" office:string-value="'HeroInfestedDuran'," calcext:value-type="string">
            <text:p>'HeroInfestedDuran',</text:p>
          </table:table-cell>
          <table:table-cell office:value-type="string" calcext:value-type="string">
            <text:p>Infested Duran</text:p>
          </table:table-cell>
          <table:table-cell table:formula="of:=&quot;'&quot; &amp; [.F106] &amp; &quot;',&quot;" office:value-type="string" office:string-value="'Infested Duran'," calcext:value-type="string">
            <text:p>'Infested Duran',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pellDisruptionWeb</text:p>
          </table:table-cell>
          <table:table-cell table:formula="of:=&quot;su&quot; &amp; [.B107]" office:value-type="string" office:string-value="suSpellDisruptionWeb" calcext:value-type="string">
            <text:p>suSpellDisruptionWeb</text:p>
          </table:table-cell>
          <table:table-cell table:formula="of:=[.C107] &amp; &quot;,&quot;" office:value-type="string" office:string-value="suSpellDisruptionWeb," calcext:value-type="string">
            <text:p>suSpellDisruptionWeb,</text:p>
          </table:table-cell>
          <table:table-cell table:formula="of:=&quot;'&quot; &amp; [.B107] &amp; &quot;',&quot;" office:value-type="string" office:string-value="'SpellDisruptionWeb'," calcext:value-type="string">
            <text:p>'SpellDisruptionWeb',</text:p>
          </table:table-cell>
          <table:table-cell office:value-type="string" calcext:value-type="string">
            <text:p>Disruption Field</text:p>
          </table:table-cell>
          <table:table-cell table:formula="of:=&quot;'&quot; &amp; [.F107] &amp; &quot;',&quot;" office:value-type="string" office:string-value="'Disruption Field'," calcext:value-type="string">
            <text:p>'Disruption Field',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erranCommandCenter</text:p>
          </table:table-cell>
          <table:table-cell table:formula="of:=&quot;su&quot; &amp; [.B108]" office:value-type="string" office:string-value="suTerranCommandCenter" calcext:value-type="string">
            <text:p>suTerranCommandCenter</text:p>
          </table:table-cell>
          <table:table-cell table:formula="of:=[.C108] &amp; &quot;,&quot;" office:value-type="string" office:string-value="suTerranCommandCenter," calcext:value-type="string">
            <text:p>suTerranCommandCenter,</text:p>
          </table:table-cell>
          <table:table-cell table:formula="of:=&quot;'&quot; &amp; [.B108] &amp; &quot;',&quot;" office:value-type="string" office:string-value="'TerranCommandCenter'," calcext:value-type="string">
            <text:p>'TerranCommandCenter',</text:p>
          </table:table-cell>
          <table:table-cell office:value-type="string" calcext:value-type="string">
            <text:p>Terran Command Center</text:p>
          </table:table-cell>
          <table:table-cell table:formula="of:=&quot;'&quot; &amp; [.F108] &amp; &quot;',&quot;" office:value-type="string" office:string-value="'Terran Command Center'," calcext:value-type="string">
            <text:p>'Terran Command Center',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erranComsatStation</text:p>
          </table:table-cell>
          <table:table-cell table:formula="of:=&quot;su&quot; &amp; [.B109]" office:value-type="string" office:string-value="suTerranComsatStation" calcext:value-type="string">
            <text:p>suTerranComsatStation</text:p>
          </table:table-cell>
          <table:table-cell table:formula="of:=[.C109] &amp; &quot;,&quot;" office:value-type="string" office:string-value="suTerranComsatStation," calcext:value-type="string">
            <text:p>suTerranComsatStation,</text:p>
          </table:table-cell>
          <table:table-cell table:formula="of:=&quot;'&quot; &amp; [.B109] &amp; &quot;',&quot;" office:value-type="string" office:string-value="'TerranComsatStation'," calcext:value-type="string">
            <text:p>'TerranComsatStation',</text:p>
          </table:table-cell>
          <table:table-cell office:value-type="string" calcext:value-type="string">
            <text:p>Terran Comsat Station</text:p>
          </table:table-cell>
          <table:table-cell table:formula="of:=&quot;'&quot; &amp; [.F109] &amp; &quot;',&quot;" office:value-type="string" office:string-value="'Terran Comsat Station'," calcext:value-type="string">
            <text:p>'Terran Comsat Station',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erranNuclearSilo</text:p>
          </table:table-cell>
          <table:table-cell table:formula="of:=&quot;su&quot; &amp; [.B110]" office:value-type="string" office:string-value="suTerranNuclearSilo" calcext:value-type="string">
            <text:p>suTerranNuclearSilo</text:p>
          </table:table-cell>
          <table:table-cell table:formula="of:=[.C110] &amp; &quot;,&quot;" office:value-type="string" office:string-value="suTerranNuclearSilo," calcext:value-type="string">
            <text:p>suTerranNuclearSilo,</text:p>
          </table:table-cell>
          <table:table-cell table:formula="of:=&quot;'&quot; &amp; [.B110] &amp; &quot;',&quot;" office:value-type="string" office:string-value="'TerranNuclearSilo'," calcext:value-type="string">
            <text:p>'TerranNuclearSilo',</text:p>
          </table:table-cell>
          <table:table-cell office:value-type="string" calcext:value-type="string">
            <text:p>Terran Nuclear Silo</text:p>
          </table:table-cell>
          <table:table-cell table:formula="of:=&quot;'&quot; &amp; [.F110] &amp; &quot;',&quot;" office:value-type="string" office:string-value="'Terran Nuclear Silo'," calcext:value-type="string">
            <text:p>'Terran Nuclear Silo',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erranSupplyDepot</text:p>
          </table:table-cell>
          <table:table-cell table:formula="of:=&quot;su&quot; &amp; [.B111]" office:value-type="string" office:string-value="suTerranSupplyDepot" calcext:value-type="string">
            <text:p>suTerranSupplyDepot</text:p>
          </table:table-cell>
          <table:table-cell table:formula="of:=[.C111] &amp; &quot;,&quot;" office:value-type="string" office:string-value="suTerranSupplyDepot," calcext:value-type="string">
            <text:p>suTerranSupplyDepot,</text:p>
          </table:table-cell>
          <table:table-cell table:formula="of:=&quot;'&quot; &amp; [.B111] &amp; &quot;',&quot;" office:value-type="string" office:string-value="'TerranSupplyDepot'," calcext:value-type="string">
            <text:p>'TerranSupplyDepot',</text:p>
          </table:table-cell>
          <table:table-cell office:value-type="string" calcext:value-type="string">
            <text:p>Terran Supply Depot</text:p>
          </table:table-cell>
          <table:table-cell table:formula="of:=&quot;'&quot; &amp; [.F111] &amp; &quot;',&quot;" office:value-type="string" office:string-value="'Terran Supply Depot'," calcext:value-type="string">
            <text:p>'Terran Supply Depot',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erranRefinery</text:p>
          </table:table-cell>
          <table:table-cell table:formula="of:=&quot;su&quot; &amp; [.B112]" office:value-type="string" office:string-value="suTerranRefinery" calcext:value-type="string">
            <text:p>suTerranRefinery</text:p>
          </table:table-cell>
          <table:table-cell table:formula="of:=[.C112] &amp; &quot;,&quot;" office:value-type="string" office:string-value="suTerranRefinery," calcext:value-type="string">
            <text:p>suTerranRefinery,</text:p>
          </table:table-cell>
          <table:table-cell table:formula="of:=&quot;'&quot; &amp; [.B112] &amp; &quot;',&quot;" office:value-type="string" office:string-value="'TerranRefinery'," calcext:value-type="string">
            <text:p>'TerranRefinery',</text:p>
          </table:table-cell>
          <table:table-cell office:value-type="string" calcext:value-type="string">
            <text:p>Terran Refinery</text:p>
          </table:table-cell>
          <table:table-cell table:formula="of:=&quot;'&quot; &amp; [.F112] &amp; &quot;',&quot;" office:value-type="string" office:string-value="'Terran Refinery'," calcext:value-type="string">
            <text:p>'Terran Refinery',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erranBarracks</text:p>
          </table:table-cell>
          <table:table-cell table:formula="of:=&quot;su&quot; &amp; [.B113]" office:value-type="string" office:string-value="suTerranBarracks" calcext:value-type="string">
            <text:p>suTerranBarracks</text:p>
          </table:table-cell>
          <table:table-cell table:formula="of:=[.C113] &amp; &quot;,&quot;" office:value-type="string" office:string-value="suTerranBarracks," calcext:value-type="string">
            <text:p>suTerranBarracks,</text:p>
          </table:table-cell>
          <table:table-cell table:formula="of:=&quot;'&quot; &amp; [.B113] &amp; &quot;',&quot;" office:value-type="string" office:string-value="'TerranBarracks'," calcext:value-type="string">
            <text:p>'TerranBarracks',</text:p>
          </table:table-cell>
          <table:table-cell office:value-type="string" calcext:value-type="string">
            <text:p>Terran Barracks</text:p>
          </table:table-cell>
          <table:table-cell table:formula="of:=&quot;'&quot; &amp; [.F113] &amp; &quot;',&quot;" office:value-type="string" office:string-value="'Terran Barracks'," calcext:value-type="string">
            <text:p>'Terran Barracks',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erranAcademy</text:p>
          </table:table-cell>
          <table:table-cell table:formula="of:=&quot;su&quot; &amp; [.B114]" office:value-type="string" office:string-value="suTerranAcademy" calcext:value-type="string">
            <text:p>suTerranAcademy</text:p>
          </table:table-cell>
          <table:table-cell table:formula="of:=[.C114] &amp; &quot;,&quot;" office:value-type="string" office:string-value="suTerranAcademy," calcext:value-type="string">
            <text:p>suTerranAcademy,</text:p>
          </table:table-cell>
          <table:table-cell table:formula="of:=&quot;'&quot; &amp; [.B114] &amp; &quot;',&quot;" office:value-type="string" office:string-value="'TerranAcademy'," calcext:value-type="string">
            <text:p>'TerranAcademy',</text:p>
          </table:table-cell>
          <table:table-cell office:value-type="string" calcext:value-type="string">
            <text:p>Terran Academy</text:p>
          </table:table-cell>
          <table:table-cell table:formula="of:=&quot;'&quot; &amp; [.F114] &amp; &quot;',&quot;" office:value-type="string" office:string-value="'Terran Academy'," calcext:value-type="string">
            <text:p>'Terran Academy',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erranFactory</text:p>
          </table:table-cell>
          <table:table-cell table:formula="of:=&quot;su&quot; &amp; [.B115]" office:value-type="string" office:string-value="suTerranFactory" calcext:value-type="string">
            <text:p>suTerranFactory</text:p>
          </table:table-cell>
          <table:table-cell table:formula="of:=[.C115] &amp; &quot;,&quot;" office:value-type="string" office:string-value="suTerranFactory," calcext:value-type="string">
            <text:p>suTerranFactory,</text:p>
          </table:table-cell>
          <table:table-cell table:formula="of:=&quot;'&quot; &amp; [.B115] &amp; &quot;',&quot;" office:value-type="string" office:string-value="'TerranFactory'," calcext:value-type="string">
            <text:p>'TerranFactory',</text:p>
          </table:table-cell>
          <table:table-cell office:value-type="string" calcext:value-type="string">
            <text:p>Terran Factory</text:p>
          </table:table-cell>
          <table:table-cell table:formula="of:=&quot;'&quot; &amp; [.F115] &amp; &quot;',&quot;" office:value-type="string" office:string-value="'Terran Factory'," calcext:value-type="string">
            <text:p>'Terran Factory',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erranStarport</text:p>
          </table:table-cell>
          <table:table-cell table:formula="of:=&quot;su&quot; &amp; [.B116]" office:value-type="string" office:string-value="suTerranStarport" calcext:value-type="string">
            <text:p>suTerranStarport</text:p>
          </table:table-cell>
          <table:table-cell table:formula="of:=[.C116] &amp; &quot;,&quot;" office:value-type="string" office:string-value="suTerranStarport," calcext:value-type="string">
            <text:p>suTerranStarport,</text:p>
          </table:table-cell>
          <table:table-cell table:formula="of:=&quot;'&quot; &amp; [.B116] &amp; &quot;',&quot;" office:value-type="string" office:string-value="'TerranStarport'," calcext:value-type="string">
            <text:p>'TerranStarport',</text:p>
          </table:table-cell>
          <table:table-cell office:value-type="string" calcext:value-type="string">
            <text:p>Terran Starport</text:p>
          </table:table-cell>
          <table:table-cell table:formula="of:=&quot;'&quot; &amp; [.F116] &amp; &quot;',&quot;" office:value-type="string" office:string-value="'Terran Starport'," calcext:value-type="string">
            <text:p>'Terran Starport',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erranControlTower</text:p>
          </table:table-cell>
          <table:table-cell table:formula="of:=&quot;su&quot; &amp; [.B117]" office:value-type="string" office:string-value="suTerranControlTower" calcext:value-type="string">
            <text:p>suTerranControlTower</text:p>
          </table:table-cell>
          <table:table-cell table:formula="of:=[.C117] &amp; &quot;,&quot;" office:value-type="string" office:string-value="suTerranControlTower," calcext:value-type="string">
            <text:p>suTerranControlTower,</text:p>
          </table:table-cell>
          <table:table-cell table:formula="of:=&quot;'&quot; &amp; [.B117] &amp; &quot;',&quot;" office:value-type="string" office:string-value="'TerranControlTower'," calcext:value-type="string">
            <text:p>'TerranControlTower',</text:p>
          </table:table-cell>
          <table:table-cell office:value-type="string" calcext:value-type="string">
            <text:p>Terran Control Tower</text:p>
          </table:table-cell>
          <table:table-cell table:formula="of:=&quot;'&quot; &amp; [.F117] &amp; &quot;',&quot;" office:value-type="string" office:string-value="'Terran Control Tower'," calcext:value-type="string">
            <text:p>'Terran Control Tower',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erranScienceFacility</text:p>
          </table:table-cell>
          <table:table-cell table:formula="of:=&quot;su&quot; &amp; [.B118]" office:value-type="string" office:string-value="suTerranScienceFacility" calcext:value-type="string">
            <text:p>suTerranScienceFacility</text:p>
          </table:table-cell>
          <table:table-cell table:formula="of:=[.C118] &amp; &quot;,&quot;" office:value-type="string" office:string-value="suTerranScienceFacility," calcext:value-type="string">
            <text:p>suTerranScienceFacility,</text:p>
          </table:table-cell>
          <table:table-cell table:formula="of:=&quot;'&quot; &amp; [.B118] &amp; &quot;',&quot;" office:value-type="string" office:string-value="'TerranScienceFacility'," calcext:value-type="string">
            <text:p>'TerranScienceFacility',</text:p>
          </table:table-cell>
          <table:table-cell office:value-type="string" calcext:value-type="string">
            <text:p>Terran Science Facility</text:p>
          </table:table-cell>
          <table:table-cell table:formula="of:=&quot;'&quot; &amp; [.F118] &amp; &quot;',&quot;" office:value-type="string" office:string-value="'Terran Science Facility'," calcext:value-type="string">
            <text:p>'Terran Science Facility',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erranCovertOps</text:p>
          </table:table-cell>
          <table:table-cell table:formula="of:=&quot;su&quot; &amp; [.B119]" office:value-type="string" office:string-value="suTerranCovertOps" calcext:value-type="string">
            <text:p>suTerranCovertOps</text:p>
          </table:table-cell>
          <table:table-cell table:formula="of:=[.C119] &amp; &quot;,&quot;" office:value-type="string" office:string-value="suTerranCovertOps," calcext:value-type="string">
            <text:p>suTerranCovertOps,</text:p>
          </table:table-cell>
          <table:table-cell table:formula="of:=&quot;'&quot; &amp; [.B119] &amp; &quot;',&quot;" office:value-type="string" office:string-value="'TerranCovertOps'," calcext:value-type="string">
            <text:p>'TerranCovertOps',</text:p>
          </table:table-cell>
          <table:table-cell office:value-type="string" calcext:value-type="string">
            <text:p>Terran Covert Ops</text:p>
          </table:table-cell>
          <table:table-cell table:formula="of:=&quot;'&quot; &amp; [.F119] &amp; &quot;',&quot;" office:value-type="string" office:string-value="'Terran Covert Ops'," calcext:value-type="string">
            <text:p>'Terran Covert Ops',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erranPhysicsLab</text:p>
          </table:table-cell>
          <table:table-cell table:formula="of:=&quot;su&quot; &amp; [.B120]" office:value-type="string" office:string-value="suTerranPhysicsLab" calcext:value-type="string">
            <text:p>suTerranPhysicsLab</text:p>
          </table:table-cell>
          <table:table-cell table:formula="of:=[.C120] &amp; &quot;,&quot;" office:value-type="string" office:string-value="suTerranPhysicsLab," calcext:value-type="string">
            <text:p>suTerranPhysicsLab,</text:p>
          </table:table-cell>
          <table:table-cell table:formula="of:=&quot;'&quot; &amp; [.B120] &amp; &quot;',&quot;" office:value-type="string" office:string-value="'TerranPhysicsLab'," calcext:value-type="string">
            <text:p>'TerranPhysicsLab',</text:p>
          </table:table-cell>
          <table:table-cell office:value-type="string" calcext:value-type="string">
            <text:p>Terran Physics Lab</text:p>
          </table:table-cell>
          <table:table-cell table:formula="of:=&quot;'&quot; &amp; [.F120] &amp; &quot;',&quot;" office:value-type="string" office:string-value="'Terran Physics Lab'," calcext:value-type="string">
            <text:p>'Terran Physics Lab',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UnusedTerran1</text:p>
          </table:table-cell>
          <table:table-cell table:formula="of:=&quot;su&quot; &amp; [.B121]" office:value-type="string" office:string-value="suUnusedTerran1" calcext:value-type="string">
            <text:p>suUnusedTerran1</text:p>
          </table:table-cell>
          <table:table-cell table:formula="of:=[.C121] &amp; &quot;,&quot;" office:value-type="string" office:string-value="suUnusedTerran1," calcext:value-type="string">
            <text:p>suUnusedTerran1,</text:p>
          </table:table-cell>
          <table:table-cell table:formula="of:=&quot;'&quot; &amp; [.B121] &amp; &quot;',&quot;" office:value-type="string" office:string-value="'UnusedTerran1'," calcext:value-type="string">
            <text:p>'UnusedTerran1',</text:p>
          </table:table-cell>
          <table:table-cell office:value-type="string" calcext:value-type="string">
            <text:p>Unused Terran Bldg type <text:s text:c="2"/>1</text:p>
          </table:table-cell>
          <table:table-cell table:formula="of:=&quot;'&quot; &amp; [.F121] &amp; &quot;',&quot;" office:value-type="string" office:string-value="'Unused Terran Bldg type   1'," calcext:value-type="string">
            <text:p>'Unused Terran Bldg type <text:s text:c="2"/>1',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erranMachineShop</text:p>
          </table:table-cell>
          <table:table-cell table:formula="of:=&quot;su&quot; &amp; [.B122]" office:value-type="string" office:string-value="suTerranMachineShop" calcext:value-type="string">
            <text:p>suTerranMachineShop</text:p>
          </table:table-cell>
          <table:table-cell table:formula="of:=[.C122] &amp; &quot;,&quot;" office:value-type="string" office:string-value="suTerranMachineShop," calcext:value-type="string">
            <text:p>suTerranMachineShop,</text:p>
          </table:table-cell>
          <table:table-cell table:formula="of:=&quot;'&quot; &amp; [.B122] &amp; &quot;',&quot;" office:value-type="string" office:string-value="'TerranMachineShop'," calcext:value-type="string">
            <text:p>'TerranMachineShop',</text:p>
          </table:table-cell>
          <table:table-cell office:value-type="string" calcext:value-type="string">
            <text:p>Terran Machine Shop</text:p>
          </table:table-cell>
          <table:table-cell table:formula="of:=&quot;'&quot; &amp; [.F122] &amp; &quot;',&quot;" office:value-type="string" office:string-value="'Terran Machine Shop'," calcext:value-type="string">
            <text:p>'Terran Machine Shop',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UnusedTerran2</text:p>
          </table:table-cell>
          <table:table-cell table:formula="of:=&quot;su&quot; &amp; [.B123]" office:value-type="string" office:string-value="suUnusedTerran2" calcext:value-type="string">
            <text:p>suUnusedTerran2</text:p>
          </table:table-cell>
          <table:table-cell table:formula="of:=[.C123] &amp; &quot;,&quot;" office:value-type="string" office:string-value="suUnusedTerran2," calcext:value-type="string">
            <text:p>suUnusedTerran2,</text:p>
          </table:table-cell>
          <table:table-cell table:formula="of:=&quot;'&quot; &amp; [.B123] &amp; &quot;',&quot;" office:value-type="string" office:string-value="'UnusedTerran2'," calcext:value-type="string">
            <text:p>'UnusedTerran2',</text:p>
          </table:table-cell>
          <table:table-cell office:value-type="string" calcext:value-type="string">
            <text:p>Unused Terran Bldg type <text:s text:c="2"/>2</text:p>
          </table:table-cell>
          <table:table-cell table:formula="of:=&quot;'&quot; &amp; [.F123] &amp; &quot;',&quot;" office:value-type="string" office:string-value="'Unused Terran Bldg type   2'," calcext:value-type="string">
            <text:p>'Unused Terran Bldg type <text:s text:c="2"/>2',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erranEngineeringBay</text:p>
          </table:table-cell>
          <table:table-cell table:formula="of:=&quot;su&quot; &amp; [.B124]" office:value-type="string" office:string-value="suTerranEngineeringBay" calcext:value-type="string">
            <text:p>suTerranEngineeringBay</text:p>
          </table:table-cell>
          <table:table-cell table:formula="of:=[.C124] &amp; &quot;,&quot;" office:value-type="string" office:string-value="suTerranEngineeringBay," calcext:value-type="string">
            <text:p>suTerranEngineeringBay,</text:p>
          </table:table-cell>
          <table:table-cell table:formula="of:=&quot;'&quot; &amp; [.B124] &amp; &quot;',&quot;" office:value-type="string" office:string-value="'TerranEngineeringBay'," calcext:value-type="string">
            <text:p>'TerranEngineeringBay',</text:p>
          </table:table-cell>
          <table:table-cell office:value-type="string" calcext:value-type="string">
            <text:p>Terran Engineering Bay</text:p>
          </table:table-cell>
          <table:table-cell table:formula="of:=&quot;'&quot; &amp; [.F124] &amp; &quot;',&quot;" office:value-type="string" office:string-value="'Terran Engineering Bay'," calcext:value-type="string">
            <text:p>'Terran Engineering Bay',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erranArmory</text:p>
          </table:table-cell>
          <table:table-cell table:formula="of:=&quot;su&quot; &amp; [.B125]" office:value-type="string" office:string-value="suTerranArmory" calcext:value-type="string">
            <text:p>suTerranArmory</text:p>
          </table:table-cell>
          <table:table-cell table:formula="of:=[.C125] &amp; &quot;,&quot;" office:value-type="string" office:string-value="suTerranArmory," calcext:value-type="string">
            <text:p>suTerranArmory,</text:p>
          </table:table-cell>
          <table:table-cell table:formula="of:=&quot;'&quot; &amp; [.B125] &amp; &quot;',&quot;" office:value-type="string" office:string-value="'TerranArmory'," calcext:value-type="string">
            <text:p>'TerranArmory',</text:p>
          </table:table-cell>
          <table:table-cell office:value-type="string" calcext:value-type="string">
            <text:p>Terran Armory</text:p>
          </table:table-cell>
          <table:table-cell table:formula="of:=&quot;'&quot; &amp; [.F125] &amp; &quot;',&quot;" office:value-type="string" office:string-value="'Terran Armory'," calcext:value-type="string">
            <text:p>'Terran Armory',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erranMissileTurret</text:p>
          </table:table-cell>
          <table:table-cell table:formula="of:=&quot;su&quot; &amp; [.B126]" office:value-type="string" office:string-value="suTerranMissileTurret" calcext:value-type="string">
            <text:p>suTerranMissileTurret</text:p>
          </table:table-cell>
          <table:table-cell table:formula="of:=[.C126] &amp; &quot;,&quot;" office:value-type="string" office:string-value="suTerranMissileTurret," calcext:value-type="string">
            <text:p>suTerranMissileTurret,</text:p>
          </table:table-cell>
          <table:table-cell table:formula="of:=&quot;'&quot; &amp; [.B126] &amp; &quot;',&quot;" office:value-type="string" office:string-value="'TerranMissileTurret'," calcext:value-type="string">
            <text:p>'TerranMissileTurret',</text:p>
          </table:table-cell>
          <table:table-cell office:value-type="string" calcext:value-type="string">
            <text:p>Terran Missile Turret</text:p>
          </table:table-cell>
          <table:table-cell table:formula="of:=&quot;'&quot; &amp; [.F126] &amp; &quot;',&quot;" office:value-type="string" office:string-value="'Terran Missile Turret'," calcext:value-type="string">
            <text:p>'Terran Missile Turret',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erranBunker</text:p>
          </table:table-cell>
          <table:table-cell table:formula="of:=&quot;su&quot; &amp; [.B127]" office:value-type="string" office:string-value="suTerranBunker" calcext:value-type="string">
            <text:p>suTerranBunker</text:p>
          </table:table-cell>
          <table:table-cell table:formula="of:=[.C127] &amp; &quot;,&quot;" office:value-type="string" office:string-value="suTerranBunker," calcext:value-type="string">
            <text:p>suTerranBunker,</text:p>
          </table:table-cell>
          <table:table-cell table:formula="of:=&quot;'&quot; &amp; [.B127] &amp; &quot;',&quot;" office:value-type="string" office:string-value="'TerranBunker'," calcext:value-type="string">
            <text:p>'TerranBunker',</text:p>
          </table:table-cell>
          <table:table-cell office:value-type="string" calcext:value-type="string">
            <text:p>Terran Bunker</text:p>
          </table:table-cell>
          <table:table-cell table:formula="of:=&quot;'&quot; &amp; [.F127] &amp; &quot;',&quot;" office:value-type="string" office:string-value="'Terran Bunker'," calcext:value-type="string">
            <text:p>'Terran Bunker',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pecialCrashedNoradII</text:p>
          </table:table-cell>
          <table:table-cell table:formula="of:=&quot;su&quot; &amp; [.B128]" office:value-type="string" office:string-value="suSpecialCrashedNoradII" calcext:value-type="string">
            <text:p>suSpecialCrashedNoradII</text:p>
          </table:table-cell>
          <table:table-cell table:formula="of:=[.C128] &amp; &quot;,&quot;" office:value-type="string" office:string-value="suSpecialCrashedNoradII," calcext:value-type="string">
            <text:p>suSpecialCrashedNoradII,</text:p>
          </table:table-cell>
          <table:table-cell table:formula="of:=&quot;'&quot; &amp; [.B128] &amp; &quot;',&quot;" office:value-type="string" office:string-value="'SpecialCrashedNoradII'," calcext:value-type="string">
            <text:p>'SpecialCrashedNoradII',</text:p>
          </table:table-cell>
          <table:table-cell office:value-type="string" calcext:value-type="string">
            <text:p>Norad II (Crashed Battlecruiser)</text:p>
          </table:table-cell>
          <table:table-cell table:formula="of:=&quot;'&quot; &amp; [.F128] &amp; &quot;',&quot;" office:value-type="string" office:string-value="'Norad II (Crashed Battlecruiser)'," calcext:value-type="string">
            <text:p>'Norad II (Crashed Battlecruiser)',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pecialIonCannon</text:p>
          </table:table-cell>
          <table:table-cell table:formula="of:=&quot;su&quot; &amp; [.B129]" office:value-type="string" office:string-value="suSpecialIonCannon" calcext:value-type="string">
            <text:p>suSpecialIonCannon</text:p>
          </table:table-cell>
          <table:table-cell table:formula="of:=[.C129] &amp; &quot;,&quot;" office:value-type="string" office:string-value="suSpecialIonCannon," calcext:value-type="string">
            <text:p>suSpecialIonCannon,</text:p>
          </table:table-cell>
          <table:table-cell table:formula="of:=&quot;'&quot; &amp; [.B129] &amp; &quot;',&quot;" office:value-type="string" office:string-value="'SpecialIonCannon'," calcext:value-type="string">
            <text:p>'SpecialIonCannon',</text:p>
          </table:table-cell>
          <table:table-cell office:value-type="string" calcext:value-type="string">
            <text:p>Ion Cannon</text:p>
          </table:table-cell>
          <table:table-cell table:formula="of:=&quot;'&quot; &amp; [.F129] &amp; &quot;',&quot;" office:value-type="string" office:string-value="'Ion Cannon'," calcext:value-type="string">
            <text:p>'Ion Cannon',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owerupUrajCrystal</text:p>
          </table:table-cell>
          <table:table-cell table:formula="of:=&quot;su&quot; &amp; [.B130]" office:value-type="string" office:string-value="suPowerupUrajCrystal" calcext:value-type="string">
            <text:p>suPowerupUrajCrystal</text:p>
          </table:table-cell>
          <table:table-cell table:formula="of:=[.C130] &amp; &quot;,&quot;" office:value-type="string" office:string-value="suPowerupUrajCrystal," calcext:value-type="string">
            <text:p>suPowerupUrajCrystal,</text:p>
          </table:table-cell>
          <table:table-cell table:formula="of:=&quot;'&quot; &amp; [.B130] &amp; &quot;',&quot;" office:value-type="string" office:string-value="'PowerupUrajCrystal'," calcext:value-type="string">
            <text:p>'PowerupUrajCrystal',</text:p>
          </table:table-cell>
          <table:table-cell office:value-type="string" calcext:value-type="string">
            <text:p>Uraj Crystal</text:p>
          </table:table-cell>
          <table:table-cell table:formula="of:=&quot;'&quot; &amp; [.F130] &amp; &quot;',&quot;" office:value-type="string" office:string-value="'Uraj Crystal'," calcext:value-type="string">
            <text:p>'Uraj Crystal',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owerupKhalisCrystal</text:p>
          </table:table-cell>
          <table:table-cell table:formula="of:=&quot;su&quot; &amp; [.B131]" office:value-type="string" office:string-value="suPowerupKhalisCrystal" calcext:value-type="string">
            <text:p>suPowerupKhalisCrystal</text:p>
          </table:table-cell>
          <table:table-cell table:formula="of:=[.C131] &amp; &quot;,&quot;" office:value-type="string" office:string-value="suPowerupKhalisCrystal," calcext:value-type="string">
            <text:p>suPowerupKhalisCrystal,</text:p>
          </table:table-cell>
          <table:table-cell table:formula="of:=&quot;'&quot; &amp; [.B131] &amp; &quot;',&quot;" office:value-type="string" office:string-value="'PowerupKhalisCrystal'," calcext:value-type="string">
            <text:p>'PowerupKhalisCrystal',</text:p>
          </table:table-cell>
          <table:table-cell office:value-type="string" calcext:value-type="string">
            <text:p>Khalis Crystal</text:p>
          </table:table-cell>
          <table:table-cell table:formula="of:=&quot;'&quot; &amp; [.F131] &amp; &quot;',&quot;" office:value-type="string" office:string-value="'Khalis Crystal'," calcext:value-type="string">
            <text:p>'Khalis Crystal',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ZergInfestedCommandCenter</text:p>
          </table:table-cell>
          <table:table-cell table:formula="of:=&quot;su&quot; &amp; [.B132]" office:value-type="string" office:string-value="suZergInfestedCommandCenter" calcext:value-type="string">
            <text:p>suZergInfestedCommandCenter</text:p>
          </table:table-cell>
          <table:table-cell table:formula="of:=[.C132] &amp; &quot;,&quot;" office:value-type="string" office:string-value="suZergInfestedCommandCenter," calcext:value-type="string">
            <text:p>suZergInfestedCommandCenter,</text:p>
          </table:table-cell>
          <table:table-cell table:formula="of:=&quot;'&quot; &amp; [.B132] &amp; &quot;',&quot;" office:value-type="string" office:string-value="'ZergInfestedCommandCenter'," calcext:value-type="string">
            <text:p>'ZergInfestedCommandCenter',</text:p>
          </table:table-cell>
          <table:table-cell office:value-type="string" calcext:value-type="string">
            <text:p>Infested Command Center</text:p>
          </table:table-cell>
          <table:table-cell table:formula="of:=&quot;'&quot; &amp; [.F132] &amp; &quot;',&quot;" office:value-type="string" office:string-value="'Infested Command Center'," calcext:value-type="string">
            <text:p>'Infested Command Center',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ZergHatchery</text:p>
          </table:table-cell>
          <table:table-cell table:formula="of:=&quot;su&quot; &amp; [.B133]" office:value-type="string" office:string-value="suZergHatchery" calcext:value-type="string">
            <text:p>suZergHatchery</text:p>
          </table:table-cell>
          <table:table-cell table:formula="of:=[.C133] &amp; &quot;,&quot;" office:value-type="string" office:string-value="suZergHatchery," calcext:value-type="string">
            <text:p>suZergHatchery,</text:p>
          </table:table-cell>
          <table:table-cell table:formula="of:=&quot;'&quot; &amp; [.B133] &amp; &quot;',&quot;" office:value-type="string" office:string-value="'ZergHatchery'," calcext:value-type="string">
            <text:p>'ZergHatchery',</text:p>
          </table:table-cell>
          <table:table-cell office:value-type="string" calcext:value-type="string">
            <text:p>Zerg Hatchery</text:p>
          </table:table-cell>
          <table:table-cell table:formula="of:=&quot;'&quot; &amp; [.F133] &amp; &quot;',&quot;" office:value-type="string" office:string-value="'Zerg Hatchery'," calcext:value-type="string">
            <text:p>'Zerg Hatchery',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ZergLair</text:p>
          </table:table-cell>
          <table:table-cell table:formula="of:=&quot;su&quot; &amp; [.B134]" office:value-type="string" office:string-value="suZergLair" calcext:value-type="string">
            <text:p>suZergLair</text:p>
          </table:table-cell>
          <table:table-cell table:formula="of:=[.C134] &amp; &quot;,&quot;" office:value-type="string" office:string-value="suZergLair," calcext:value-type="string">
            <text:p>suZergLair,</text:p>
          </table:table-cell>
          <table:table-cell table:formula="of:=&quot;'&quot; &amp; [.B134] &amp; &quot;',&quot;" office:value-type="string" office:string-value="'ZergLair'," calcext:value-type="string">
            <text:p>'ZergLair',</text:p>
          </table:table-cell>
          <table:table-cell office:value-type="string" calcext:value-type="string">
            <text:p>Zerg Lair</text:p>
          </table:table-cell>
          <table:table-cell table:formula="of:=&quot;'&quot; &amp; [.F134] &amp; &quot;',&quot;" office:value-type="string" office:string-value="'Zerg Lair'," calcext:value-type="string">
            <text:p>'Zerg Lair',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ZergHive</text:p>
          </table:table-cell>
          <table:table-cell table:formula="of:=&quot;su&quot; &amp; [.B135]" office:value-type="string" office:string-value="suZergHive" calcext:value-type="string">
            <text:p>suZergHive</text:p>
          </table:table-cell>
          <table:table-cell table:formula="of:=[.C135] &amp; &quot;,&quot;" office:value-type="string" office:string-value="suZergHive," calcext:value-type="string">
            <text:p>suZergHive,</text:p>
          </table:table-cell>
          <table:table-cell table:formula="of:=&quot;'&quot; &amp; [.B135] &amp; &quot;',&quot;" office:value-type="string" office:string-value="'ZergHive'," calcext:value-type="string">
            <text:p>'ZergHive',</text:p>
          </table:table-cell>
          <table:table-cell office:value-type="string" calcext:value-type="string">
            <text:p>Zerg Hive</text:p>
          </table:table-cell>
          <table:table-cell table:formula="of:=&quot;'&quot; &amp; [.F135] &amp; &quot;',&quot;" office:value-type="string" office:string-value="'Zerg Hive'," calcext:value-type="string">
            <text:p>'Zerg Hive',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ZergNydusCanal</text:p>
          </table:table-cell>
          <table:table-cell table:formula="of:=&quot;su&quot; &amp; [.B136]" office:value-type="string" office:string-value="suZergNydusCanal" calcext:value-type="string">
            <text:p>suZergNydusCanal</text:p>
          </table:table-cell>
          <table:table-cell table:formula="of:=[.C136] &amp; &quot;,&quot;" office:value-type="string" office:string-value="suZergNydusCanal," calcext:value-type="string">
            <text:p>suZergNydusCanal,</text:p>
          </table:table-cell>
          <table:table-cell table:formula="of:=&quot;'&quot; &amp; [.B136] &amp; &quot;',&quot;" office:value-type="string" office:string-value="'ZergNydusCanal'," calcext:value-type="string">
            <text:p>'ZergNydusCanal',</text:p>
          </table:table-cell>
          <table:table-cell office:value-type="string" calcext:value-type="string">
            <text:p>Zerg Nydus Canal</text:p>
          </table:table-cell>
          <table:table-cell table:formula="of:=&quot;'&quot; &amp; [.F136] &amp; &quot;',&quot;" office:value-type="string" office:string-value="'Zerg Nydus Canal'," calcext:value-type="string">
            <text:p>'Zerg Nydus Canal',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ZergHydraliskDen</text:p>
          </table:table-cell>
          <table:table-cell table:formula="of:=&quot;su&quot; &amp; [.B137]" office:value-type="string" office:string-value="suZergHydraliskDen" calcext:value-type="string">
            <text:p>suZergHydraliskDen</text:p>
          </table:table-cell>
          <table:table-cell table:formula="of:=[.C137] &amp; &quot;,&quot;" office:value-type="string" office:string-value="suZergHydraliskDen," calcext:value-type="string">
            <text:p>suZergHydraliskDen,</text:p>
          </table:table-cell>
          <table:table-cell table:formula="of:=&quot;'&quot; &amp; [.B137] &amp; &quot;',&quot;" office:value-type="string" office:string-value="'ZergHydraliskDen'," calcext:value-type="string">
            <text:p>'ZergHydraliskDen',</text:p>
          </table:table-cell>
          <table:table-cell office:value-type="string" calcext:value-type="string">
            <text:p>Zerg Hydralisk Den</text:p>
          </table:table-cell>
          <table:table-cell table:formula="of:=&quot;'&quot; &amp; [.F137] &amp; &quot;',&quot;" office:value-type="string" office:string-value="'Zerg Hydralisk Den'," calcext:value-type="string">
            <text:p>'Zerg Hydralisk Den',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ZergDefilerMound</text:p>
          </table:table-cell>
          <table:table-cell table:formula="of:=&quot;su&quot; &amp; [.B138]" office:value-type="string" office:string-value="suZergDefilerMound" calcext:value-type="string">
            <text:p>suZergDefilerMound</text:p>
          </table:table-cell>
          <table:table-cell table:formula="of:=[.C138] &amp; &quot;,&quot;" office:value-type="string" office:string-value="suZergDefilerMound," calcext:value-type="string">
            <text:p>suZergDefilerMound,</text:p>
          </table:table-cell>
          <table:table-cell table:formula="of:=&quot;'&quot; &amp; [.B138] &amp; &quot;',&quot;" office:value-type="string" office:string-value="'ZergDefilerMound'," calcext:value-type="string">
            <text:p>'ZergDefilerMound',</text:p>
          </table:table-cell>
          <table:table-cell office:value-type="string" calcext:value-type="string">
            <text:p>Zerg Defiler Mound</text:p>
          </table:table-cell>
          <table:table-cell table:formula="of:=&quot;'&quot; &amp; [.F138] &amp; &quot;',&quot;" office:value-type="string" office:string-value="'Zerg Defiler Mound'," calcext:value-type="string">
            <text:p>'Zerg Defiler Mound',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ZergGreaterSpire</text:p>
          </table:table-cell>
          <table:table-cell table:formula="of:=&quot;su&quot; &amp; [.B139]" office:value-type="string" office:string-value="suZergGreaterSpire" calcext:value-type="string">
            <text:p>suZergGreaterSpire</text:p>
          </table:table-cell>
          <table:table-cell table:formula="of:=[.C139] &amp; &quot;,&quot;" office:value-type="string" office:string-value="suZergGreaterSpire," calcext:value-type="string">
            <text:p>suZergGreaterSpire,</text:p>
          </table:table-cell>
          <table:table-cell table:formula="of:=&quot;'&quot; &amp; [.B139] &amp; &quot;',&quot;" office:value-type="string" office:string-value="'ZergGreaterSpire'," calcext:value-type="string">
            <text:p>'ZergGreaterSpire',</text:p>
          </table:table-cell>
          <table:table-cell office:value-type="string" calcext:value-type="string">
            <text:p>Zerg Greater Spire</text:p>
          </table:table-cell>
          <table:table-cell table:formula="of:=&quot;'&quot; &amp; [.F139] &amp; &quot;',&quot;" office:value-type="string" office:string-value="'Zerg Greater Spire'," calcext:value-type="string">
            <text:p>'Zerg Greater Spire',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ZergQueensNest</text:p>
          </table:table-cell>
          <table:table-cell table:formula="of:=&quot;su&quot; &amp; [.B140]" office:value-type="string" office:string-value="suZergQueensNest" calcext:value-type="string">
            <text:p>suZergQueensNest</text:p>
          </table:table-cell>
          <table:table-cell table:formula="of:=[.C140] &amp; &quot;,&quot;" office:value-type="string" office:string-value="suZergQueensNest," calcext:value-type="string">
            <text:p>suZergQueensNest,</text:p>
          </table:table-cell>
          <table:table-cell table:formula="of:=&quot;'&quot; &amp; [.B140] &amp; &quot;',&quot;" office:value-type="string" office:string-value="'ZergQueensNest'," calcext:value-type="string">
            <text:p>'ZergQueensNest',</text:p>
          </table:table-cell>
          <table:table-cell office:value-type="string" calcext:value-type="string">
            <text:p>Zerg Queen's Nest</text:p>
          </table:table-cell>
          <table:table-cell table:formula="of:=&quot;'&quot; &amp; [.F140] &amp; &quot;',&quot;" office:value-type="string" office:string-value="'Zerg Queen's Nest'," calcext:value-type="string">
            <text:p>'Zerg Queen's Nest',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ZergEvolutionChamber</text:p>
          </table:table-cell>
          <table:table-cell table:formula="of:=&quot;su&quot; &amp; [.B141]" office:value-type="string" office:string-value="suZergEvolutionChamber" calcext:value-type="string">
            <text:p>suZergEvolutionChamber</text:p>
          </table:table-cell>
          <table:table-cell table:formula="of:=[.C141] &amp; &quot;,&quot;" office:value-type="string" office:string-value="suZergEvolutionChamber," calcext:value-type="string">
            <text:p>suZergEvolutionChamber,</text:p>
          </table:table-cell>
          <table:table-cell table:formula="of:=&quot;'&quot; &amp; [.B141] &amp; &quot;',&quot;" office:value-type="string" office:string-value="'ZergEvolutionChamber'," calcext:value-type="string">
            <text:p>'ZergEvolutionChamber',</text:p>
          </table:table-cell>
          <table:table-cell office:value-type="string" calcext:value-type="string">
            <text:p>Zerg Evolution Chamber</text:p>
          </table:table-cell>
          <table:table-cell table:formula="of:=&quot;'&quot; &amp; [.F141] &amp; &quot;',&quot;" office:value-type="string" office:string-value="'Zerg Evolution Chamber'," calcext:value-type="string">
            <text:p>'Zerg Evolution Chamber',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ZergUltraliskCavern</text:p>
          </table:table-cell>
          <table:table-cell table:formula="of:=&quot;su&quot; &amp; [.B142]" office:value-type="string" office:string-value="suZergUltraliskCavern" calcext:value-type="string">
            <text:p>suZergUltraliskCavern</text:p>
          </table:table-cell>
          <table:table-cell table:formula="of:=[.C142] &amp; &quot;,&quot;" office:value-type="string" office:string-value="suZergUltraliskCavern," calcext:value-type="string">
            <text:p>suZergUltraliskCavern,</text:p>
          </table:table-cell>
          <table:table-cell table:formula="of:=&quot;'&quot; &amp; [.B142] &amp; &quot;',&quot;" office:value-type="string" office:string-value="'ZergUltraliskCavern'," calcext:value-type="string">
            <text:p>'ZergUltraliskCavern',</text:p>
          </table:table-cell>
          <table:table-cell office:value-type="string" calcext:value-type="string">
            <text:p>Zerg Ultralisk Cavern</text:p>
          </table:table-cell>
          <table:table-cell table:formula="of:=&quot;'&quot; &amp; [.F142] &amp; &quot;',&quot;" office:value-type="string" office:string-value="'Zerg Ultralisk Cavern'," calcext:value-type="string">
            <text:p>'Zerg Ultralisk Cavern',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ZergSpire</text:p>
          </table:table-cell>
          <table:table-cell table:formula="of:=&quot;su&quot; &amp; [.B143]" office:value-type="string" office:string-value="suZergSpire" calcext:value-type="string">
            <text:p>suZergSpire</text:p>
          </table:table-cell>
          <table:table-cell table:formula="of:=[.C143] &amp; &quot;,&quot;" office:value-type="string" office:string-value="suZergSpire," calcext:value-type="string">
            <text:p>suZergSpire,</text:p>
          </table:table-cell>
          <table:table-cell table:formula="of:=&quot;'&quot; &amp; [.B143] &amp; &quot;',&quot;" office:value-type="string" office:string-value="'ZergSpire'," calcext:value-type="string">
            <text:p>'ZergSpire',</text:p>
          </table:table-cell>
          <table:table-cell office:value-type="string" calcext:value-type="string">
            <text:p>Zerg Spire</text:p>
          </table:table-cell>
          <table:table-cell table:formula="of:=&quot;'&quot; &amp; [.F143] &amp; &quot;',&quot;" office:value-type="string" office:string-value="'Zerg Spire'," calcext:value-type="string">
            <text:p>'Zerg Spire',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ZergSpawningPool</text:p>
          </table:table-cell>
          <table:table-cell table:formula="of:=&quot;su&quot; &amp; [.B144]" office:value-type="string" office:string-value="suZergSpawningPool" calcext:value-type="string">
            <text:p>suZergSpawningPool</text:p>
          </table:table-cell>
          <table:table-cell table:formula="of:=[.C144] &amp; &quot;,&quot;" office:value-type="string" office:string-value="suZergSpawningPool," calcext:value-type="string">
            <text:p>suZergSpawningPool,</text:p>
          </table:table-cell>
          <table:table-cell table:formula="of:=&quot;'&quot; &amp; [.B144] &amp; &quot;',&quot;" office:value-type="string" office:string-value="'ZergSpawningPool'," calcext:value-type="string">
            <text:p>'ZergSpawningPool',</text:p>
          </table:table-cell>
          <table:table-cell office:value-type="string" calcext:value-type="string">
            <text:p>Zerg Spawning Pool</text:p>
          </table:table-cell>
          <table:table-cell table:formula="of:=&quot;'&quot; &amp; [.F144] &amp; &quot;',&quot;" office:value-type="string" office:string-value="'Zerg Spawning Pool'," calcext:value-type="string">
            <text:p>'Zerg Spawning Pool',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ZergCreepColony</text:p>
          </table:table-cell>
          <table:table-cell table:formula="of:=&quot;su&quot; &amp; [.B145]" office:value-type="string" office:string-value="suZergCreepColony" calcext:value-type="string">
            <text:p>suZergCreepColony</text:p>
          </table:table-cell>
          <table:table-cell table:formula="of:=[.C145] &amp; &quot;,&quot;" office:value-type="string" office:string-value="suZergCreepColony," calcext:value-type="string">
            <text:p>suZergCreepColony,</text:p>
          </table:table-cell>
          <table:table-cell table:formula="of:=&quot;'&quot; &amp; [.B145] &amp; &quot;',&quot;" office:value-type="string" office:string-value="'ZergCreepColony'," calcext:value-type="string">
            <text:p>'ZergCreepColony',</text:p>
          </table:table-cell>
          <table:table-cell office:value-type="string" calcext:value-type="string">
            <text:p>Zerg Creep Colony</text:p>
          </table:table-cell>
          <table:table-cell table:formula="of:=&quot;'&quot; &amp; [.F145] &amp; &quot;',&quot;" office:value-type="string" office:string-value="'Zerg Creep Colony'," calcext:value-type="string">
            <text:p>'Zerg Creep Colony',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ZergSporeColony</text:p>
          </table:table-cell>
          <table:table-cell table:formula="of:=&quot;su&quot; &amp; [.B146]" office:value-type="string" office:string-value="suZergSporeColony" calcext:value-type="string">
            <text:p>suZergSporeColony</text:p>
          </table:table-cell>
          <table:table-cell table:formula="of:=[.C146] &amp; &quot;,&quot;" office:value-type="string" office:string-value="suZergSporeColony," calcext:value-type="string">
            <text:p>suZergSporeColony,</text:p>
          </table:table-cell>
          <table:table-cell table:formula="of:=&quot;'&quot; &amp; [.B146] &amp; &quot;',&quot;" office:value-type="string" office:string-value="'ZergSporeColony'," calcext:value-type="string">
            <text:p>'ZergSporeColony',</text:p>
          </table:table-cell>
          <table:table-cell office:value-type="string" calcext:value-type="string">
            <text:p>Zerg Spore Colony</text:p>
          </table:table-cell>
          <table:table-cell table:formula="of:=&quot;'&quot; &amp; [.F146] &amp; &quot;',&quot;" office:value-type="string" office:string-value="'Zerg Spore Colony'," calcext:value-type="string">
            <text:p>'Zerg Spore Colony',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UnusedZerg1</text:p>
          </table:table-cell>
          <table:table-cell table:formula="of:=&quot;su&quot; &amp; [.B147]" office:value-type="string" office:string-value="suUnusedZerg1" calcext:value-type="string">
            <text:p>suUnusedZerg1</text:p>
          </table:table-cell>
          <table:table-cell table:formula="of:=[.C147] &amp; &quot;,&quot;" office:value-type="string" office:string-value="suUnusedZerg1," calcext:value-type="string">
            <text:p>suUnusedZerg1,</text:p>
          </table:table-cell>
          <table:table-cell table:formula="of:=&quot;'&quot; &amp; [.B147] &amp; &quot;',&quot;" office:value-type="string" office:string-value="'UnusedZerg1'," calcext:value-type="string">
            <text:p>'UnusedZerg1',</text:p>
          </table:table-cell>
          <table:table-cell office:value-type="string" calcext:value-type="string">
            <text:p>Unused Zerg Bldg</text:p>
          </table:table-cell>
          <table:table-cell table:formula="of:=&quot;'&quot; &amp; [.F147] &amp; &quot;',&quot;" office:value-type="string" office:string-value="'Unused Zerg Bldg'," calcext:value-type="string">
            <text:p>'Unused Zerg Bldg',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ZergSunkenColony</text:p>
          </table:table-cell>
          <table:table-cell table:formula="of:=&quot;su&quot; &amp; [.B148]" office:value-type="string" office:string-value="suZergSunkenColony" calcext:value-type="string">
            <text:p>suZergSunkenColony</text:p>
          </table:table-cell>
          <table:table-cell table:formula="of:=[.C148] &amp; &quot;,&quot;" office:value-type="string" office:string-value="suZergSunkenColony," calcext:value-type="string">
            <text:p>suZergSunkenColony,</text:p>
          </table:table-cell>
          <table:table-cell table:formula="of:=&quot;'&quot; &amp; [.B148] &amp; &quot;',&quot;" office:value-type="string" office:string-value="'ZergSunkenColony'," calcext:value-type="string">
            <text:p>'ZergSunkenColony',</text:p>
          </table:table-cell>
          <table:table-cell office:value-type="string" calcext:value-type="string">
            <text:p>Zerg Sunken Colony</text:p>
          </table:table-cell>
          <table:table-cell table:formula="of:=&quot;'&quot; &amp; [.F148] &amp; &quot;',&quot;" office:value-type="string" office:string-value="'Zerg Sunken Colony'," calcext:value-type="string">
            <text:p>'Zerg Sunken Colony',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pecialOvermindWithShell</text:p>
          </table:table-cell>
          <table:table-cell table:formula="of:=&quot;su&quot; &amp; [.B149]" office:value-type="string" office:string-value="suSpecialOvermindWithShell" calcext:value-type="string">
            <text:p>suSpecialOvermindWithShell</text:p>
          </table:table-cell>
          <table:table-cell table:formula="of:=[.C149] &amp; &quot;,&quot;" office:value-type="string" office:string-value="suSpecialOvermindWithShell," calcext:value-type="string">
            <text:p>suSpecialOvermindWithShell,</text:p>
          </table:table-cell>
          <table:table-cell table:formula="of:=&quot;'&quot; &amp; [.B149] &amp; &quot;',&quot;" office:value-type="string" office:string-value="'SpecialOvermindWithShell'," calcext:value-type="string">
            <text:p>'SpecialOvermindWithShell',</text:p>
          </table:table-cell>
          <table:table-cell office:value-type="string" calcext:value-type="string">
            <text:p>Zerg Overmind (With Shell)</text:p>
          </table:table-cell>
          <table:table-cell table:formula="of:=&quot;'&quot; &amp; [.F149] &amp; &quot;',&quot;" office:value-type="string" office:string-value="'Zerg Overmind (With Shell)'," calcext:value-type="string">
            <text:p>'Zerg Overmind (With Shell)',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pecialOvermind</text:p>
          </table:table-cell>
          <table:table-cell table:formula="of:=&quot;su&quot; &amp; [.B150]" office:value-type="string" office:string-value="suSpecialOvermind" calcext:value-type="string">
            <text:p>suSpecialOvermind</text:p>
          </table:table-cell>
          <table:table-cell table:formula="of:=[.C150] &amp; &quot;,&quot;" office:value-type="string" office:string-value="suSpecialOvermind," calcext:value-type="string">
            <text:p>suSpecialOvermind,</text:p>
          </table:table-cell>
          <table:table-cell table:formula="of:=&quot;'&quot; &amp; [.B150] &amp; &quot;',&quot;" office:value-type="string" office:string-value="'SpecialOvermind'," calcext:value-type="string">
            <text:p>'SpecialOvermind',</text:p>
          </table:table-cell>
          <table:table-cell office:value-type="string" calcext:value-type="string">
            <text:p>Zerg Overmind</text:p>
          </table:table-cell>
          <table:table-cell table:formula="of:=&quot;'&quot; &amp; [.F150] &amp; &quot;',&quot;" office:value-type="string" office:string-value="'Zerg Overmind'," calcext:value-type="string">
            <text:p>'Zerg Overmind',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ZergExtractor</text:p>
          </table:table-cell>
          <table:table-cell table:formula="of:=&quot;su&quot; &amp; [.B151]" office:value-type="string" office:string-value="suZergExtractor" calcext:value-type="string">
            <text:p>suZergExtractor</text:p>
          </table:table-cell>
          <table:table-cell table:formula="of:=[.C151] &amp; &quot;,&quot;" office:value-type="string" office:string-value="suZergExtractor," calcext:value-type="string">
            <text:p>suZergExtractor,</text:p>
          </table:table-cell>
          <table:table-cell table:formula="of:=&quot;'&quot; &amp; [.B151] &amp; &quot;',&quot;" office:value-type="string" office:string-value="'ZergExtractor'," calcext:value-type="string">
            <text:p>'ZergExtractor',</text:p>
          </table:table-cell>
          <table:table-cell office:value-type="string" calcext:value-type="string">
            <text:p>Zerg Extractor</text:p>
          </table:table-cell>
          <table:table-cell table:formula="of:=&quot;'&quot; &amp; [.F151] &amp; &quot;',&quot;" office:value-type="string" office:string-value="'Zerg Extractor'," calcext:value-type="string">
            <text:p>'Zerg Extractor',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pecialMatureChrysalis</text:p>
          </table:table-cell>
          <table:table-cell table:formula="of:=&quot;su&quot; &amp; [.B152]" office:value-type="string" office:string-value="suSpecialMatureChrysalis" calcext:value-type="string">
            <text:p>suSpecialMatureChrysalis</text:p>
          </table:table-cell>
          <table:table-cell table:formula="of:=[.C152] &amp; &quot;,&quot;" office:value-type="string" office:string-value="suSpecialMatureChrysalis," calcext:value-type="string">
            <text:p>suSpecialMatureChrysalis,</text:p>
          </table:table-cell>
          <table:table-cell table:formula="of:=&quot;'&quot; &amp; [.B152] &amp; &quot;',&quot;" office:value-type="string" office:string-value="'SpecialMatureChrysalis'," calcext:value-type="string">
            <text:p>'SpecialMatureChrysalis',</text:p>
          </table:table-cell>
          <table:table-cell office:value-type="string" calcext:value-type="string">
            <text:p>Mature Crysalis</text:p>
          </table:table-cell>
          <table:table-cell table:formula="of:=&quot;'&quot; &amp; [.F152] &amp; &quot;',&quot;" office:value-type="string" office:string-value="'Mature Crysalis'," calcext:value-type="string">
            <text:p>'Mature Crysalis',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pecialCerebrate</text:p>
          </table:table-cell>
          <table:table-cell table:formula="of:=&quot;su&quot; &amp; [.B153]" office:value-type="string" office:string-value="suSpecialCerebrate" calcext:value-type="string">
            <text:p>suSpecialCerebrate</text:p>
          </table:table-cell>
          <table:table-cell table:formula="of:=[.C153] &amp; &quot;,&quot;" office:value-type="string" office:string-value="suSpecialCerebrate," calcext:value-type="string">
            <text:p>suSpecialCerebrate,</text:p>
          </table:table-cell>
          <table:table-cell table:formula="of:=&quot;'&quot; &amp; [.B153] &amp; &quot;',&quot;" office:value-type="string" office:string-value="'SpecialCerebrate'," calcext:value-type="string">
            <text:p>'SpecialCerebrate',</text:p>
          </table:table-cell>
          <table:table-cell office:value-type="string" calcext:value-type="string">
            <text:p>Zerg Cerebrate</text:p>
          </table:table-cell>
          <table:table-cell table:formula="of:=&quot;'&quot; &amp; [.F153] &amp; &quot;',&quot;" office:value-type="string" office:string-value="'Zerg Cerebrate'," calcext:value-type="string">
            <text:p>'Zerg Cerebrate',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pecialCerebrateDaggoth</text:p>
          </table:table-cell>
          <table:table-cell table:formula="of:=&quot;su&quot; &amp; [.B154]" office:value-type="string" office:string-value="suSpecialCerebrateDaggoth" calcext:value-type="string">
            <text:p>suSpecialCerebrateDaggoth</text:p>
          </table:table-cell>
          <table:table-cell table:formula="of:=[.C154] &amp; &quot;,&quot;" office:value-type="string" office:string-value="suSpecialCerebrateDaggoth," calcext:value-type="string">
            <text:p>suSpecialCerebrateDaggoth,</text:p>
          </table:table-cell>
          <table:table-cell table:formula="of:=&quot;'&quot; &amp; [.B154] &amp; &quot;',&quot;" office:value-type="string" office:string-value="'SpecialCerebrateDaggoth'," calcext:value-type="string">
            <text:p>'SpecialCerebrateDaggoth',</text:p>
          </table:table-cell>
          <table:table-cell office:value-type="string" calcext:value-type="string">
            <text:p>Zerg Cerebrate Daggoth</text:p>
          </table:table-cell>
          <table:table-cell table:formula="of:=&quot;'&quot; &amp; [.F154] &amp; &quot;',&quot;" office:value-type="string" office:string-value="'Zerg Cerebrate Daggoth'," calcext:value-type="string">
            <text:p>'Zerg Cerebrate Daggoth',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UnusedZerg2</text:p>
          </table:table-cell>
          <table:table-cell table:formula="of:=&quot;su&quot; &amp; [.B155]" office:value-type="string" office:string-value="suUnusedZerg2" calcext:value-type="string">
            <text:p>suUnusedZerg2</text:p>
          </table:table-cell>
          <table:table-cell table:formula="of:=[.C155] &amp; &quot;,&quot;" office:value-type="string" office:string-value="suUnusedZerg2," calcext:value-type="string">
            <text:p>suUnusedZerg2,</text:p>
          </table:table-cell>
          <table:table-cell table:formula="of:=&quot;'&quot; &amp; [.B155] &amp; &quot;',&quot;" office:value-type="string" office:string-value="'UnusedZerg2'," calcext:value-type="string">
            <text:p>'UnusedZerg2',</text:p>
          </table:table-cell>
          <table:table-cell office:value-type="string" calcext:value-type="string">
            <text:p>Unused Zerg Bldg 5</text:p>
          </table:table-cell>
          <table:table-cell table:formula="of:=&quot;'&quot; &amp; [.F155] &amp; &quot;',&quot;" office:value-type="string" office:string-value="'Unused Zerg Bldg 5'," calcext:value-type="string">
            <text:p>'Unused Zerg Bldg 5',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ProtossNexus</text:p>
          </table:table-cell>
          <table:table-cell table:formula="of:=&quot;su&quot; &amp; [.B156]" office:value-type="string" office:string-value="suProtossNexus" calcext:value-type="string">
            <text:p>suProtossNexus</text:p>
          </table:table-cell>
          <table:table-cell table:formula="of:=[.C156] &amp; &quot;,&quot;" office:value-type="string" office:string-value="suProtossNexus," calcext:value-type="string">
            <text:p>suProtossNexus,</text:p>
          </table:table-cell>
          <table:table-cell table:formula="of:=&quot;'&quot; &amp; [.B156] &amp; &quot;',&quot;" office:value-type="string" office:string-value="'ProtossNexus'," calcext:value-type="string">
            <text:p>'ProtossNexus',</text:p>
          </table:table-cell>
          <table:table-cell office:value-type="string" calcext:value-type="string">
            <text:p>Protoss Nexus</text:p>
          </table:table-cell>
          <table:table-cell table:formula="of:=&quot;'&quot; &amp; [.F156] &amp; &quot;',&quot;" office:value-type="string" office:string-value="'Protoss Nexus'," calcext:value-type="string">
            <text:p>'Protoss Nexus',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ProtossRoboticsFacility</text:p>
          </table:table-cell>
          <table:table-cell table:formula="of:=&quot;su&quot; &amp; [.B157]" office:value-type="string" office:string-value="suProtossRoboticsFacility" calcext:value-type="string">
            <text:p>suProtossRoboticsFacility</text:p>
          </table:table-cell>
          <table:table-cell table:formula="of:=[.C157] &amp; &quot;,&quot;" office:value-type="string" office:string-value="suProtossRoboticsFacility," calcext:value-type="string">
            <text:p>suProtossRoboticsFacility,</text:p>
          </table:table-cell>
          <table:table-cell table:formula="of:=&quot;'&quot; &amp; [.B157] &amp; &quot;',&quot;" office:value-type="string" office:string-value="'ProtossRoboticsFacility'," calcext:value-type="string">
            <text:p>'ProtossRoboticsFacility',</text:p>
          </table:table-cell>
          <table:table-cell office:value-type="string" calcext:value-type="string">
            <text:p>Protoss Robotics Facility</text:p>
          </table:table-cell>
          <table:table-cell table:formula="of:=&quot;'&quot; &amp; [.F157] &amp; &quot;',&quot;" office:value-type="string" office:string-value="'Protoss Robotics Facility'," calcext:value-type="string">
            <text:p>'Protoss Robotics Facility',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ProtossPylon</text:p>
          </table:table-cell>
          <table:table-cell table:formula="of:=&quot;su&quot; &amp; [.B158]" office:value-type="string" office:string-value="suProtossPylon" calcext:value-type="string">
            <text:p>suProtossPylon</text:p>
          </table:table-cell>
          <table:table-cell table:formula="of:=[.C158] &amp; &quot;,&quot;" office:value-type="string" office:string-value="suProtossPylon," calcext:value-type="string">
            <text:p>suProtossPylon,</text:p>
          </table:table-cell>
          <table:table-cell table:formula="of:=&quot;'&quot; &amp; [.B158] &amp; &quot;',&quot;" office:value-type="string" office:string-value="'ProtossPylon'," calcext:value-type="string">
            <text:p>'ProtossPylon',</text:p>
          </table:table-cell>
          <table:table-cell office:value-type="string" calcext:value-type="string">
            <text:p>Protoss Pylon</text:p>
          </table:table-cell>
          <table:table-cell table:formula="of:=&quot;'&quot; &amp; [.F158] &amp; &quot;',&quot;" office:value-type="string" office:string-value="'Protoss Pylon'," calcext:value-type="string">
            <text:p>'Protoss Pylon',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ProtossAssimilator</text:p>
          </table:table-cell>
          <table:table-cell table:formula="of:=&quot;su&quot; &amp; [.B159]" office:value-type="string" office:string-value="suProtossAssimilator" calcext:value-type="string">
            <text:p>suProtossAssimilator</text:p>
          </table:table-cell>
          <table:table-cell table:formula="of:=[.C159] &amp; &quot;,&quot;" office:value-type="string" office:string-value="suProtossAssimilator," calcext:value-type="string">
            <text:p>suProtossAssimilator,</text:p>
          </table:table-cell>
          <table:table-cell table:formula="of:=&quot;'&quot; &amp; [.B159] &amp; &quot;',&quot;" office:value-type="string" office:string-value="'ProtossAssimilator'," calcext:value-type="string">
            <text:p>'ProtossAssimilator',</text:p>
          </table:table-cell>
          <table:table-cell office:value-type="string" calcext:value-type="string">
            <text:p>Protoss Assimilator</text:p>
          </table:table-cell>
          <table:table-cell table:formula="of:=&quot;'&quot; &amp; [.F159] &amp; &quot;',&quot;" office:value-type="string" office:string-value="'Protoss Assimilator'," calcext:value-type="string">
            <text:p>'Protoss Assimilator',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UnusedProtoss1</text:p>
          </table:table-cell>
          <table:table-cell table:formula="of:=&quot;su&quot; &amp; [.B160]" office:value-type="string" office:string-value="suUnusedProtoss1" calcext:value-type="string">
            <text:p>suUnusedProtoss1</text:p>
          </table:table-cell>
          <table:table-cell table:formula="of:=[.C160] &amp; &quot;,&quot;" office:value-type="string" office:string-value="suUnusedProtoss1," calcext:value-type="string">
            <text:p>suUnusedProtoss1,</text:p>
          </table:table-cell>
          <table:table-cell table:formula="of:=&quot;'&quot; &amp; [.B160] &amp; &quot;',&quot;" office:value-type="string" office:string-value="'UnusedProtoss1'," calcext:value-type="string">
            <text:p>'UnusedProtoss1',</text:p>
          </table:table-cell>
          <table:table-cell office:value-type="string" calcext:value-type="string">
            <text:p>Protoss Unused type <text:s text:c="2"/>1</text:p>
          </table:table-cell>
          <table:table-cell table:formula="of:=&quot;'&quot; &amp; [.F160] &amp; &quot;',&quot;" office:value-type="string" office:string-value="'Protoss Unused type   1'," calcext:value-type="string">
            <text:p>'Protoss Unused type <text:s text:c="2"/>1',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ProtossObservatory</text:p>
          </table:table-cell>
          <table:table-cell table:formula="of:=&quot;su&quot; &amp; [.B161]" office:value-type="string" office:string-value="suProtossObservatory" calcext:value-type="string">
            <text:p>suProtossObservatory</text:p>
          </table:table-cell>
          <table:table-cell table:formula="of:=[.C161] &amp; &quot;,&quot;" office:value-type="string" office:string-value="suProtossObservatory," calcext:value-type="string">
            <text:p>suProtossObservatory,</text:p>
          </table:table-cell>
          <table:table-cell table:formula="of:=&quot;'&quot; &amp; [.B161] &amp; &quot;',&quot;" office:value-type="string" office:string-value="'ProtossObservatory'," calcext:value-type="string">
            <text:p>'ProtossObservatory',</text:p>
          </table:table-cell>
          <table:table-cell office:value-type="string" calcext:value-type="string">
            <text:p>Protoss Observatory</text:p>
          </table:table-cell>
          <table:table-cell table:formula="of:=&quot;'&quot; &amp; [.F161] &amp; &quot;',&quot;" office:value-type="string" office:string-value="'Protoss Observatory'," calcext:value-type="string">
            <text:p>'Protoss Observatory',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ProtossGateway</text:p>
          </table:table-cell>
          <table:table-cell table:formula="of:=&quot;su&quot; &amp; [.B162]" office:value-type="string" office:string-value="suProtossGateway" calcext:value-type="string">
            <text:p>suProtossGateway</text:p>
          </table:table-cell>
          <table:table-cell table:formula="of:=[.C162] &amp; &quot;,&quot;" office:value-type="string" office:string-value="suProtossGateway," calcext:value-type="string">
            <text:p>suProtossGateway,</text:p>
          </table:table-cell>
          <table:table-cell table:formula="of:=&quot;'&quot; &amp; [.B162] &amp; &quot;',&quot;" office:value-type="string" office:string-value="'ProtossGateway'," calcext:value-type="string">
            <text:p>'ProtossGateway',</text:p>
          </table:table-cell>
          <table:table-cell office:value-type="string" calcext:value-type="string">
            <text:p>Protoss Gateway</text:p>
          </table:table-cell>
          <table:table-cell table:formula="of:=&quot;'&quot; &amp; [.F162] &amp; &quot;',&quot;" office:value-type="string" office:string-value="'Protoss Gateway'," calcext:value-type="string">
            <text:p>'Protoss Gateway',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UnusedProtoss2</text:p>
          </table:table-cell>
          <table:table-cell table:formula="of:=&quot;su&quot; &amp; [.B163]" office:value-type="string" office:string-value="suUnusedProtoss2" calcext:value-type="string">
            <text:p>suUnusedProtoss2</text:p>
          </table:table-cell>
          <table:table-cell table:formula="of:=[.C163] &amp; &quot;,&quot;" office:value-type="string" office:string-value="suUnusedProtoss2," calcext:value-type="string">
            <text:p>suUnusedProtoss2,</text:p>
          </table:table-cell>
          <table:table-cell table:formula="of:=&quot;'&quot; &amp; [.B163] &amp; &quot;',&quot;" office:value-type="string" office:string-value="'UnusedProtoss2'," calcext:value-type="string">
            <text:p>'UnusedProtoss2',</text:p>
          </table:table-cell>
          <table:table-cell office:value-type="string" calcext:value-type="string">
            <text:p>Protoss Unused type <text:s text:c="2"/>2</text:p>
          </table:table-cell>
          <table:table-cell table:formula="of:=&quot;'&quot; &amp; [.F163] &amp; &quot;',&quot;" office:value-type="string" office:string-value="'Protoss Unused type   2'," calcext:value-type="string">
            <text:p>'Protoss Unused type <text:s text:c="2"/>2',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rotossPhotonCannon</text:p>
          </table:table-cell>
          <table:table-cell table:formula="of:=&quot;su&quot; &amp; [.B164]" office:value-type="string" office:string-value="suProtossPhotonCannon" calcext:value-type="string">
            <text:p>suProtossPhotonCannon</text:p>
          </table:table-cell>
          <table:table-cell table:formula="of:=[.C164] &amp; &quot;,&quot;" office:value-type="string" office:string-value="suProtossPhotonCannon," calcext:value-type="string">
            <text:p>suProtossPhotonCannon,</text:p>
          </table:table-cell>
          <table:table-cell table:formula="of:=&quot;'&quot; &amp; [.B164] &amp; &quot;',&quot;" office:value-type="string" office:string-value="'ProtossPhotonCannon'," calcext:value-type="string">
            <text:p>'ProtossPhotonCannon',</text:p>
          </table:table-cell>
          <table:table-cell office:value-type="string" calcext:value-type="string">
            <text:p>Protoss Photon Cannon</text:p>
          </table:table-cell>
          <table:table-cell table:formula="of:=&quot;'&quot; &amp; [.F164] &amp; &quot;',&quot;" office:value-type="string" office:string-value="'Protoss Photon Cannon'," calcext:value-type="string">
            <text:p>'Protoss Photon Cannon',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rotossCitadelofAdun</text:p>
          </table:table-cell>
          <table:table-cell table:formula="of:=&quot;su&quot; &amp; [.B165]" office:value-type="string" office:string-value="suProtossCitadelofAdun" calcext:value-type="string">
            <text:p>suProtossCitadelofAdun</text:p>
          </table:table-cell>
          <table:table-cell table:formula="of:=[.C165] &amp; &quot;,&quot;" office:value-type="string" office:string-value="suProtossCitadelofAdun," calcext:value-type="string">
            <text:p>suProtossCitadelofAdun,</text:p>
          </table:table-cell>
          <table:table-cell table:formula="of:=&quot;'&quot; &amp; [.B165] &amp; &quot;',&quot;" office:value-type="string" office:string-value="'ProtossCitadelofAdun'," calcext:value-type="string">
            <text:p>'ProtossCitadelofAdun',</text:p>
          </table:table-cell>
          <table:table-cell office:value-type="string" calcext:value-type="string">
            <text:p>Protoss Citadel of Adun</text:p>
          </table:table-cell>
          <table:table-cell table:formula="of:=&quot;'&quot; &amp; [.F165] &amp; &quot;',&quot;" office:value-type="string" office:string-value="'Protoss Citadel of Adun'," calcext:value-type="string">
            <text:p>'Protoss Citadel of Adun',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rotossCyberneticsCore</text:p>
          </table:table-cell>
          <table:table-cell table:formula="of:=&quot;su&quot; &amp; [.B166]" office:value-type="string" office:string-value="suProtossCyberneticsCore" calcext:value-type="string">
            <text:p>suProtossCyberneticsCore</text:p>
          </table:table-cell>
          <table:table-cell table:formula="of:=[.C166] &amp; &quot;,&quot;" office:value-type="string" office:string-value="suProtossCyberneticsCore," calcext:value-type="string">
            <text:p>suProtossCyberneticsCore,</text:p>
          </table:table-cell>
          <table:table-cell table:formula="of:=&quot;'&quot; &amp; [.B166] &amp; &quot;',&quot;" office:value-type="string" office:string-value="'ProtossCyberneticsCore'," calcext:value-type="string">
            <text:p>'ProtossCyberneticsCore',</text:p>
          </table:table-cell>
          <table:table-cell office:value-type="string" calcext:value-type="string">
            <text:p>Protoss Cybernetics Core</text:p>
          </table:table-cell>
          <table:table-cell table:formula="of:=&quot;'&quot; &amp; [.F166] &amp; &quot;',&quot;" office:value-type="string" office:string-value="'Protoss Cybernetics Core'," calcext:value-type="string">
            <text:p>'Protoss Cybernetics Core',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rotossTemplarArchives</text:p>
          </table:table-cell>
          <table:table-cell table:formula="of:=&quot;su&quot; &amp; [.B167]" office:value-type="string" office:string-value="suProtossTemplarArchives" calcext:value-type="string">
            <text:p>suProtossTemplarArchives</text:p>
          </table:table-cell>
          <table:table-cell table:formula="of:=[.C167] &amp; &quot;,&quot;" office:value-type="string" office:string-value="suProtossTemplarArchives," calcext:value-type="string">
            <text:p>suProtossTemplarArchives,</text:p>
          </table:table-cell>
          <table:table-cell table:formula="of:=&quot;'&quot; &amp; [.B167] &amp; &quot;',&quot;" office:value-type="string" office:string-value="'ProtossTemplarArchives'," calcext:value-type="string">
            <text:p>'ProtossTemplarArchives',</text:p>
          </table:table-cell>
          <table:table-cell office:value-type="string" calcext:value-type="string">
            <text:p>Protoss Templar Archives</text:p>
          </table:table-cell>
          <table:table-cell table:formula="of:=&quot;'&quot; &amp; [.F167] &amp; &quot;',&quot;" office:value-type="string" office:string-value="'Protoss Templar Archives'," calcext:value-type="string">
            <text:p>'Protoss Templar Archives',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rotossForge</text:p>
          </table:table-cell>
          <table:table-cell table:formula="of:=&quot;su&quot; &amp; [.B168]" office:value-type="string" office:string-value="suProtossForge" calcext:value-type="string">
            <text:p>suProtossForge</text:p>
          </table:table-cell>
          <table:table-cell table:formula="of:=[.C168] &amp; &quot;,&quot;" office:value-type="string" office:string-value="suProtossForge," calcext:value-type="string">
            <text:p>suProtossForge,</text:p>
          </table:table-cell>
          <table:table-cell table:formula="of:=&quot;'&quot; &amp; [.B168] &amp; &quot;',&quot;" office:value-type="string" office:string-value="'ProtossForge'," calcext:value-type="string">
            <text:p>'ProtossForge',</text:p>
          </table:table-cell>
          <table:table-cell office:value-type="string" calcext:value-type="string">
            <text:p>Protoss Forge</text:p>
          </table:table-cell>
          <table:table-cell table:formula="of:=&quot;'&quot; &amp; [.F168] &amp; &quot;',&quot;" office:value-type="string" office:string-value="'Protoss Forge'," calcext:value-type="string">
            <text:p>'Protoss Forge',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rotossStargate</text:p>
          </table:table-cell>
          <table:table-cell table:formula="of:=&quot;su&quot; &amp; [.B169]" office:value-type="string" office:string-value="suProtossStargate" calcext:value-type="string">
            <text:p>suProtossStargate</text:p>
          </table:table-cell>
          <table:table-cell table:formula="of:=[.C169] &amp; &quot;,&quot;" office:value-type="string" office:string-value="suProtossStargate," calcext:value-type="string">
            <text:p>suProtossStargate,</text:p>
          </table:table-cell>
          <table:table-cell table:formula="of:=&quot;'&quot; &amp; [.B169] &amp; &quot;',&quot;" office:value-type="string" office:string-value="'ProtossStargate'," calcext:value-type="string">
            <text:p>'ProtossStargate',</text:p>
          </table:table-cell>
          <table:table-cell office:value-type="string" calcext:value-type="string">
            <text:p>Protoss Stargate</text:p>
          </table:table-cell>
          <table:table-cell table:formula="of:=&quot;'&quot; &amp; [.F169] &amp; &quot;',&quot;" office:value-type="string" office:string-value="'Protoss Stargate'," calcext:value-type="string">
            <text:p>'Protoss Stargate',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pecialStasisCellPrison</text:p>
          </table:table-cell>
          <table:table-cell table:formula="of:=&quot;su&quot; &amp; [.B170]" office:value-type="string" office:string-value="suSpecialStasisCellPrison" calcext:value-type="string">
            <text:p>suSpecialStasisCellPrison</text:p>
          </table:table-cell>
          <table:table-cell table:formula="of:=[.C170] &amp; &quot;,&quot;" office:value-type="string" office:string-value="suSpecialStasisCellPrison," calcext:value-type="string">
            <text:p>suSpecialStasisCellPrison,</text:p>
          </table:table-cell>
          <table:table-cell table:formula="of:=&quot;'&quot; &amp; [.B170] &amp; &quot;',&quot;" office:value-type="string" office:string-value="'SpecialStasisCellPrison'," calcext:value-type="string">
            <text:p>'SpecialStasisCellPrison',</text:p>
          </table:table-cell>
          <table:table-cell office:value-type="string" calcext:value-type="string">
            <text:p>Stasis Cell/Prison</text:p>
          </table:table-cell>
          <table:table-cell table:formula="of:=&quot;'&quot; &amp; [.F170] &amp; &quot;',&quot;" office:value-type="string" office:string-value="'Stasis Cell/Prison'," calcext:value-type="string">
            <text:p>'Stasis Cell/Prison',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rotossFleetBeacon</text:p>
          </table:table-cell>
          <table:table-cell table:formula="of:=&quot;su&quot; &amp; [.B171]" office:value-type="string" office:string-value="suProtossFleetBeacon" calcext:value-type="string">
            <text:p>suProtossFleetBeacon</text:p>
          </table:table-cell>
          <table:table-cell table:formula="of:=[.C171] &amp; &quot;,&quot;" office:value-type="string" office:string-value="suProtossFleetBeacon," calcext:value-type="string">
            <text:p>suProtossFleetBeacon,</text:p>
          </table:table-cell>
          <table:table-cell table:formula="of:=&quot;'&quot; &amp; [.B171] &amp; &quot;',&quot;" office:value-type="string" office:string-value="'ProtossFleetBeacon'," calcext:value-type="string">
            <text:p>'ProtossFleetBeacon',</text:p>
          </table:table-cell>
          <table:table-cell office:value-type="string" calcext:value-type="string">
            <text:p>Protoss Fleet Beacon</text:p>
          </table:table-cell>
          <table:table-cell table:formula="of:=&quot;'&quot; &amp; [.F171] &amp; &quot;',&quot;" office:value-type="string" office:string-value="'Protoss Fleet Beacon'," calcext:value-type="string">
            <text:p>'Protoss Fleet Beacon',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rotossArbiterTribunal</text:p>
          </table:table-cell>
          <table:table-cell table:formula="of:=&quot;su&quot; &amp; [.B172]" office:value-type="string" office:string-value="suProtossArbiterTribunal" calcext:value-type="string">
            <text:p>suProtossArbiterTribunal</text:p>
          </table:table-cell>
          <table:table-cell table:formula="of:=[.C172] &amp; &quot;,&quot;" office:value-type="string" office:string-value="suProtossArbiterTribunal," calcext:value-type="string">
            <text:p>suProtossArbiterTribunal,</text:p>
          </table:table-cell>
          <table:table-cell table:formula="of:=&quot;'&quot; &amp; [.B172] &amp; &quot;',&quot;" office:value-type="string" office:string-value="'ProtossArbiterTribunal'," calcext:value-type="string">
            <text:p>'ProtossArbiterTribunal',</text:p>
          </table:table-cell>
          <table:table-cell office:value-type="string" calcext:value-type="string">
            <text:p>Protoss Arbiter Tribunal</text:p>
          </table:table-cell>
          <table:table-cell table:formula="of:=&quot;'&quot; &amp; [.F172] &amp; &quot;',&quot;" office:value-type="string" office:string-value="'Protoss Arbiter Tribunal'," calcext:value-type="string">
            <text:p>'Protoss Arbiter Tribunal',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ProtossRoboticsSupportBay</text:p>
          </table:table-cell>
          <table:table-cell table:formula="of:=&quot;su&quot; &amp; [.B173]" office:value-type="string" office:string-value="suProtossRoboticsSupportBay" calcext:value-type="string">
            <text:p>suProtossRoboticsSupportBay</text:p>
          </table:table-cell>
          <table:table-cell table:formula="of:=[.C173] &amp; &quot;,&quot;" office:value-type="string" office:string-value="suProtossRoboticsSupportBay," calcext:value-type="string">
            <text:p>suProtossRoboticsSupportBay,</text:p>
          </table:table-cell>
          <table:table-cell table:formula="of:=&quot;'&quot; &amp; [.B173] &amp; &quot;',&quot;" office:value-type="string" office:string-value="'ProtossRoboticsSupportBay'," calcext:value-type="string">
            <text:p>'ProtossRoboticsSupportBay',</text:p>
          </table:table-cell>
          <table:table-cell office:value-type="string" calcext:value-type="string">
            <text:p>Protoss Robotics Support Bay</text:p>
          </table:table-cell>
          <table:table-cell table:formula="of:=&quot;'&quot; &amp; [.F173] &amp; &quot;',&quot;" office:value-type="string" office:string-value="'Protoss Robotics Support Bay'," calcext:value-type="string">
            <text:p>'Protoss Robotics Support Bay',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rotossShieldBattery</text:p>
          </table:table-cell>
          <table:table-cell table:formula="of:=&quot;su&quot; &amp; [.B174]" office:value-type="string" office:string-value="suProtossShieldBattery" calcext:value-type="string">
            <text:p>suProtossShieldBattery</text:p>
          </table:table-cell>
          <table:table-cell table:formula="of:=[.C174] &amp; &quot;,&quot;" office:value-type="string" office:string-value="suProtossShieldBattery," calcext:value-type="string">
            <text:p>suProtossShieldBattery,</text:p>
          </table:table-cell>
          <table:table-cell table:formula="of:=&quot;'&quot; &amp; [.B174] &amp; &quot;',&quot;" office:value-type="string" office:string-value="'ProtossShieldBattery'," calcext:value-type="string">
            <text:p>'ProtossShieldBattery',</text:p>
          </table:table-cell>
          <table:table-cell office:value-type="string" calcext:value-type="string">
            <text:p>Protoss Shield Battery</text:p>
          </table:table-cell>
          <table:table-cell table:formula="of:=&quot;'&quot; &amp; [.F174] &amp; &quot;',&quot;" office:value-type="string" office:string-value="'Protoss Shield Battery'," calcext:value-type="string">
            <text:p>'Protoss Shield Battery',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pecialKhaydarinCrystalForm</text:p>
          </table:table-cell>
          <table:table-cell table:formula="of:=&quot;su&quot; &amp; [.B175]" office:value-type="string" office:string-value="suSpecialKhaydarinCrystalForm" calcext:value-type="string">
            <text:p>suSpecialKhaydarinCrystalForm</text:p>
          </table:table-cell>
          <table:table-cell table:formula="of:=[.C175] &amp; &quot;,&quot;" office:value-type="string" office:string-value="suSpecialKhaydarinCrystalForm," calcext:value-type="string">
            <text:p>suSpecialKhaydarinCrystalForm,</text:p>
          </table:table-cell>
          <table:table-cell table:formula="of:=&quot;'&quot; &amp; [.B175] &amp; &quot;',&quot;" office:value-type="string" office:string-value="'SpecialKhaydarinCrystalForm'," calcext:value-type="string">
            <text:p>'SpecialKhaydarinCrystalForm',</text:p>
          </table:table-cell>
          <table:table-cell office:value-type="string" calcext:value-type="string">
            <text:p>Khaydarin Crystal Formation</text:p>
          </table:table-cell>
          <table:table-cell table:formula="of:=&quot;'&quot; &amp; [.F175] &amp; &quot;',&quot;" office:value-type="string" office:string-value="'Khaydarin Crystal Formation'," calcext:value-type="string">
            <text:p>'Khaydarin Crystal Formation',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pecialProtossTemple</text:p>
          </table:table-cell>
          <table:table-cell table:formula="of:=&quot;su&quot; &amp; [.B176]" office:value-type="string" office:string-value="suSpecialProtossTemple" calcext:value-type="string">
            <text:p>suSpecialProtossTemple</text:p>
          </table:table-cell>
          <table:table-cell table:formula="of:=[.C176] &amp; &quot;,&quot;" office:value-type="string" office:string-value="suSpecialProtossTemple," calcext:value-type="string">
            <text:p>suSpecialProtossTemple,</text:p>
          </table:table-cell>
          <table:table-cell table:formula="of:=&quot;'&quot; &amp; [.B176] &amp; &quot;',&quot;" office:value-type="string" office:string-value="'SpecialProtossTemple'," calcext:value-type="string">
            <text:p>'SpecialProtossTemple',</text:p>
          </table:table-cell>
          <table:table-cell office:value-type="string" calcext:value-type="string">
            <text:p>Protoss Temple</text:p>
          </table:table-cell>
          <table:table-cell table:formula="of:=&quot;'&quot; &amp; [.F176] &amp; &quot;',&quot;" office:value-type="string" office:string-value="'Protoss Temple'," calcext:value-type="string">
            <text:p>'Protoss Temple',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pecialXelNagaTemple</text:p>
          </table:table-cell>
          <table:table-cell table:formula="of:=&quot;su&quot; &amp; [.B177]" office:value-type="string" office:string-value="suSpecialXelNagaTemple" calcext:value-type="string">
            <text:p>suSpecialXelNagaTemple</text:p>
          </table:table-cell>
          <table:table-cell table:formula="of:=[.C177] &amp; &quot;,&quot;" office:value-type="string" office:string-value="suSpecialXelNagaTemple," calcext:value-type="string">
            <text:p>suSpecialXelNagaTemple,</text:p>
          </table:table-cell>
          <table:table-cell table:formula="of:=&quot;'&quot; &amp; [.B177] &amp; &quot;',&quot;" office:value-type="string" office:string-value="'SpecialXelNagaTemple'," calcext:value-type="string">
            <text:p>'SpecialXelNagaTemple',</text:p>
          </table:table-cell>
          <table:table-cell office:value-type="string" calcext:value-type="string">
            <text:p>Xel'Naga Temple</text:p>
          </table:table-cell>
          <table:table-cell table:formula="of:=&quot;'&quot; &amp; [.F177] &amp; &quot;',&quot;" office:value-type="string" office:string-value="'Xel'Naga Temple'," calcext:value-type="string">
            <text:p>'Xel'Naga Temple',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ResourceMineralField</text:p>
          </table:table-cell>
          <table:table-cell table:formula="of:=&quot;su&quot; &amp; [.B178]" office:value-type="string" office:string-value="suResourceMineralField" calcext:value-type="string">
            <text:p>suResourceMineralField</text:p>
          </table:table-cell>
          <table:table-cell table:formula="of:=[.C178] &amp; &quot;,&quot;" office:value-type="string" office:string-value="suResourceMineralField," calcext:value-type="string">
            <text:p>suResourceMineralField,</text:p>
          </table:table-cell>
          <table:table-cell table:formula="of:=&quot;'&quot; &amp; [.B178] &amp; &quot;',&quot;" office:value-type="string" office:string-value="'ResourceMineralField'," calcext:value-type="string">
            <text:p>'ResourceMineralField',</text:p>
          </table:table-cell>
          <table:table-cell office:value-type="string" calcext:value-type="string">
            <text:p>Mineral Field (Type 1)</text:p>
          </table:table-cell>
          <table:table-cell table:formula="of:=&quot;'&quot; &amp; [.F178] &amp; &quot;',&quot;" office:value-type="string" office:string-value="'Mineral Field (Type 1)'," calcext:value-type="string">
            <text:p>'Mineral Field (Type 1)',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ResourceMineralFieldType2</text:p>
          </table:table-cell>
          <table:table-cell table:formula="of:=&quot;su&quot; &amp; [.B179]" office:value-type="string" office:string-value="suResourceMineralFieldType2" calcext:value-type="string">
            <text:p>suResourceMineralFieldType2</text:p>
          </table:table-cell>
          <table:table-cell table:formula="of:=[.C179] &amp; &quot;,&quot;" office:value-type="string" office:string-value="suResourceMineralFieldType2," calcext:value-type="string">
            <text:p>suResourceMineralFieldType2,</text:p>
          </table:table-cell>
          <table:table-cell table:formula="of:=&quot;'&quot; &amp; [.B179] &amp; &quot;',&quot;" office:value-type="string" office:string-value="'ResourceMineralFieldType2'," calcext:value-type="string">
            <text:p>'ResourceMineralFieldType2',</text:p>
          </table:table-cell>
          <table:table-cell office:value-type="string" calcext:value-type="string">
            <text:p>Mineral Field (Type 2)</text:p>
          </table:table-cell>
          <table:table-cell table:formula="of:=&quot;'&quot; &amp; [.F179] &amp; &quot;',&quot;" office:value-type="string" office:string-value="'Mineral Field (Type 2)'," calcext:value-type="string">
            <text:p>'Mineral Field (Type 2)',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ResourceMineralFieldType3</text:p>
          </table:table-cell>
          <table:table-cell table:formula="of:=&quot;su&quot; &amp; [.B180]" office:value-type="string" office:string-value="suResourceMineralFieldType3" calcext:value-type="string">
            <text:p>suResourceMineralFieldType3</text:p>
          </table:table-cell>
          <table:table-cell table:formula="of:=[.C180] &amp; &quot;,&quot;" office:value-type="string" office:string-value="suResourceMineralFieldType3," calcext:value-type="string">
            <text:p>suResourceMineralFieldType3,</text:p>
          </table:table-cell>
          <table:table-cell table:formula="of:=&quot;'&quot; &amp; [.B180] &amp; &quot;',&quot;" office:value-type="string" office:string-value="'ResourceMineralFieldType3'," calcext:value-type="string">
            <text:p>'ResourceMineralFieldType3',</text:p>
          </table:table-cell>
          <table:table-cell office:value-type="string" calcext:value-type="string">
            <text:p>Mineral Field (Type 3)</text:p>
          </table:table-cell>
          <table:table-cell table:formula="of:=&quot;'&quot; &amp; [.F180] &amp; &quot;',&quot;" office:value-type="string" office:string-value="'Mineral Field (Type 3)'," calcext:value-type="string">
            <text:p>'Mineral Field (Type 3)',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UnusedCave</text:p>
          </table:table-cell>
          <table:table-cell table:formula="of:=&quot;su&quot; &amp; [.B181]" office:value-type="string" office:string-value="suUnusedCave" calcext:value-type="string">
            <text:p>suUnusedCave</text:p>
          </table:table-cell>
          <table:table-cell table:formula="of:=[.C181] &amp; &quot;,&quot;" office:value-type="string" office:string-value="suUnusedCave," calcext:value-type="string">
            <text:p>suUnusedCave,</text:p>
          </table:table-cell>
          <table:table-cell table:formula="of:=&quot;'&quot; &amp; [.B181] &amp; &quot;',&quot;" office:value-type="string" office:string-value="'UnusedCave'," calcext:value-type="string">
            <text:p>'UnusedCave',</text:p>
          </table:table-cell>
          <table:table-cell office:value-type="string" calcext:value-type="string">
            <text:p>Cave</text:p>
          </table:table-cell>
          <table:table-cell table:formula="of:=&quot;'&quot; &amp; [.F181] &amp; &quot;',&quot;" office:value-type="string" office:string-value="'Cave'," calcext:value-type="string">
            <text:p>'Cave',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UnusedCaveIn</text:p>
          </table:table-cell>
          <table:table-cell table:formula="of:=&quot;su&quot; &amp; [.B182]" office:value-type="string" office:string-value="suUnusedCaveIn" calcext:value-type="string">
            <text:p>suUnusedCaveIn</text:p>
          </table:table-cell>
          <table:table-cell table:formula="of:=[.C182] &amp; &quot;,&quot;" office:value-type="string" office:string-value="suUnusedCaveIn," calcext:value-type="string">
            <text:p>suUnusedCaveIn,</text:p>
          </table:table-cell>
          <table:table-cell table:formula="of:=&quot;'&quot; &amp; [.B182] &amp; &quot;',&quot;" office:value-type="string" office:string-value="'UnusedCaveIn'," calcext:value-type="string">
            <text:p>'UnusedCaveIn',</text:p>
          </table:table-cell>
          <table:table-cell office:value-type="string" calcext:value-type="string">
            <text:p>Cave-in</text:p>
          </table:table-cell>
          <table:table-cell table:formula="of:=&quot;'&quot; &amp; [.F182] &amp; &quot;',&quot;" office:value-type="string" office:string-value="'Cave-in'," calcext:value-type="string">
            <text:p>'Cave-in',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UnusedCantina</text:p>
          </table:table-cell>
          <table:table-cell table:formula="of:=&quot;su&quot; &amp; [.B183]" office:value-type="string" office:string-value="suUnusedCantina" calcext:value-type="string">
            <text:p>suUnusedCantina</text:p>
          </table:table-cell>
          <table:table-cell table:formula="of:=[.C183] &amp; &quot;,&quot;" office:value-type="string" office:string-value="suUnusedCantina," calcext:value-type="string">
            <text:p>suUnusedCantina,</text:p>
          </table:table-cell>
          <table:table-cell table:formula="of:=&quot;'&quot; &amp; [.B183] &amp; &quot;',&quot;" office:value-type="string" office:string-value="'UnusedCantina'," calcext:value-type="string">
            <text:p>'UnusedCantina',</text:p>
          </table:table-cell>
          <table:table-cell office:value-type="string" calcext:value-type="string">
            <text:p>Cantina</text:p>
          </table:table-cell>
          <table:table-cell table:formula="of:=&quot;'&quot; &amp; [.F183] &amp; &quot;',&quot;" office:value-type="string" office:string-value="'Cantina'," calcext:value-type="string">
            <text:p>'Cantina',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UnusedMiningPlatform</text:p>
          </table:table-cell>
          <table:table-cell table:formula="of:=&quot;su&quot; &amp; [.B184]" office:value-type="string" office:string-value="suUnusedMiningPlatform" calcext:value-type="string">
            <text:p>suUnusedMiningPlatform</text:p>
          </table:table-cell>
          <table:table-cell table:formula="of:=[.C184] &amp; &quot;,&quot;" office:value-type="string" office:string-value="suUnusedMiningPlatform," calcext:value-type="string">
            <text:p>suUnusedMiningPlatform,</text:p>
          </table:table-cell>
          <table:table-cell table:formula="of:=&quot;'&quot; &amp; [.B184] &amp; &quot;',&quot;" office:value-type="string" office:string-value="'UnusedMiningPlatform'," calcext:value-type="string">
            <text:p>'UnusedMiningPlatform',</text:p>
          </table:table-cell>
          <table:table-cell office:value-type="string" calcext:value-type="string">
            <text:p>Mining Platform</text:p>
          </table:table-cell>
          <table:table-cell table:formula="of:=&quot;'&quot; &amp; [.F184] &amp; &quot;',&quot;" office:value-type="string" office:string-value="'Mining Platform'," calcext:value-type="string">
            <text:p>'Mining Platform',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UnusedIndependantCommandCenter</text:p>
          </table:table-cell>
          <table:table-cell table:formula="of:=&quot;su&quot; &amp; [.B185]" office:value-type="string" office:string-value="suUnusedIndependantCommandCenter" calcext:value-type="string">
            <text:p>suUnusedIndependantCommandCenter</text:p>
          </table:table-cell>
          <table:table-cell table:formula="of:=[.C185] &amp; &quot;,&quot;" office:value-type="string" office:string-value="suUnusedIndependantCommandCenter," calcext:value-type="string">
            <text:p>suUnusedIndependantCommandCenter,</text:p>
          </table:table-cell>
          <table:table-cell table:formula="of:=&quot;'&quot; &amp; [.B185] &amp; &quot;',&quot;" office:value-type="string" office:string-value="'UnusedIndependantCommandCenter'," calcext:value-type="string">
            <text:p>'UnusedIndependantCommandCenter',</text:p>
          </table:table-cell>
          <table:table-cell office:value-type="string" calcext:value-type="string">
            <text:p>Independent Command Center</text:p>
          </table:table-cell>
          <table:table-cell table:formula="of:=&quot;'&quot; &amp; [.F185] &amp; &quot;',&quot;" office:value-type="string" office:string-value="'Independent Command Center'," calcext:value-type="string">
            <text:p>'Independent Command Center',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pecialIndependantStarport</text:p>
          </table:table-cell>
          <table:table-cell table:formula="of:=&quot;su&quot; &amp; [.B186]" office:value-type="string" office:string-value="suSpecialIndependantStarport" calcext:value-type="string">
            <text:p>suSpecialIndependantStarport</text:p>
          </table:table-cell>
          <table:table-cell table:formula="of:=[.C186] &amp; &quot;,&quot;" office:value-type="string" office:string-value="suSpecialIndependantStarport," calcext:value-type="string">
            <text:p>suSpecialIndependantStarport,</text:p>
          </table:table-cell>
          <table:table-cell table:formula="of:=&quot;'&quot; &amp; [.B186] &amp; &quot;',&quot;" office:value-type="string" office:string-value="'SpecialIndependantStarport'," calcext:value-type="string">
            <text:p>'SpecialIndependantStarport',</text:p>
          </table:table-cell>
          <table:table-cell office:value-type="string" calcext:value-type="string">
            <text:p>Independent Starport</text:p>
          </table:table-cell>
          <table:table-cell table:formula="of:=&quot;'&quot; &amp; [.F186] &amp; &quot;',&quot;" office:value-type="string" office:string-value="'Independent Starport'," calcext:value-type="string">
            <text:p>'Independent Starport',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UnusedIndependantJumpGate</text:p>
          </table:table-cell>
          <table:table-cell table:formula="of:=&quot;su&quot; &amp; [.B187]" office:value-type="string" office:string-value="suUnusedIndependantJumpGate" calcext:value-type="string">
            <text:p>suUnusedIndependantJumpGate</text:p>
          </table:table-cell>
          <table:table-cell table:formula="of:=[.C187] &amp; &quot;,&quot;" office:value-type="string" office:string-value="suUnusedIndependantJumpGate," calcext:value-type="string">
            <text:p>suUnusedIndependantJumpGate,</text:p>
          </table:table-cell>
          <table:table-cell table:formula="of:=&quot;'&quot; &amp; [.B187] &amp; &quot;',&quot;" office:value-type="string" office:string-value="'UnusedIndependantJumpGate'," calcext:value-type="string">
            <text:p>'UnusedIndependantJumpGate',</text:p>
          </table:table-cell>
          <table:table-cell office:value-type="string" calcext:value-type="string">
            <text:p>Jump Gate</text:p>
          </table:table-cell>
          <table:table-cell table:formula="of:=&quot;'&quot; &amp; [.F187] &amp; &quot;',&quot;" office:value-type="string" office:string-value="'Jump Gate'," calcext:value-type="string">
            <text:p>'Jump Gate',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UnusedRuins</text:p>
          </table:table-cell>
          <table:table-cell table:formula="of:=&quot;su&quot; &amp; [.B188]" office:value-type="string" office:string-value="suUnusedRuins" calcext:value-type="string">
            <text:p>suUnusedRuins</text:p>
          </table:table-cell>
          <table:table-cell table:formula="of:=[.C188] &amp; &quot;,&quot;" office:value-type="string" office:string-value="suUnusedRuins," calcext:value-type="string">
            <text:p>suUnusedRuins,</text:p>
          </table:table-cell>
          <table:table-cell table:formula="of:=&quot;'&quot; &amp; [.B188] &amp; &quot;',&quot;" office:value-type="string" office:string-value="'UnusedRuins'," calcext:value-type="string">
            <text:p>'UnusedRuins',</text:p>
          </table:table-cell>
          <table:table-cell office:value-type="string" calcext:value-type="string">
            <text:p>Ruins</text:p>
          </table:table-cell>
          <table:table-cell table:formula="of:=&quot;'&quot; &amp; [.F188] &amp; &quot;',&quot;" office:value-type="string" office:string-value="'Ruins'," calcext:value-type="string">
            <text:p>'Ruins',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UnusedKhaydarinCrystalFormation</text:p>
          </table:table-cell>
          <table:table-cell table:formula="of:=&quot;su&quot; &amp; [.B189]" office:value-type="string" office:string-value="suUnusedKhaydarinCrystalFormation" calcext:value-type="string">
            <text:p>suUnusedKhaydarinCrystalFormation</text:p>
          </table:table-cell>
          <table:table-cell table:formula="of:=[.C189] &amp; &quot;,&quot;" office:value-type="string" office:string-value="suUnusedKhaydarinCrystalFormation," calcext:value-type="string">
            <text:p>suUnusedKhaydarinCrystalFormation,</text:p>
          </table:table-cell>
          <table:table-cell table:formula="of:=&quot;'&quot; &amp; [.B189] &amp; &quot;',&quot;" office:value-type="string" office:string-value="'UnusedKhaydarinCrystalFormation'," calcext:value-type="string">
            <text:p>'UnusedKhaydarinCrystalFormation',</text:p>
          </table:table-cell>
          <table:table-cell office:value-type="string" calcext:value-type="string">
            <text:p>Kyadarin Crystal Formation</text:p>
          </table:table-cell>
          <table:table-cell table:formula="of:=&quot;'&quot; &amp; [.F189] &amp; &quot;',&quot;" office:value-type="string" office:string-value="'Kyadarin Crystal Formation'," calcext:value-type="string">
            <text:p>'Kyadarin Crystal Formation',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ResourceVespeneGeyser</text:p>
          </table:table-cell>
          <table:table-cell table:formula="of:=&quot;su&quot; &amp; [.B190]" office:value-type="string" office:string-value="suResourceVespeneGeyser" calcext:value-type="string">
            <text:p>suResourceVespeneGeyser</text:p>
          </table:table-cell>
          <table:table-cell table:formula="of:=[.C190] &amp; &quot;,&quot;" office:value-type="string" office:string-value="suResourceVespeneGeyser," calcext:value-type="string">
            <text:p>suResourceVespeneGeyser,</text:p>
          </table:table-cell>
          <table:table-cell table:formula="of:=&quot;'&quot; &amp; [.B190] &amp; &quot;',&quot;" office:value-type="string" office:string-value="'ResourceVespeneGeyser'," calcext:value-type="string">
            <text:p>'ResourceVespeneGeyser',</text:p>
          </table:table-cell>
          <table:table-cell office:value-type="string" calcext:value-type="string">
            <text:p>Vespene Geyser</text:p>
          </table:table-cell>
          <table:table-cell table:formula="of:=&quot;'&quot; &amp; [.F190] &amp; &quot;',&quot;" office:value-type="string" office:string-value="'Vespene Geyser'," calcext:value-type="string">
            <text:p>'Vespene Geyser',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pecialWarpGate</text:p>
          </table:table-cell>
          <table:table-cell table:formula="of:=&quot;su&quot; &amp; [.B191]" office:value-type="string" office:string-value="suSpecialWarpGate" calcext:value-type="string">
            <text:p>suSpecialWarpGate</text:p>
          </table:table-cell>
          <table:table-cell table:formula="of:=[.C191] &amp; &quot;,&quot;" office:value-type="string" office:string-value="suSpecialWarpGate," calcext:value-type="string">
            <text:p>suSpecialWarpGate,</text:p>
          </table:table-cell>
          <table:table-cell table:formula="of:=&quot;'&quot; &amp; [.B191] &amp; &quot;',&quot;" office:value-type="string" office:string-value="'SpecialWarpGate'," calcext:value-type="string">
            <text:p>'SpecialWarpGate',</text:p>
          </table:table-cell>
          <table:table-cell office:value-type="string" calcext:value-type="string">
            <text:p>Warp Gate</text:p>
          </table:table-cell>
          <table:table-cell table:formula="of:=&quot;'&quot; &amp; [.F191] &amp; &quot;',&quot;" office:value-type="string" office:string-value="'Warp Gate'," calcext:value-type="string">
            <text:p>'Warp Gate',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pecialPsiDisrupter</text:p>
          </table:table-cell>
          <table:table-cell table:formula="of:=&quot;su&quot; &amp; [.B192]" office:value-type="string" office:string-value="suSpecialPsiDisrupter" calcext:value-type="string">
            <text:p>suSpecialPsiDisrupter</text:p>
          </table:table-cell>
          <table:table-cell table:formula="of:=[.C192] &amp; &quot;,&quot;" office:value-type="string" office:string-value="suSpecialPsiDisrupter," calcext:value-type="string">
            <text:p>suSpecialPsiDisrupter,</text:p>
          </table:table-cell>
          <table:table-cell table:formula="of:=&quot;'&quot; &amp; [.B192] &amp; &quot;',&quot;" office:value-type="string" office:string-value="'SpecialPsiDisrupter'," calcext:value-type="string">
            <text:p>'SpecialPsiDisrupter',</text:p>
          </table:table-cell>
          <table:table-cell office:value-type="string" calcext:value-type="string">
            <text:p>Psi Disrupter</text:p>
          </table:table-cell>
          <table:table-cell table:formula="of:=&quot;'&quot; &amp; [.F192] &amp; &quot;',&quot;" office:value-type="string" office:string-value="'Psi Disrupter'," calcext:value-type="string">
            <text:p>'Psi Disrupter',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UnusedZergMarker</text:p>
          </table:table-cell>
          <table:table-cell table:formula="of:=&quot;su&quot; &amp; [.B193]" office:value-type="string" office:string-value="suUnusedZergMarker" calcext:value-type="string">
            <text:p>suUnusedZergMarker</text:p>
          </table:table-cell>
          <table:table-cell table:formula="of:=[.C193] &amp; &quot;,&quot;" office:value-type="string" office:string-value="suUnusedZergMarker," calcext:value-type="string">
            <text:p>suUnusedZergMarker,</text:p>
          </table:table-cell>
          <table:table-cell table:formula="of:=&quot;'&quot; &amp; [.B193] &amp; &quot;',&quot;" office:value-type="string" office:string-value="'UnusedZergMarker'," calcext:value-type="string">
            <text:p>'UnusedZergMarker',</text:p>
          </table:table-cell>
          <table:table-cell office:value-type="string" calcext:value-type="string">
            <text:p>Zerg Marker</text:p>
          </table:table-cell>
          <table:table-cell table:formula="of:=&quot;'&quot; &amp; [.F193] &amp; &quot;',&quot;" office:value-type="string" office:string-value="'Zerg Marker'," calcext:value-type="string">
            <text:p>'Zerg Marker',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UnusedTerranMarker</text:p>
          </table:table-cell>
          <table:table-cell table:formula="of:=&quot;su&quot; &amp; [.B194]" office:value-type="string" office:string-value="suUnusedTerranMarker" calcext:value-type="string">
            <text:p>suUnusedTerranMarker</text:p>
          </table:table-cell>
          <table:table-cell table:formula="of:=[.C194] &amp; &quot;,&quot;" office:value-type="string" office:string-value="suUnusedTerranMarker," calcext:value-type="string">
            <text:p>suUnusedTerranMarker,</text:p>
          </table:table-cell>
          <table:table-cell table:formula="of:=&quot;'&quot; &amp; [.B194] &amp; &quot;',&quot;" office:value-type="string" office:string-value="'UnusedTerranMarker'," calcext:value-type="string">
            <text:p>'UnusedTerranMarker',</text:p>
          </table:table-cell>
          <table:table-cell office:value-type="string" calcext:value-type="string">
            <text:p>Terran Marker</text:p>
          </table:table-cell>
          <table:table-cell table:formula="of:=&quot;'&quot; &amp; [.F194] &amp; &quot;',&quot;" office:value-type="string" office:string-value="'Terran Marker'," calcext:value-type="string">
            <text:p>'Terran Marker',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UnusedProtossMarker</text:p>
          </table:table-cell>
          <table:table-cell table:formula="of:=&quot;su&quot; &amp; [.B195]" office:value-type="string" office:string-value="suUnusedProtossMarker" calcext:value-type="string">
            <text:p>suUnusedProtossMarker</text:p>
          </table:table-cell>
          <table:table-cell table:formula="of:=[.C195] &amp; &quot;,&quot;" office:value-type="string" office:string-value="suUnusedProtossMarker," calcext:value-type="string">
            <text:p>suUnusedProtossMarker,</text:p>
          </table:table-cell>
          <table:table-cell table:formula="of:=&quot;'&quot; &amp; [.B195] &amp; &quot;',&quot;" office:value-type="string" office:string-value="'UnusedProtossMarker'," calcext:value-type="string">
            <text:p>'UnusedProtossMarker',</text:p>
          </table:table-cell>
          <table:table-cell office:value-type="string" calcext:value-type="string">
            <text:p>Protoss Marker</text:p>
          </table:table-cell>
          <table:table-cell table:formula="of:=&quot;'&quot; &amp; [.F195] &amp; &quot;',&quot;" office:value-type="string" office:string-value="'Protoss Marker'," calcext:value-type="string">
            <text:p>'Protoss Marker',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pecialZergBeacon</text:p>
          </table:table-cell>
          <table:table-cell table:formula="of:=&quot;su&quot; &amp; [.B196]" office:value-type="string" office:string-value="suSpecialZergBeacon" calcext:value-type="string">
            <text:p>suSpecialZergBeacon</text:p>
          </table:table-cell>
          <table:table-cell table:formula="of:=[.C196] &amp; &quot;,&quot;" office:value-type="string" office:string-value="suSpecialZergBeacon," calcext:value-type="string">
            <text:p>suSpecialZergBeacon,</text:p>
          </table:table-cell>
          <table:table-cell table:formula="of:=&quot;'&quot; &amp; [.B196] &amp; &quot;',&quot;" office:value-type="string" office:string-value="'SpecialZergBeacon'," calcext:value-type="string">
            <text:p>'SpecialZergBeacon',</text:p>
          </table:table-cell>
          <table:table-cell office:value-type="string" calcext:value-type="string">
            <text:p>Zerg Beacon</text:p>
          </table:table-cell>
          <table:table-cell table:formula="of:=&quot;'&quot; &amp; [.F196] &amp; &quot;',&quot;" office:value-type="string" office:string-value="'Zerg Beacon'," calcext:value-type="string">
            <text:p>'Zerg Beacon',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pecialTerranBeacon</text:p>
          </table:table-cell>
          <table:table-cell table:formula="of:=&quot;su&quot; &amp; [.B197]" office:value-type="string" office:string-value="suSpecialTerranBeacon" calcext:value-type="string">
            <text:p>suSpecialTerranBeacon</text:p>
          </table:table-cell>
          <table:table-cell table:formula="of:=[.C197] &amp; &quot;,&quot;" office:value-type="string" office:string-value="suSpecialTerranBeacon," calcext:value-type="string">
            <text:p>suSpecialTerranBeacon,</text:p>
          </table:table-cell>
          <table:table-cell table:formula="of:=&quot;'&quot; &amp; [.B197] &amp; &quot;',&quot;" office:value-type="string" office:string-value="'SpecialTerranBeacon'," calcext:value-type="string">
            <text:p>'SpecialTerranBeacon',</text:p>
          </table:table-cell>
          <table:table-cell office:value-type="string" calcext:value-type="string">
            <text:p>Terran Beacon</text:p>
          </table:table-cell>
          <table:table-cell table:formula="of:=&quot;'&quot; &amp; [.F197] &amp; &quot;',&quot;" office:value-type="string" office:string-value="'Terran Beacon'," calcext:value-type="string">
            <text:p>'Terran Beacon',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pecialProtossBeacon</text:p>
          </table:table-cell>
          <table:table-cell table:formula="of:=&quot;su&quot; &amp; [.B198]" office:value-type="string" office:string-value="suSpecialProtossBeacon" calcext:value-type="string">
            <text:p>suSpecialProtossBeacon</text:p>
          </table:table-cell>
          <table:table-cell table:formula="of:=[.C198] &amp; &quot;,&quot;" office:value-type="string" office:string-value="suSpecialProtossBeacon," calcext:value-type="string">
            <text:p>suSpecialProtossBeacon,</text:p>
          </table:table-cell>
          <table:table-cell table:formula="of:=&quot;'&quot; &amp; [.B198] &amp; &quot;',&quot;" office:value-type="string" office:string-value="'SpecialProtossBeacon'," calcext:value-type="string">
            <text:p>'SpecialProtossBeacon',</text:p>
          </table:table-cell>
          <table:table-cell office:value-type="string" calcext:value-type="string">
            <text:p>Protoss Beacon</text:p>
          </table:table-cell>
          <table:table-cell table:formula="of:=&quot;'&quot; &amp; [.F198] &amp; &quot;',&quot;" office:value-type="string" office:string-value="'Protoss Beacon'," calcext:value-type="string">
            <text:p>'Protoss Beacon',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pecialZergFlagBeacon</text:p>
          </table:table-cell>
          <table:table-cell table:formula="of:=&quot;su&quot; &amp; [.B199]" office:value-type="string" office:string-value="suSpecialZergFlagBeacon" calcext:value-type="string">
            <text:p>suSpecialZergFlagBeacon</text:p>
          </table:table-cell>
          <table:table-cell table:formula="of:=[.C199] &amp; &quot;,&quot;" office:value-type="string" office:string-value="suSpecialZergFlagBeacon," calcext:value-type="string">
            <text:p>suSpecialZergFlagBeacon,</text:p>
          </table:table-cell>
          <table:table-cell table:formula="of:=&quot;'&quot; &amp; [.B199] &amp; &quot;',&quot;" office:value-type="string" office:string-value="'SpecialZergFlagBeacon'," calcext:value-type="string">
            <text:p>'SpecialZergFlagBeacon',</text:p>
          </table:table-cell>
          <table:table-cell office:value-type="string" calcext:value-type="string">
            <text:p>Zerg Flag Beacon</text:p>
          </table:table-cell>
          <table:table-cell table:formula="of:=&quot;'&quot; &amp; [.F199] &amp; &quot;',&quot;" office:value-type="string" office:string-value="'Zerg Flag Beacon'," calcext:value-type="string">
            <text:p>'Zerg Flag Beacon',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pecialTerranFlagBeacon</text:p>
          </table:table-cell>
          <table:table-cell table:formula="of:=&quot;su&quot; &amp; [.B200]" office:value-type="string" office:string-value="suSpecialTerranFlagBeacon" calcext:value-type="string">
            <text:p>suSpecialTerranFlagBeacon</text:p>
          </table:table-cell>
          <table:table-cell table:formula="of:=[.C200] &amp; &quot;,&quot;" office:value-type="string" office:string-value="suSpecialTerranFlagBeacon," calcext:value-type="string">
            <text:p>suSpecialTerranFlagBeacon,</text:p>
          </table:table-cell>
          <table:table-cell table:formula="of:=&quot;'&quot; &amp; [.B200] &amp; &quot;',&quot;" office:value-type="string" office:string-value="'SpecialTerranFlagBeacon'," calcext:value-type="string">
            <text:p>'SpecialTerranFlagBeacon',</text:p>
          </table:table-cell>
          <table:table-cell office:value-type="string" calcext:value-type="string">
            <text:p>Terran Flag Beacon</text:p>
          </table:table-cell>
          <table:table-cell table:formula="of:=&quot;'&quot; &amp; [.F200] &amp; &quot;',&quot;" office:value-type="string" office:string-value="'Terran Flag Beacon'," calcext:value-type="string">
            <text:p>'Terran Flag Beacon',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pecialProtossFlagBeacon</text:p>
          </table:table-cell>
          <table:table-cell table:formula="of:=&quot;su&quot; &amp; [.B201]" office:value-type="string" office:string-value="suSpecialProtossFlagBeacon" calcext:value-type="string">
            <text:p>suSpecialProtossFlagBeacon</text:p>
          </table:table-cell>
          <table:table-cell table:formula="of:=[.C201] &amp; &quot;,&quot;" office:value-type="string" office:string-value="suSpecialProtossFlagBeacon," calcext:value-type="string">
            <text:p>suSpecialProtossFlagBeacon,</text:p>
          </table:table-cell>
          <table:table-cell table:formula="of:=&quot;'&quot; &amp; [.B201] &amp; &quot;',&quot;" office:value-type="string" office:string-value="'SpecialProtossFlagBeacon'," calcext:value-type="string">
            <text:p>'SpecialProtossFlagBeacon',</text:p>
          </table:table-cell>
          <table:table-cell office:value-type="string" calcext:value-type="string">
            <text:p>Protoss Flag Beacon</text:p>
          </table:table-cell>
          <table:table-cell table:formula="of:=&quot;'&quot; &amp; [.F201] &amp; &quot;',&quot;" office:value-type="string" office:string-value="'Protoss Flag Beacon'," calcext:value-type="string">
            <text:p>'Protoss Flag Beacon',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pecialPowerGenerator</text:p>
          </table:table-cell>
          <table:table-cell table:formula="of:=&quot;su&quot; &amp; [.B202]" office:value-type="string" office:string-value="suSpecialPowerGenerator" calcext:value-type="string">
            <text:p>suSpecialPowerGenerator</text:p>
          </table:table-cell>
          <table:table-cell table:formula="of:=[.C202] &amp; &quot;,&quot;" office:value-type="string" office:string-value="suSpecialPowerGenerator," calcext:value-type="string">
            <text:p>suSpecialPowerGenerator,</text:p>
          </table:table-cell>
          <table:table-cell table:formula="of:=&quot;'&quot; &amp; [.B202] &amp; &quot;',&quot;" office:value-type="string" office:string-value="'SpecialPowerGenerator'," calcext:value-type="string">
            <text:p>'SpecialPowerGenerator',</text:p>
          </table:table-cell>
          <table:table-cell office:value-type="string" calcext:value-type="string">
            <text:p>Power Generator</text:p>
          </table:table-cell>
          <table:table-cell table:formula="of:=&quot;'&quot; &amp; [.F202] &amp; &quot;',&quot;" office:value-type="string" office:string-value="'Power Generator'," calcext:value-type="string">
            <text:p>'Power Generator',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pecialOvermindCocoon</text:p>
          </table:table-cell>
          <table:table-cell table:formula="of:=&quot;su&quot; &amp; [.B203]" office:value-type="string" office:string-value="suSpecialOvermindCocoon" calcext:value-type="string">
            <text:p>suSpecialOvermindCocoon</text:p>
          </table:table-cell>
          <table:table-cell table:formula="of:=[.C203] &amp; &quot;,&quot;" office:value-type="string" office:string-value="suSpecialOvermindCocoon," calcext:value-type="string">
            <text:p>suSpecialOvermindCocoon,</text:p>
          </table:table-cell>
          <table:table-cell table:formula="of:=&quot;'&quot; &amp; [.B203] &amp; &quot;',&quot;" office:value-type="string" office:string-value="'SpecialOvermindCocoon'," calcext:value-type="string">
            <text:p>'SpecialOvermindCocoon',</text:p>
          </table:table-cell>
          <table:table-cell office:value-type="string" calcext:value-type="string">
            <text:p>Overmind Cocoon</text:p>
          </table:table-cell>
          <table:table-cell table:formula="of:=&quot;'&quot; &amp; [.F203] &amp; &quot;',&quot;" office:value-type="string" office:string-value="'Overmind Cocoon'," calcext:value-type="string">
            <text:p>'Overmind Cocoon',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pellDarkSwarm</text:p>
          </table:table-cell>
          <table:table-cell table:formula="of:=&quot;su&quot; &amp; [.B204]" office:value-type="string" office:string-value="suSpellDarkSwarm" calcext:value-type="string">
            <text:p>suSpellDarkSwarm</text:p>
          </table:table-cell>
          <table:table-cell table:formula="of:=[.C204] &amp; &quot;,&quot;" office:value-type="string" office:string-value="suSpellDarkSwarm," calcext:value-type="string">
            <text:p>suSpellDarkSwarm,</text:p>
          </table:table-cell>
          <table:table-cell table:formula="of:=&quot;'&quot; &amp; [.B204] &amp; &quot;',&quot;" office:value-type="string" office:string-value="'SpellDarkSwarm'," calcext:value-type="string">
            <text:p>'SpellDarkSwarm',</text:p>
          </table:table-cell>
          <table:table-cell office:value-type="string" calcext:value-type="string">
            <text:p>Dark Swarm</text:p>
          </table:table-cell>
          <table:table-cell table:formula="of:=&quot;'&quot; &amp; [.F204] &amp; &quot;',&quot;" office:value-type="string" office:string-value="'Dark Swarm'," calcext:value-type="string">
            <text:p>'Dark Swarm',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pecialFloorMissileTrap</text:p>
          </table:table-cell>
          <table:table-cell table:formula="of:=&quot;su&quot; &amp; [.B205]" office:value-type="string" office:string-value="suSpecialFloorMissileTrap" calcext:value-type="string">
            <text:p>suSpecialFloorMissileTrap</text:p>
          </table:table-cell>
          <table:table-cell table:formula="of:=[.C205] &amp; &quot;,&quot;" office:value-type="string" office:string-value="suSpecialFloorMissileTrap," calcext:value-type="string">
            <text:p>suSpecialFloorMissileTrap,</text:p>
          </table:table-cell>
          <table:table-cell table:formula="of:=&quot;'&quot; &amp; [.B205] &amp; &quot;',&quot;" office:value-type="string" office:string-value="'SpecialFloorMissileTrap'," calcext:value-type="string">
            <text:p>'SpecialFloorMissileTrap',</text:p>
          </table:table-cell>
          <table:table-cell office:value-type="string" calcext:value-type="string">
            <text:p>Floor Missile Trap</text:p>
          </table:table-cell>
          <table:table-cell table:formula="of:=&quot;'&quot; &amp; [.F205] &amp; &quot;',&quot;" office:value-type="string" office:string-value="'Floor Missile Trap'," calcext:value-type="string">
            <text:p>'Floor Missile Trap',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pecialFloorHatch</text:p>
          </table:table-cell>
          <table:table-cell table:formula="of:=&quot;su&quot; &amp; [.B206]" office:value-type="string" office:string-value="suSpecialFloorHatch" calcext:value-type="string">
            <text:p>suSpecialFloorHatch</text:p>
          </table:table-cell>
          <table:table-cell table:formula="of:=[.C206] &amp; &quot;,&quot;" office:value-type="string" office:string-value="suSpecialFloorHatch," calcext:value-type="string">
            <text:p>suSpecialFloorHatch,</text:p>
          </table:table-cell>
          <table:table-cell table:formula="of:=&quot;'&quot; &amp; [.B206] &amp; &quot;',&quot;" office:value-type="string" office:string-value="'SpecialFloorHatch'," calcext:value-type="string">
            <text:p>'SpecialFloorHatch',</text:p>
          </table:table-cell>
          <table:table-cell office:value-type="string" calcext:value-type="string">
            <text:p>Floor Hatch (UNUSED)</text:p>
          </table:table-cell>
          <table:table-cell table:formula="of:=&quot;'&quot; &amp; [.F206] &amp; &quot;',&quot;" office:value-type="string" office:string-value="'Floor Hatch (UNUSED)'," calcext:value-type="string">
            <text:p>'Floor Hatch (UNUSED)',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pecialUpperLevelDoor</text:p>
          </table:table-cell>
          <table:table-cell table:formula="of:=&quot;su&quot; &amp; [.B207]" office:value-type="string" office:string-value="suSpecialUpperLevelDoor" calcext:value-type="string">
            <text:p>suSpecialUpperLevelDoor</text:p>
          </table:table-cell>
          <table:table-cell table:formula="of:=[.C207] &amp; &quot;,&quot;" office:value-type="string" office:string-value="suSpecialUpperLevelDoor," calcext:value-type="string">
            <text:p>suSpecialUpperLevelDoor,</text:p>
          </table:table-cell>
          <table:table-cell table:formula="of:=&quot;'&quot; &amp; [.B207] &amp; &quot;',&quot;" office:value-type="string" office:string-value="'SpecialUpperLevelDoor'," calcext:value-type="string">
            <text:p>'SpecialUpperLevelDoor',</text:p>
          </table:table-cell>
          <table:table-cell office:value-type="string" calcext:value-type="string">
            <text:p>Left Upper Level Door</text:p>
          </table:table-cell>
          <table:table-cell table:formula="of:=&quot;'&quot; &amp; [.F207] &amp; &quot;',&quot;" office:value-type="string" office:string-value="'Left Upper Level Door'," calcext:value-type="string">
            <text:p>'Left Upper Level Door',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pecialRightUpperLevelDoor</text:p>
          </table:table-cell>
          <table:table-cell table:formula="of:=&quot;su&quot; &amp; [.B208]" office:value-type="string" office:string-value="suSpecialRightUpperLevelDoor" calcext:value-type="string">
            <text:p>suSpecialRightUpperLevelDoor</text:p>
          </table:table-cell>
          <table:table-cell table:formula="of:=[.C208] &amp; &quot;,&quot;" office:value-type="string" office:string-value="suSpecialRightUpperLevelDoor," calcext:value-type="string">
            <text:p>suSpecialRightUpperLevelDoor,</text:p>
          </table:table-cell>
          <table:table-cell table:formula="of:=&quot;'&quot; &amp; [.B208] &amp; &quot;',&quot;" office:value-type="string" office:string-value="'SpecialRightUpperLevelDoor'," calcext:value-type="string">
            <text:p>'SpecialRightUpperLevelDoor',</text:p>
          </table:table-cell>
          <table:table-cell office:value-type="string" calcext:value-type="string">
            <text:p>Right Upper Level Door</text:p>
          </table:table-cell>
          <table:table-cell table:formula="of:=&quot;'&quot; &amp; [.F208] &amp; &quot;',&quot;" office:value-type="string" office:string-value="'Right Upper Level Door'," calcext:value-type="string">
            <text:p>'Right Upper Level Door',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pecialPitDoor</text:p>
          </table:table-cell>
          <table:table-cell table:formula="of:=&quot;su&quot; &amp; [.B209]" office:value-type="string" office:string-value="suSpecialPitDoor" calcext:value-type="string">
            <text:p>suSpecialPitDoor</text:p>
          </table:table-cell>
          <table:table-cell table:formula="of:=[.C209] &amp; &quot;,&quot;" office:value-type="string" office:string-value="suSpecialPitDoor," calcext:value-type="string">
            <text:p>suSpecialPitDoor,</text:p>
          </table:table-cell>
          <table:table-cell table:formula="of:=&quot;'&quot; &amp; [.B209] &amp; &quot;',&quot;" office:value-type="string" office:string-value="'SpecialPitDoor'," calcext:value-type="string">
            <text:p>'SpecialPitDoor',</text:p>
          </table:table-cell>
          <table:table-cell office:value-type="string" calcext:value-type="string">
            <text:p>Left Pit Door</text:p>
          </table:table-cell>
          <table:table-cell table:formula="of:=&quot;'&quot; &amp; [.F209] &amp; &quot;',&quot;" office:value-type="string" office:string-value="'Left Pit Door'," calcext:value-type="string">
            <text:p>'Left Pit Door',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pecialRightPitDoor</text:p>
          </table:table-cell>
          <table:table-cell table:formula="of:=&quot;su&quot; &amp; [.B210]" office:value-type="string" office:string-value="suSpecialRightPitDoor" calcext:value-type="string">
            <text:p>suSpecialRightPitDoor</text:p>
          </table:table-cell>
          <table:table-cell table:formula="of:=[.C210] &amp; &quot;,&quot;" office:value-type="string" office:string-value="suSpecialRightPitDoor," calcext:value-type="string">
            <text:p>suSpecialRightPitDoor,</text:p>
          </table:table-cell>
          <table:table-cell table:formula="of:=&quot;'&quot; &amp; [.B210] &amp; &quot;',&quot;" office:value-type="string" office:string-value="'SpecialRightPitDoor'," calcext:value-type="string">
            <text:p>'SpecialRightPitDoor',</text:p>
          </table:table-cell>
          <table:table-cell office:value-type="string" calcext:value-type="string">
            <text:p>Right Pit Door</text:p>
          </table:table-cell>
          <table:table-cell table:formula="of:=&quot;'&quot; &amp; [.F210] &amp; &quot;',&quot;" office:value-type="string" office:string-value="'Right Pit Door'," calcext:value-type="string">
            <text:p>'Right Pit Door',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pecialFloorGunTrap</text:p>
          </table:table-cell>
          <table:table-cell table:formula="of:=&quot;su&quot; &amp; [.B211]" office:value-type="string" office:string-value="suSpecialFloorGunTrap" calcext:value-type="string">
            <text:p>suSpecialFloorGunTrap</text:p>
          </table:table-cell>
          <table:table-cell table:formula="of:=[.C211] &amp; &quot;,&quot;" office:value-type="string" office:string-value="suSpecialFloorGunTrap," calcext:value-type="string">
            <text:p>suSpecialFloorGunTrap,</text:p>
          </table:table-cell>
          <table:table-cell table:formula="of:=&quot;'&quot; &amp; [.B211] &amp; &quot;',&quot;" office:value-type="string" office:string-value="'SpecialFloorGunTrap'," calcext:value-type="string">
            <text:p>'SpecialFloorGunTrap',</text:p>
          </table:table-cell>
          <table:table-cell office:value-type="string" calcext:value-type="string">
            <text:p>Floor Gun Trap</text:p>
          </table:table-cell>
          <table:table-cell table:formula="of:=&quot;'&quot; &amp; [.F211] &amp; &quot;',&quot;" office:value-type="string" office:string-value="'Floor Gun Trap'," calcext:value-type="string">
            <text:p>'Floor Gun Trap',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pecialWallMissileTrap</text:p>
          </table:table-cell>
          <table:table-cell table:formula="of:=&quot;su&quot; &amp; [.B212]" office:value-type="string" office:string-value="suSpecialWallMissileTrap" calcext:value-type="string">
            <text:p>suSpecialWallMissileTrap</text:p>
          </table:table-cell>
          <table:table-cell table:formula="of:=[.C212] &amp; &quot;,&quot;" office:value-type="string" office:string-value="suSpecialWallMissileTrap," calcext:value-type="string">
            <text:p>suSpecialWallMissileTrap,</text:p>
          </table:table-cell>
          <table:table-cell table:formula="of:=&quot;'&quot; &amp; [.B212] &amp; &quot;',&quot;" office:value-type="string" office:string-value="'SpecialWallMissileTrap'," calcext:value-type="string">
            <text:p>'SpecialWallMissileTrap',</text:p>
          </table:table-cell>
          <table:table-cell office:value-type="string" calcext:value-type="string">
            <text:p>Left Wall Missile Trap</text:p>
          </table:table-cell>
          <table:table-cell table:formula="of:=&quot;'&quot; &amp; [.F212] &amp; &quot;',&quot;" office:value-type="string" office:string-value="'Left Wall Missile Trap'," calcext:value-type="string">
            <text:p>'Left Wall Missile Trap',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pecialWallFlameTrap</text:p>
          </table:table-cell>
          <table:table-cell table:formula="of:=&quot;su&quot; &amp; [.B213]" office:value-type="string" office:string-value="suSpecialWallFlameTrap" calcext:value-type="string">
            <text:p>suSpecialWallFlameTrap</text:p>
          </table:table-cell>
          <table:table-cell table:formula="of:=[.C213] &amp; &quot;,&quot;" office:value-type="string" office:string-value="suSpecialWallFlameTrap," calcext:value-type="string">
            <text:p>suSpecialWallFlameTrap,</text:p>
          </table:table-cell>
          <table:table-cell table:formula="of:=&quot;'&quot; &amp; [.B213] &amp; &quot;',&quot;" office:value-type="string" office:string-value="'SpecialWallFlameTrap'," calcext:value-type="string">
            <text:p>'SpecialWallFlameTrap',</text:p>
          </table:table-cell>
          <table:table-cell office:value-type="string" calcext:value-type="string">
            <text:p>Left Wall Flame Trap</text:p>
          </table:table-cell>
          <table:table-cell table:formula="of:=&quot;'&quot; &amp; [.F213] &amp; &quot;',&quot;" office:value-type="string" office:string-value="'Left Wall Flame Trap'," calcext:value-type="string">
            <text:p>'Left Wall Flame Trap',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pecialRightWallMissileTrap</text:p>
          </table:table-cell>
          <table:table-cell table:formula="of:=&quot;su&quot; &amp; [.B214]" office:value-type="string" office:string-value="suSpecialRightWallMissileTrap" calcext:value-type="string">
            <text:p>suSpecialRightWallMissileTrap</text:p>
          </table:table-cell>
          <table:table-cell table:formula="of:=[.C214] &amp; &quot;,&quot;" office:value-type="string" office:string-value="suSpecialRightWallMissileTrap," calcext:value-type="string">
            <text:p>suSpecialRightWallMissileTrap,</text:p>
          </table:table-cell>
          <table:table-cell table:formula="of:=&quot;'&quot; &amp; [.B214] &amp; &quot;',&quot;" office:value-type="string" office:string-value="'SpecialRightWallMissileTrap'," calcext:value-type="string">
            <text:p>'SpecialRightWallMissileTrap',</text:p>
          </table:table-cell>
          <table:table-cell office:value-type="string" calcext:value-type="string">
            <text:p>Right Wall Missile Trap</text:p>
          </table:table-cell>
          <table:table-cell table:formula="of:=&quot;'&quot; &amp; [.F214] &amp; &quot;',&quot;" office:value-type="string" office:string-value="'Right Wall Missile Trap'," calcext:value-type="string">
            <text:p>'Right Wall Missile Trap',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pecialRightWallFlameTrap</text:p>
          </table:table-cell>
          <table:table-cell table:formula="of:=&quot;su&quot; &amp; [.B215]" office:value-type="string" office:string-value="suSpecialRightWallFlameTrap" calcext:value-type="string">
            <text:p>suSpecialRightWallFlameTrap</text:p>
          </table:table-cell>
          <table:table-cell table:formula="of:=[.C215] &amp; &quot;,&quot;" office:value-type="string" office:string-value="suSpecialRightWallFlameTrap," calcext:value-type="string">
            <text:p>suSpecialRightWallFlameTrap,</text:p>
          </table:table-cell>
          <table:table-cell table:formula="of:=&quot;'&quot; &amp; [.B215] &amp; &quot;',&quot;" office:value-type="string" office:string-value="'SpecialRightWallFlameTrap'," calcext:value-type="string">
            <text:p>'SpecialRightWallFlameTrap',</text:p>
          </table:table-cell>
          <table:table-cell office:value-type="string" calcext:value-type="string">
            <text:p>Right Wall Flame Trap</text:p>
          </table:table-cell>
          <table:table-cell table:formula="of:=&quot;'&quot; &amp; [.F215] &amp; &quot;',&quot;" office:value-type="string" office:string-value="'Right Wall Flame Trap'," calcext:value-type="string">
            <text:p>'Right Wall Flame Trap',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pecialStartLocation</text:p>
          </table:table-cell>
          <table:table-cell table:formula="of:=&quot;su&quot; &amp; [.B216]" office:value-type="string" office:string-value="suSpecialStartLocation" calcext:value-type="string">
            <text:p>suSpecialStartLocation</text:p>
          </table:table-cell>
          <table:table-cell table:formula="of:=[.C216] &amp; &quot;,&quot;" office:value-type="string" office:string-value="suSpecialStartLocation," calcext:value-type="string">
            <text:p>suSpecialStartLocation,</text:p>
          </table:table-cell>
          <table:table-cell table:formula="of:=&quot;'&quot; &amp; [.B216] &amp; &quot;',&quot;" office:value-type="string" office:string-value="'SpecialStartLocation'," calcext:value-type="string">
            <text:p>'SpecialStartLocation',</text:p>
          </table:table-cell>
          <table:table-cell office:value-type="string" calcext:value-type="string">
            <text:p>Start Location</text:p>
          </table:table-cell>
          <table:table-cell table:formula="of:=&quot;'&quot; &amp; [.F216] &amp; &quot;',&quot;" office:value-type="string" office:string-value="'Start Location'," calcext:value-type="string">
            <text:p>'Start Location',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PowerupFlag</text:p>
          </table:table-cell>
          <table:table-cell table:formula="of:=&quot;su&quot; &amp; [.B217]" office:value-type="string" office:string-value="suPowerupFlag" calcext:value-type="string">
            <text:p>suPowerupFlag</text:p>
          </table:table-cell>
          <table:table-cell table:formula="of:=[.C217] &amp; &quot;,&quot;" office:value-type="string" office:string-value="suPowerupFlag," calcext:value-type="string">
            <text:p>suPowerupFlag,</text:p>
          </table:table-cell>
          <table:table-cell table:formula="of:=&quot;'&quot; &amp; [.B217] &amp; &quot;',&quot;" office:value-type="string" office:string-value="'PowerupFlag'," calcext:value-type="string">
            <text:p>'PowerupFlag',</text:p>
          </table:table-cell>
          <table:table-cell office:value-type="string" calcext:value-type="string">
            <text:p>Flag</text:p>
          </table:table-cell>
          <table:table-cell table:formula="of:=&quot;'&quot; &amp; [.F217] &amp; &quot;',&quot;" office:value-type="string" office:string-value="'Flag'," calcext:value-type="string">
            <text:p>'Flag',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PowerupYoungChrysalis</text:p>
          </table:table-cell>
          <table:table-cell table:formula="of:=&quot;su&quot; &amp; [.B218]" office:value-type="string" office:string-value="suPowerupYoungChrysalis" calcext:value-type="string">
            <text:p>suPowerupYoungChrysalis</text:p>
          </table:table-cell>
          <table:table-cell table:formula="of:=[.C218] &amp; &quot;,&quot;" office:value-type="string" office:string-value="suPowerupYoungChrysalis," calcext:value-type="string">
            <text:p>suPowerupYoungChrysalis,</text:p>
          </table:table-cell>
          <table:table-cell table:formula="of:=&quot;'&quot; &amp; [.B218] &amp; &quot;',&quot;" office:value-type="string" office:string-value="'PowerupYoungChrysalis'," calcext:value-type="string">
            <text:p>'PowerupYoungChrysalis',</text:p>
          </table:table-cell>
          <table:table-cell office:value-type="string" calcext:value-type="string">
            <text:p>Young Chrysalis</text:p>
          </table:table-cell>
          <table:table-cell table:formula="of:=&quot;'&quot; &amp; [.F218] &amp; &quot;',&quot;" office:value-type="string" office:string-value="'Young Chrysalis'," calcext:value-type="string">
            <text:p>'Young Chrysalis',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PowerupPsiEmitter</text:p>
          </table:table-cell>
          <table:table-cell table:formula="of:=&quot;su&quot; &amp; [.B219]" office:value-type="string" office:string-value="suPowerupPsiEmitter" calcext:value-type="string">
            <text:p>suPowerupPsiEmitter</text:p>
          </table:table-cell>
          <table:table-cell table:formula="of:=[.C219] &amp; &quot;,&quot;" office:value-type="string" office:string-value="suPowerupPsiEmitter," calcext:value-type="string">
            <text:p>suPowerupPsiEmitter,</text:p>
          </table:table-cell>
          <table:table-cell table:formula="of:=&quot;'&quot; &amp; [.B219] &amp; &quot;',&quot;" office:value-type="string" office:string-value="'PowerupPsiEmitter'," calcext:value-type="string">
            <text:p>'PowerupPsiEmitter',</text:p>
          </table:table-cell>
          <table:table-cell office:value-type="string" calcext:value-type="string">
            <text:p>Psi Emitter</text:p>
          </table:table-cell>
          <table:table-cell table:formula="of:=&quot;'&quot; &amp; [.F219] &amp; &quot;',&quot;" office:value-type="string" office:string-value="'Psi Emitter'," calcext:value-type="string">
            <text:p>'Psi Emitter',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owerupDataDisk</text:p>
          </table:table-cell>
          <table:table-cell table:formula="of:=&quot;su&quot; &amp; [.B220]" office:value-type="string" office:string-value="suPowerupDataDisk" calcext:value-type="string">
            <text:p>suPowerupDataDisk</text:p>
          </table:table-cell>
          <table:table-cell table:formula="of:=[.C220] &amp; &quot;,&quot;" office:value-type="string" office:string-value="suPowerupDataDisk," calcext:value-type="string">
            <text:p>suPowerupDataDisk,</text:p>
          </table:table-cell>
          <table:table-cell table:formula="of:=&quot;'&quot; &amp; [.B220] &amp; &quot;',&quot;" office:value-type="string" office:string-value="'PowerupDataDisk'," calcext:value-type="string">
            <text:p>'PowerupDataDisk',</text:p>
          </table:table-cell>
          <table:table-cell office:value-type="string" calcext:value-type="string">
            <text:p>Data Disc</text:p>
          </table:table-cell>
          <table:table-cell table:formula="of:=&quot;'&quot; &amp; [.F220] &amp; &quot;',&quot;" office:value-type="string" office:string-value="'Data Disc'," calcext:value-type="string">
            <text:p>'Data Disc',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owerupKhaydarinCrystal</text:p>
          </table:table-cell>
          <table:table-cell table:formula="of:=&quot;su&quot; &amp; [.B221]" office:value-type="string" office:string-value="suPowerupKhaydarinCrystal" calcext:value-type="string">
            <text:p>suPowerupKhaydarinCrystal</text:p>
          </table:table-cell>
          <table:table-cell table:formula="of:=[.C221] &amp; &quot;,&quot;" office:value-type="string" office:string-value="suPowerupKhaydarinCrystal," calcext:value-type="string">
            <text:p>suPowerupKhaydarinCrystal,</text:p>
          </table:table-cell>
          <table:table-cell table:formula="of:=&quot;'&quot; &amp; [.B221] &amp; &quot;',&quot;" office:value-type="string" office:string-value="'PowerupKhaydarinCrystal'," calcext:value-type="string">
            <text:p>'PowerupKhaydarinCrystal',</text:p>
          </table:table-cell>
          <table:table-cell office:value-type="string" calcext:value-type="string">
            <text:p>Khaydarin Crystal</text:p>
          </table:table-cell>
          <table:table-cell table:formula="of:=&quot;'&quot; &amp; [.F221] &amp; &quot;',&quot;" office:value-type="string" office:string-value="'Khaydarin Crystal'," calcext:value-type="string">
            <text:p>'Khaydarin Crystal',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PowerupMineralClusterType1</text:p>
          </table:table-cell>
          <table:table-cell table:formula="of:=&quot;su&quot; &amp; [.B222]" office:value-type="string" office:string-value="suPowerupMineralClusterType1" calcext:value-type="string">
            <text:p>suPowerupMineralClusterType1</text:p>
          </table:table-cell>
          <table:table-cell table:formula="of:=[.C222] &amp; &quot;,&quot;" office:value-type="string" office:string-value="suPowerupMineralClusterType1," calcext:value-type="string">
            <text:p>suPowerupMineralClusterType1,</text:p>
          </table:table-cell>
          <table:table-cell table:formula="of:=&quot;'&quot; &amp; [.B222] &amp; &quot;',&quot;" office:value-type="string" office:string-value="'PowerupMineralClusterType1'," calcext:value-type="string">
            <text:p>'PowerupMineralClusterType1',</text:p>
          </table:table-cell>
          <table:table-cell office:value-type="string" calcext:value-type="string">
            <text:p>Mineral Chunk (Type 1)</text:p>
          </table:table-cell>
          <table:table-cell table:formula="of:=&quot;'&quot; &amp; [.F222] &amp; &quot;',&quot;" office:value-type="string" office:string-value="'Mineral Chunk (Type 1)'," calcext:value-type="string">
            <text:p>'Mineral Chunk (Type 1)',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owerupMineralClusterType2</text:p>
          </table:table-cell>
          <table:table-cell table:formula="of:=&quot;su&quot; &amp; [.B223]" office:value-type="string" office:string-value="suPowerupMineralClusterType2" calcext:value-type="string">
            <text:p>suPowerupMineralClusterType2</text:p>
          </table:table-cell>
          <table:table-cell table:formula="of:=[.C223] &amp; &quot;,&quot;" office:value-type="string" office:string-value="suPowerupMineralClusterType2," calcext:value-type="string">
            <text:p>suPowerupMineralClusterType2,</text:p>
          </table:table-cell>
          <table:table-cell table:formula="of:=&quot;'&quot; &amp; [.B223] &amp; &quot;',&quot;" office:value-type="string" office:string-value="'PowerupMineralClusterType2'," calcext:value-type="string">
            <text:p>'PowerupMineralClusterType2',</text:p>
          </table:table-cell>
          <table:table-cell office:value-type="string" calcext:value-type="string">
            <text:p>Mineral Chunk (Type 2)</text:p>
          </table:table-cell>
          <table:table-cell table:formula="of:=&quot;'&quot; &amp; [.F223] &amp; &quot;',&quot;" office:value-type="string" office:string-value="'Mineral Chunk (Type 2)'," calcext:value-type="string">
            <text:p>'Mineral Chunk (Type 2)',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owerupProtossGasOrbType1</text:p>
          </table:table-cell>
          <table:table-cell table:formula="of:=&quot;su&quot; &amp; [.B224]" office:value-type="string" office:string-value="suPowerupProtossGasOrbType1" calcext:value-type="string">
            <text:p>suPowerupProtossGasOrbType1</text:p>
          </table:table-cell>
          <table:table-cell table:formula="of:=[.C224] &amp; &quot;,&quot;" office:value-type="string" office:string-value="suPowerupProtossGasOrbType1," calcext:value-type="string">
            <text:p>suPowerupProtossGasOrbType1,</text:p>
          </table:table-cell>
          <table:table-cell table:formula="of:=&quot;'&quot; &amp; [.B224] &amp; &quot;',&quot;" office:value-type="string" office:string-value="'PowerupProtossGasOrbType1'," calcext:value-type="string">
            <text:p>'PowerupProtossGasOrbType1',</text:p>
          </table:table-cell>
          <table:table-cell office:value-type="string" calcext:value-type="string">
            <text:p>Vespene Orb (Protoss Type 1)</text:p>
          </table:table-cell>
          <table:table-cell table:formula="of:=&quot;'&quot; &amp; [.F224] &amp; &quot;',&quot;" office:value-type="string" office:string-value="'Vespene Orb (Protoss Type 1)'," calcext:value-type="string">
            <text:p>'Vespene Orb (Protoss Type 1)',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PowerupProtossGasOrbType2</text:p>
          </table:table-cell>
          <table:table-cell table:formula="of:=&quot;su&quot; &amp; [.B225]" office:value-type="string" office:string-value="suPowerupProtossGasOrbType2" calcext:value-type="string">
            <text:p>suPowerupProtossGasOrbType2</text:p>
          </table:table-cell>
          <table:table-cell table:formula="of:=[.C225] &amp; &quot;,&quot;" office:value-type="string" office:string-value="suPowerupProtossGasOrbType2," calcext:value-type="string">
            <text:p>suPowerupProtossGasOrbType2,</text:p>
          </table:table-cell>
          <table:table-cell table:formula="of:=&quot;'&quot; &amp; [.B225] &amp; &quot;',&quot;" office:value-type="string" office:string-value="'PowerupProtossGasOrbType2'," calcext:value-type="string">
            <text:p>'PowerupProtossGasOrbType2',</text:p>
          </table:table-cell>
          <table:table-cell office:value-type="string" calcext:value-type="string">
            <text:p>Vespene Orb (Protoss Type 2)</text:p>
          </table:table-cell>
          <table:table-cell table:formula="of:=&quot;'&quot; &amp; [.F225] &amp; &quot;',&quot;" office:value-type="string" office:string-value="'Vespene Orb (Protoss Type 2)'," calcext:value-type="string">
            <text:p>'Vespene Orb (Protoss Type 2)',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PowerupZergGasSacType1</text:p>
          </table:table-cell>
          <table:table-cell table:formula="of:=&quot;su&quot; &amp; [.B226]" office:value-type="string" office:string-value="suPowerupZergGasSacType1" calcext:value-type="string">
            <text:p>suPowerupZergGasSacType1</text:p>
          </table:table-cell>
          <table:table-cell table:formula="of:=[.C226] &amp; &quot;,&quot;" office:value-type="string" office:string-value="suPowerupZergGasSacType1," calcext:value-type="string">
            <text:p>suPowerupZergGasSacType1,</text:p>
          </table:table-cell>
          <table:table-cell table:formula="of:=&quot;'&quot; &amp; [.B226] &amp; &quot;',&quot;" office:value-type="string" office:string-value="'PowerupZergGasSacType1'," calcext:value-type="string">
            <text:p>'PowerupZergGasSacType1',</text:p>
          </table:table-cell>
          <table:table-cell office:value-type="string" calcext:value-type="string">
            <text:p>Vespene Sac (Zerg Type 1)</text:p>
          </table:table-cell>
          <table:table-cell table:formula="of:=&quot;'&quot; &amp; [.F226] &amp; &quot;',&quot;" office:value-type="string" office:string-value="'Vespene Sac (Zerg Type 1)'," calcext:value-type="string">
            <text:p>'Vespene Sac (Zerg Type 1)',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PowerupZergGasSacType2</text:p>
          </table:table-cell>
          <table:table-cell table:formula="of:=&quot;su&quot; &amp; [.B227]" office:value-type="string" office:string-value="suPowerupZergGasSacType2" calcext:value-type="string">
            <text:p>suPowerupZergGasSacType2</text:p>
          </table:table-cell>
          <table:table-cell table:formula="of:=[.C227] &amp; &quot;,&quot;" office:value-type="string" office:string-value="suPowerupZergGasSacType2," calcext:value-type="string">
            <text:p>suPowerupZergGasSacType2,</text:p>
          </table:table-cell>
          <table:table-cell table:formula="of:=&quot;'&quot; &amp; [.B227] &amp; &quot;',&quot;" office:value-type="string" office:string-value="'PowerupZergGasSacType2'," calcext:value-type="string">
            <text:p>'PowerupZergGasSacType2',</text:p>
          </table:table-cell>
          <table:table-cell office:value-type="string" calcext:value-type="string">
            <text:p>Vespene Sac (Zerg Type 2)</text:p>
          </table:table-cell>
          <table:table-cell table:formula="of:=&quot;'&quot; &amp; [.F227] &amp; &quot;',&quot;" office:value-type="string" office:string-value="'Vespene Sac (Zerg Type 2)'," calcext:value-type="string">
            <text:p>'Vespene Sac (Zerg Type 2)',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PowerupTerranGasTankType1</text:p>
          </table:table-cell>
          <table:table-cell table:formula="of:=&quot;su&quot; &amp; [.B228]" office:value-type="string" office:string-value="suPowerupTerranGasTankType1" calcext:value-type="string">
            <text:p>suPowerupTerranGasTankType1</text:p>
          </table:table-cell>
          <table:table-cell table:formula="of:=[.C228] &amp; &quot;,&quot;" office:value-type="string" office:string-value="suPowerupTerranGasTankType1," calcext:value-type="string">
            <text:p>suPowerupTerranGasTankType1,</text:p>
          </table:table-cell>
          <table:table-cell table:formula="of:=&quot;'&quot; &amp; [.B228] &amp; &quot;',&quot;" office:value-type="string" office:string-value="'PowerupTerranGasTankType1'," calcext:value-type="string">
            <text:p>'PowerupTerranGasTankType1',</text:p>
          </table:table-cell>
          <table:table-cell office:value-type="string" calcext:value-type="string">
            <text:p>Vespene Tank (Terran Type 1)</text:p>
          </table:table-cell>
          <table:table-cell table:formula="of:=&quot;'&quot; &amp; [.F228] &amp; &quot;',&quot;" office:value-type="string" office:string-value="'Vespene Tank (Terran Type 1)'," calcext:value-type="string">
            <text:p>'Vespene Tank (Terran Type 1)',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PowerupTerranGasTankType2</text:p>
          </table:table-cell>
          <table:table-cell table:formula="of:=&quot;su&quot; &amp; [.B229]" office:value-type="string" office:string-value="suPowerupTerranGasTankType2" calcext:value-type="string">
            <text:p>suPowerupTerranGasTankType2</text:p>
          </table:table-cell>
          <table:table-cell table:formula="of:=[.C229] &amp; &quot;,&quot;" office:value-type="string" office:string-value="suPowerupTerranGasTankType2," calcext:value-type="string">
            <text:p>suPowerupTerranGasTankType2,</text:p>
          </table:table-cell>
          <table:table-cell table:formula="of:=&quot;'&quot; &amp; [.B229] &amp; &quot;',&quot;" office:value-type="string" office:string-value="'PowerupTerranGasTankType2'," calcext:value-type="string">
            <text:p>'PowerupTerranGasTankType2',</text:p>
          </table:table-cell>
          <table:table-cell office:value-type="string" calcext:value-type="string">
            <text:p>Vespene Tank (Terran Type 2)</text:p>
          </table:table-cell>
          <table:table-cell table:formula="of:=&quot;'&quot; &amp; [.F229] &amp; &quot;',&quot;" office:value-type="string" office:string-value="'Vespene Tank (Terran Type 2)'," calcext:value-type="string">
            <text:p>'Vespene Tank (Terran Type 2)',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None</text:p>
          </table:table-cell>
          <table:table-cell table:formula="of:=&quot;su&quot; &amp; [.B230]" office:value-type="string" office:string-value="suNone" calcext:value-type="string">
            <text:p>suNone</text:p>
          </table:table-cell>
          <table:table-cell table:formula="of:=[.C230] &amp; &quot;,&quot;" office:value-type="string" office:string-value="suNone," calcext:value-type="string">
            <text:p>suNone,</text:p>
          </table:table-cell>
          <table:table-cell table:formula="of:=&quot;'&quot; &amp; [.B230] &amp; &quot;',&quot;" office:value-type="string" office:string-value="'None'," calcext:value-type="string">
            <text:p>'None',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AllUnits</text:p>
          </table:table-cell>
          <table:table-cell table:formula="of:=&quot;su&quot; &amp; [.B231]" office:value-type="string" office:string-value="suAllUnits" calcext:value-type="string">
            <text:p>suAllUnits</text:p>
          </table:table-cell>
          <table:table-cell table:formula="of:=[.C231] &amp; &quot;,&quot;" office:value-type="string" office:string-value="suAllUnits," calcext:value-type="string">
            <text:p>suAllUnits,</text:p>
          </table:table-cell>
          <table:table-cell table:formula="of:=&quot;'&quot; &amp; [.B231] &amp; &quot;',&quot;" office:value-type="string" office:string-value="'AllUnits'," calcext:value-type="string">
            <text:p>'AllUnits',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Men</text:p>
          </table:table-cell>
          <table:table-cell table:formula="of:=&quot;su&quot; &amp; [.B232]" office:value-type="string" office:string-value="suMen" calcext:value-type="string">
            <text:p>suMen</text:p>
          </table:table-cell>
          <table:table-cell table:formula="of:=[.C232] &amp; &quot;,&quot;" office:value-type="string" office:string-value="suMen," calcext:value-type="string">
            <text:p>suMen,</text:p>
          </table:table-cell>
          <table:table-cell table:formula="of:=&quot;'&quot; &amp; [.B232] &amp; &quot;',&quot;" office:value-type="string" office:string-value="'Men'," calcext:value-type="string">
            <text:p>'Men',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Buildings</text:p>
          </table:table-cell>
          <table:table-cell table:formula="of:=&quot;su&quot; &amp; [.B233]" office:value-type="string" office:string-value="suBuildings" calcext:value-type="string">
            <text:p>suBuildings</text:p>
          </table:table-cell>
          <table:table-cell table:formula="of:=[.C233] &amp; &quot;,&quot;" office:value-type="string" office:string-value="suBuildings," calcext:value-type="string">
            <text:p>suBuildings,</text:p>
          </table:table-cell>
          <table:table-cell table:formula="of:=&quot;'&quot; &amp; [.B233] &amp; &quot;',&quot;" office:value-type="string" office:string-value="'Buildings'," calcext:value-type="string">
            <text:p>'Buildings',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Factories</text:p>
          </table:table-cell>
          <table:table-cell table:formula="of:=&quot;su&quot; &amp; [.B234]" office:value-type="string" office:string-value="suFactories" calcext:value-type="string">
            <text:p>suFactories</text:p>
          </table:table-cell>
          <table:table-cell table:formula="of:=[.C234] &amp; &quot;,&quot;" office:value-type="string" office:string-value="suFactories," calcext:value-type="string">
            <text:p>suFactories,</text:p>
          </table:table-cell>
          <table:table-cell table:formula="of:=&quot;'&quot; &amp; [.B234] &amp; &quot;',&quot;" office:value-type="string" office:string-value="'Factories'," calcext:value-type="string">
            <text:p>'Factories',</text:p>
          </table:table-cell>
          <table:table-cell table:number-columns-repeated="2"/>
        </table:table-row>
        <table:table-row table:style-name="ro1">
          <table:table-cell/>
          <table:table-cell table:formula="of:=RIGHT([.C235];LEN([.C235])-2)" office:value-type="string" office:string-value="ResourceOre" calcext:value-type="string">
            <text:p>ResourceOre</text:p>
          </table:table-cell>
          <table:table-cell office:value-type="string" calcext:value-type="string">
            <text:p>suResourceOre</text:p>
          </table:table-cell>
          <table:table-cell table:formula="of:=[.C235] &amp; &quot;,&quot;" office:value-type="string" office:string-value="suResourceOre," calcext:value-type="string">
            <text:p>suResourceOre,</text:p>
          </table:table-cell>
          <table:table-cell table:formula="of:=&quot;'&quot; &amp; [.B235] &amp; &quot;',&quot;" office:value-type="string" office:string-value="'ResourceOre'," calcext:value-type="string">
            <text:p>'ResourceOre',</text:p>
          </table:table-cell>
          <table:table-cell table:number-columns-repeated="2"/>
        </table:table-row>
        <table:table-row table:style-name="ro1">
          <table:table-cell/>
          <table:table-cell table:formula="of:=RIGHT([.C236];LEN([.C236])-2)" office:value-type="string" office:string-value="ResourceGas" calcext:value-type="string">
            <text:p>ResourceGas</text:p>
          </table:table-cell>
          <table:table-cell office:value-type="string" calcext:value-type="string">
            <text:p>suResourceGas</text:p>
          </table:table-cell>
          <table:table-cell table:formula="of:=[.C236] &amp; &quot;,&quot;" office:value-type="string" office:string-value="suResourceGas," calcext:value-type="string">
            <text:p>suResourceGas,</text:p>
          </table:table-cell>
          <table:table-cell table:formula="of:=&quot;'&quot; &amp; [.B236] &amp; &quot;',&quot;" office:value-type="string" office:string-value="'ResourceGas'," calcext:value-type="string">
            <text:p>'ResourceGas',</text:p>
          </table:table-cell>
          <table:table-cell table:number-columns-repeated="2"/>
        </table:table-row>
        <table:table-row table:style-name="ro1">
          <table:table-cell/>
          <table:table-cell table:formula="of:=RIGHT([.C237];LEN([.C237])-2)" office:value-type="string" office:string-value="ResourceOreAndGas" calcext:value-type="string">
            <text:p>ResourceOreAndGas</text:p>
          </table:table-cell>
          <table:table-cell office:value-type="string" calcext:value-type="string">
            <text:p>suResourceOreAndGas</text:p>
          </table:table-cell>
          <table:table-cell table:formula="of:=[.C237] &amp; &quot;,&quot;" office:value-type="string" office:string-value="suResourceOreAndGas," calcext:value-type="string">
            <text:p>suResourceOreAndGas,</text:p>
          </table:table-cell>
          <table:table-cell table:formula="of:=&quot;'&quot; &amp; [.B237] &amp; &quot;',&quot;" office:value-type="string" office:string-value="'ResourceOreAndGas'," calcext:value-type="string">
            <text:p>'ResourceOreAndGas',</text:p>
          </table:table-cell>
          <table:table-cell table:number-columns-repeated="2"/>
        </table:table-row>
        <table:table-row table:style-name="ro1">
          <table:table-cell/>
          <table:table-cell table:formula="of:=RIGHT([.C238];LEN([.C238])-2)" office:value-type="string" office:string-value="ScoreUnits" calcext:value-type="string">
            <text:p>ScoreUnits</text:p>
          </table:table-cell>
          <table:table-cell office:value-type="string" calcext:value-type="string">
            <text:p>suScoreUnits</text:p>
          </table:table-cell>
          <table:table-cell table:formula="of:=[.C238] &amp; &quot;,&quot;" office:value-type="string" office:string-value="suScoreUnits," calcext:value-type="string">
            <text:p>suScoreUnits,</text:p>
          </table:table-cell>
          <table:table-cell table:formula="of:=&quot;'&quot; &amp; [.B238] &amp; &quot;',&quot;" office:value-type="string" office:string-value="'ScoreUnits'," calcext:value-type="string">
            <text:p>'ScoreUnits',</text:p>
          </table:table-cell>
          <table:table-cell table:number-columns-repeated="2"/>
        </table:table-row>
        <table:table-row table:style-name="ro1">
          <table:table-cell/>
          <table:table-cell table:formula="of:=RIGHT([.C239];LEN([.C239])-2)" office:value-type="string" office:string-value="ScoreBuildings" calcext:value-type="string">
            <text:p>ScoreBuildings</text:p>
          </table:table-cell>
          <table:table-cell office:value-type="string" calcext:value-type="string">
            <text:p>suScoreBuildings</text:p>
          </table:table-cell>
          <table:table-cell table:formula="of:=[.C239] &amp; &quot;,&quot;" office:value-type="string" office:string-value="suScoreBuildings," calcext:value-type="string">
            <text:p>suScoreBuildings,</text:p>
          </table:table-cell>
          <table:table-cell table:formula="of:=&quot;'&quot; &amp; [.B239] &amp; &quot;',&quot;" office:value-type="string" office:string-value="'ScoreBuildings'," calcext:value-type="string">
            <text:p>'ScoreBuildings',</text:p>
          </table:table-cell>
          <table:table-cell table:number-columns-repeated="2"/>
        </table:table-row>
        <table:table-row table:style-name="ro1">
          <table:table-cell/>
          <table:table-cell table:formula="of:=RIGHT([.C240];LEN([.C240])-2)" office:value-type="string" office:string-value="ScoreUnitsAndBuildings" calcext:value-type="string">
            <text:p>ScoreUnitsAndBuildings</text:p>
          </table:table-cell>
          <table:table-cell office:value-type="string" calcext:value-type="string">
            <text:p>suScoreUnitsAndBuildings</text:p>
          </table:table-cell>
          <table:table-cell table:formula="of:=[.C240] &amp; &quot;,&quot;" office:value-type="string" office:string-value="suScoreUnitsAndBuildings," calcext:value-type="string">
            <text:p>suScoreUnitsAndBuildings,</text:p>
          </table:table-cell>
          <table:table-cell table:formula="of:=&quot;'&quot; &amp; [.B240] &amp; &quot;',&quot;" office:value-type="string" office:string-value="'ScoreUnitsAndBuildings'," calcext:value-type="string">
            <text:p>'ScoreUnitsAndBuildings',</text:p>
          </table:table-cell>
          <table:table-cell table:number-columns-repeated="2"/>
        </table:table-row>
        <table:table-row table:style-name="ro1">
          <table:table-cell/>
          <table:table-cell table:formula="of:=RIGHT([.C241];LEN([.C241])-2)" office:value-type="string" office:string-value="ScoreKills" calcext:value-type="string">
            <text:p>ScoreKills</text:p>
          </table:table-cell>
          <table:table-cell office:value-type="string" calcext:value-type="string">
            <text:p>suScoreKills</text:p>
          </table:table-cell>
          <table:table-cell table:formula="of:=[.C241] &amp; &quot;,&quot;" office:value-type="string" office:string-value="suScoreKills," calcext:value-type="string">
            <text:p>suScoreKills,</text:p>
          </table:table-cell>
          <table:table-cell table:formula="of:=&quot;'&quot; &amp; [.B241] &amp; &quot;',&quot;" office:value-type="string" office:string-value="'ScoreKills'," calcext:value-type="string">
            <text:p>'ScoreKills',</text:p>
          </table:table-cell>
          <table:table-cell table:number-columns-repeated="2"/>
        </table:table-row>
        <table:table-row table:style-name="ro1">
          <table:table-cell/>
          <table:table-cell table:formula="of:=RIGHT([.C242];LEN([.C242])-2)" office:value-type="string" office:string-value="ScoreRazings" calcext:value-type="string">
            <text:p>ScoreRazings</text:p>
          </table:table-cell>
          <table:table-cell office:value-type="string" calcext:value-type="string">
            <text:p>suScoreRazings</text:p>
          </table:table-cell>
          <table:table-cell table:formula="of:=[.C242] &amp; &quot;,&quot;" office:value-type="string" office:string-value="suScoreRazings," calcext:value-type="string">
            <text:p>suScoreRazings,</text:p>
          </table:table-cell>
          <table:table-cell table:formula="of:=&quot;'&quot; &amp; [.B242] &amp; &quot;',&quot;" office:value-type="string" office:string-value="'ScoreRazings'," calcext:value-type="string">
            <text:p>'ScoreRazings',</text:p>
          </table:table-cell>
          <table:table-cell table:number-columns-repeated="2"/>
        </table:table-row>
        <table:table-row table:style-name="ro1">
          <table:table-cell/>
          <table:table-cell table:formula="of:=RIGHT([.C243];LEN([.C243])-2)" office:value-type="string" office:string-value="ScoreKillsAndRazings" calcext:value-type="string">
            <text:p>ScoreKillsAndRazings</text:p>
          </table:table-cell>
          <table:table-cell office:value-type="string" calcext:value-type="string">
            <text:p>suScoreKillsAndRazings</text:p>
          </table:table-cell>
          <table:table-cell table:formula="of:=[.C243] &amp; &quot;,&quot;" office:value-type="string" office:string-value="suScoreKillsAndRazings," calcext:value-type="string">
            <text:p>suScoreKillsAndRazings,</text:p>
          </table:table-cell>
          <table:table-cell table:formula="of:=&quot;'&quot; &amp; [.B243] &amp; &quot;',&quot;" office:value-type="string" office:string-value="'ScoreKillsAndRazings'," calcext:value-type="string">
            <text:p>'ScoreKillsAndRazings',</text:p>
          </table:table-cell>
          <table:table-cell table:number-columns-repeated="2"/>
        </table:table-row>
        <table:table-row table:style-name="ro1">
          <table:table-cell/>
          <table:table-cell table:formula="of:=RIGHT([.C244];LEN([.C244])-2)" office:value-type="string" office:string-value="ScoreTotal" calcext:value-type="string">
            <text:p>ScoreTotal</text:p>
          </table:table-cell>
          <table:table-cell office:value-type="string" calcext:value-type="string">
            <text:p>suScoreTotal</text:p>
          </table:table-cell>
          <table:table-cell table:formula="of:=[.C244] &amp; &quot;,&quot;" office:value-type="string" office:string-value="suScoreTotal," calcext:value-type="string">
            <text:p>suScoreTotal,</text:p>
          </table:table-cell>
          <table:table-cell table:formula="of:=&quot;'&quot; &amp; [.B244] &amp; &quot;',&quot;" office:value-type="string" office:string-value="'ScoreTotal'," calcext:value-type="string">
            <text:p>'ScoreTotal',</text:p>
          </table:table-cell>
          <table:table-cell table:number-columns-repeated="2"/>
        </table:table-row>
        <table:table-row table:style-name="ro1">
          <table:table-cell/>
          <table:table-cell table:formula="of:=RIGHT([.C245];LEN([.C245])-2)" office:value-type="string" office:string-value="ScoreCustom" calcext:value-type="string">
            <text:p>ScoreCustom</text:p>
          </table:table-cell>
          <table:table-cell office:value-type="string" calcext:value-type="string">
            <text:p>suScoreCustom</text:p>
          </table:table-cell>
          <table:table-cell table:formula="of:=[.C245] &amp; &quot;,&quot;" office:value-type="string" office:string-value="suScoreCustom," calcext:value-type="string">
            <text:p>suScoreCustom,</text:p>
          </table:table-cell>
          <table:table-cell table:formula="of:=&quot;'&quot; &amp; [.B245] &amp; &quot;',&quot;" office:value-type="string" office:string-value="'ScoreCustom'," calcext:value-type="string">
            <text:p>'ScoreCustom',</text:p>
          </table:table-cell>
          <table:table-cell table:number-columns-repeated="2"/>
        </table:table-row>
        <table:table-row table:style-name="ro1">
          <table:table-cell/>
          <table:table-cell table:formula="of:=RIGHT([.C246];LEN([.C246])-2)" office:value-type="string" office:string-value="Countdown" calcext:value-type="string">
            <text:p>Countdown</text:p>
          </table:table-cell>
          <table:table-cell office:value-type="string" calcext:value-type="string">
            <text:p>suCountdown</text:p>
          </table:table-cell>
          <table:table-cell table:formula="of:=[.C246]" office:value-type="string" office:string-value="suCountdown" calcext:value-type="string">
            <text:p>suCountdown</text:p>
          </table:table-cell>
          <table:table-cell table:formula="of:=&quot;'&quot; &amp; [.B246] &amp; &quot;')&quot;" office:value-type="string" office:string-value="'Countdown')" calcext:value-type="string">
            <text:p>'Countdown'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18:11:41.533276354</meta:creation-date>
    <dc:date>2018-08-13T20:23:32.356279217</dc:date>
    <meta:editing-duration>PT1H49S</meta:editing-duration>
    <meta:editing-cycles>2</meta:editing-cycles>
    <meta:generator>LibreOffice/5.1.6.2$Linux_X86_64 LibreOffice_project/10m0$Build-2</meta:generator>
    <meta:document-statistic meta:table-count="1" meta:cell-count="1675" meta:object-count="0"/>
  </office:meta>
</office:document-meta>
</file>